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8cm"/>
    </style:style>
    <style:style style:family="table-column" style:name="co2">
      <style:table-column-properties fo:break-before="auto" style:column-width="3.552cm"/>
    </style:style>
    <style:style style:family="table-column" style:name="co3">
      <style:table-column-properties fo:break-before="auto" style:column-width="5.006cm"/>
    </style:style>
    <style:style style:family="table-column" style:name="co4">
      <style:table-column-properties fo:break-before="auto" style:column-width="1.175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3.161cm"/>
    </style:style>
    <style:style style:family="table-column" style:name="co9">
      <style:table-column-properties fo:break-before="auto" style:column-width="3.46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59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Default" table:number-columns-repeated="1018"/>
        <table:table-row table:style-name="ro1">
          <table:table-cell ns41:value-type="string" table:number-rows-spanned="1" table:style-name="TL Title" table:number-columns-spanned="13" office:value-type="string">
            <text:p>PROVINCIE ZUIDHOLLAND. DERDE GEDEELTE. INDEELING DER BEVOLKING NAAR DEN OUDERDOM.</text:p>
          </table:table-cell>
          <table:covered-table-cell table:style-name="TL Title" table:number-columns-repeated="11"/>
          <table:covered-table-cell table:style-name="ce37"/>
          <table:table-cell table:number-columns-repeated="1011"/>
        </table:table-row>
        <table:table-row table:style-name="ro2">
          <table:table-cell table:number-columns-repeated="3"/>
          <table:table-cell table:style-name="ce19" table:number-columns-repeated="1021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bied</text:p>
          </table:table-cell>
          <table:table-cell ns41:value-type="string" table:number-rows-spanned="2" table:style-name="TL RowProperty" table:number-columns-spanned="1" office:value-type="string">
            <text:p>Geboortejaar</text:p>
          </table:table-cell>
          <table:table-cell ns41:value-type="string" table:number-rows-spanned="2" table:style-name="TL RowProperty" table:number-columns-spanned="1" office:value-type="string">
            <text:p>Ouderdom</text:p>
          </table:table-cell>
          <table:table-cell table:style-name="ce2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Algemeen totaal</text:p>
          </table:table-cell>
          <table:table-cell table:style-name="ce20" table:number-columns-repeated="1011"/>
        </table:table-row>
        <table:table-row table:style-name="ro3">
          <table:covered-table-cell table:style-name="ce4"/>
          <table:covered-table-cell table:style-name="ce10"/>
          <table:covered-table-cell table:style-name="ce15"/>
          <table:table-cell table:style-name="ce21"/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covered-table-cell table:style-name="ce39"/>
          <table:table-cell table:style-name="ce21"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944" office:value-type="float">
            <text:p>944</text:p>
          </table:table-cell>
          <table:table-cell table:style-name="TL Data" table:number-columns-repeated="2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04" office:value-type="float">
            <text:p>904</text:p>
          </table:table-cell>
          <table:table-cell table:style-name="TL Data" table:number-columns-repeated="2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848" office:value-type="float">
            <text:p>1,8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796" office:value-type="float">
            <text:p>796</text:p>
          </table:table-cell>
          <table:table-cell table:style-name="TL Data" table:number-columns-repeated="2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35" office:value-type="float">
            <text:p>835</text:p>
          </table:table-cell>
          <table:table-cell table:style-name="TL Data" table:number-columns-repeated="2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631" office:value-type="float">
            <text:p>1,6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823" office:value-type="float">
            <text:p>823</text:p>
          </table:table-cell>
          <table:table-cell table:style-name="TL Data" table:number-columns-repeated="2"/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 table:number-columns-repeated="2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653" office:value-type="float">
            <text:p>1,6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table:style-name="TL Data" table:number-columns-repeated="2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68" office:value-type="float">
            <text:p>768</text:p>
          </table:table-cell>
          <table:table-cell table:style-name="TL Data" table:number-columns-repeated="2"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554" office:value-type="float">
            <text:p>1,5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811" office:value-type="float">
            <text:p>811</text:p>
          </table:table-cell>
          <table:table-cell table:style-name="TL Data" table:number-columns-repeated="2"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2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636" office:value-type="float">
            <text:p>1,6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848" office:value-type="float">
            <text:p>848</text:p>
          </table:table-cell>
          <table:table-cell table:style-name="TL Data" table:number-columns-repeated="2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 table:number-columns-repeated="2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653" office:value-type="float">
            <text:p>1,6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750" office:value-type="float">
            <text:p>750</text:p>
          </table:table-cell>
          <table:table-cell table:style-name="TL Data" table:number-columns-repeated="2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99" office:value-type="float">
            <text:p>799</text:p>
          </table:table-cell>
          <table:table-cell table:style-name="TL Data" table:number-columns-repeated="2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549" office:value-type="float">
            <text:p>1,5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765" office:value-type="float">
            <text:p>765</text:p>
          </table:table-cell>
          <table:table-cell table:style-name="TL Data" table:number-columns-repeated="2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2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479" office:value-type="float">
            <text:p>1,4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671" office:value-type="float">
            <text:p>671</text:p>
          </table:table-cell>
          <table:table-cell table:style-name="TL Data" table:number-columns-repeated="2"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91" office:value-type="float">
            <text:p>691</text:p>
          </table:table-cell>
          <table:table-cell table:style-name="TL Data" table:number-columns-repeated="2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362" office:value-type="float">
            <text:p>1,3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table:style-name="TL Data" table:number-columns-repeated="2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2"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442" office:value-type="float">
            <text:p>1,4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table:style-name="TL Data" table:number-columns-repeated="2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13" office:value-type="float">
            <text:p>713</text:p>
          </table:table-cell>
          <table:table-cell table:style-name="TL Data" table:number-columns-repeated="2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423" office:value-type="float">
            <text:p>1,4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731" office:value-type="float">
            <text:p>731</text:p>
          </table:table-cell>
          <table:table-cell table:style-name="TL Data" table:number-columns-repeated="2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67" office:value-type="float">
            <text:p>767</text:p>
          </table:table-cell>
          <table:table-cell table:style-name="TL Data" table:number-columns-repeated="2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498" office:value-type="float">
            <text:p>1,4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table:style-name="TL Data" table:number-columns-repeated="2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2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45" office:value-type="float">
            <text:p>1,4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657" office:value-type="float">
            <text:p>657</text:p>
          </table:table-cell>
          <table:table-cell table:style-name="TL Data" table:number-columns-repeated="2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90" office:value-type="float">
            <text:p>690</text:p>
          </table:table-cell>
          <table:table-cell table:style-name="TL Data" table:number-columns-repeated="2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347" office:value-type="float">
            <text:p>1,3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table:style-name="TL Data" table:number-columns-repeated="2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39" office:value-type="float">
            <text:p>639</text:p>
          </table:table-cell>
          <table:table-cell table:style-name="TL Data" table:number-columns-repeated="2"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306" office:value-type="float">
            <text:p>1,3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table:style-name="TL Data" table:number-columns-repeated="2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2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197" office:value-type="float">
            <text:p>1,1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table:style-name="TL Data" table:number-columns-repeated="2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292" office:value-type="float">
            <text:p>1,2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table:style-name="TL Data" table:number-columns-repeated="2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135" office:value-type="float">
            <text:p>1,1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130" office:value-type="float">
            <text:p>1,1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225" office:value-type="float">
            <text:p>1,2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316" office:value-type="float">
            <text:p>1,3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274" office:value-type="float">
            <text:p>1,2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319" office:value-type="float">
            <text:p>1,3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636" table:style-name="TL Data" table:number-columns-repeated="2" office:value-type="float">
            <text:p>63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413" office:value-type="float">
            <text:p>1,4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373" office:value-type="float">
            <text:p>1,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436" office:value-type="float">
            <text:p>1,4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422" office:value-type="float">
            <text:p>1,4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359" office:value-type="float">
            <text:p>1,3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260" office:value-type="float">
            <text:p>1,2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203" office:value-type="float">
            <text:p>1,2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360" office:value-type="float">
            <text:p>1,3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069" office:value-type="float">
            <text:p>1,0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052" office:value-type="float">
            <text:p>1,0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97" office:value-type="float">
            <text:p>9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925" office:value-type="float">
            <text:p>9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907" office:value-type="float">
            <text:p>9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937" office:value-type="float">
            <text:p>9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01" office:value-type="float">
            <text:p>1,0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955" office:value-type="float">
            <text:p>9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950" office:value-type="float">
            <text:p>9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76" office:value-type="float">
            <text:p>8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880" office:value-type="float">
            <text:p>8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805" office:value-type="float">
            <text:p>8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834" office:value-type="float">
            <text:p>8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767" office:value-type="float">
            <text:p>7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56" office:value-type="float">
            <text:p>7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764" office:value-type="float">
            <text:p>7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12" office:value-type="float">
            <text:p>8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83" office:value-type="float">
            <text:p>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20680" office:value-type="float">
            <text:p>20,680</text:p>
          </table:table-cell>
          <table:table-cell ns41:value-type="float" table:style-name="TL Data" office:value="7803" office:value-type="float">
            <text:p>7,80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8814" office:value-type="float">
            <text:p>28,814</text:p>
          </table:table-cell>
          <table:table-cell ns41:value-type="float" table:style-name="TL Data" office:value="23217" office:value-type="float">
            <text:p>23,217</text:p>
          </table:table-cell>
          <table:table-cell ns41:value-type="float" table:style-name="TL Data" office:value="8339" office:value-type="float">
            <text:p>8,339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32567" office:value-type="float">
            <text:p>32,567</text:p>
          </table:table-cell>
          <table:table-cell ns41:value-type="float" table:style-name="TL Data" office:value="61381" office:value-type="float">
            <text:p>61,3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57" office:value-type="float">
            <text:p>6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638" office:value-type="float">
            <text:p>6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03" office:value-type="float">
            <text:p>6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26" office:value-type="float">
            <text:p>5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23" office:value-type="float">
            <text:p>5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49" office:value-type="float">
            <text:p>5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93" office:value-type="float">
            <text:p>4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79" office:value-type="float">
            <text:p>4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66" office:value-type="float">
            <text:p>4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54" office:value-type="float">
            <text:p>4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93" office:value-type="float">
            <text:p>2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77" office:value-type="float">
            <text:p>2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2" office:value-type="float">
            <text:p>1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TL Data" office:value-type="string">
            <text:p>20/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'S GRAVENHAG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1060" office:value-type="float">
            <text:p>21,060</text:p>
          </table:table-cell>
          <table:table-cell ns41:value-type="float" table:style-name="TL Data" office:value="10746" office:value-type="float">
            <text:p>10,746</text:p>
          </table:table-cell>
          <table:table-cell ns41:value-type="float" table:style-name="TL Data" office:value="1081" office:value-type="float">
            <text:p>1,081</text:p>
          </table:table-cell>
          <table:table-cell ns41:value-type="string" table:style-name="TL Data" office:value-type="string">
            <text:p>32.890/1</text:p>
          </table:table-cell>
          <table:table-cell ns41:value-type="float" table:style-name="TL Data" office:value="24696" office:value-type="float">
            <text:p>24,696</text:p>
          </table:table-cell>
          <table:table-cell ns41:value-type="float" table:style-name="TL Data" office:value="10967" office:value-type="float">
            <text:p>10,967</text:p>
          </table:table-cell>
          <table:table-cell ns41:value-type="float" table:style-name="TL Data" office:value="3672" office:value-type="float">
            <text:p>3,672</text:p>
          </table:table-cell>
          <table:table-cell ns41:value-type="float" table:style-name="TL Data" office:value="39335" office:value-type="float">
            <text:p>39,335</text:p>
          </table:table-cell>
          <table:table-cell ns41:value-type="float" table:style-name="TL Data" office:value="72225" office:value-type="float">
            <text:p>72,2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table:style-name="TL Data" table:number-columns-repeated="2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49" office:value-type="float">
            <text:p>5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table:style-name="TL Data" table:number-columns-repeated="2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01" office:value-type="float">
            <text:p>4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10" office:value-type="float">
            <text:p>4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table:style-name="TL Data" table:number-columns-repeated="2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2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22" office:value-type="float">
            <text:p>4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table:style-name="TL Data" table:number-columns-repeated="2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2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58" office:value-type="float">
            <text:p>4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2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79" office:value-type="float">
            <text:p>4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61" office:value-type="float">
            <text:p>3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62" office:value-type="float">
            <text:p>3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03" office:value-type="float">
            <text:p>4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02" office:value-type="float">
            <text:p>4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81" office:value-type="float">
            <text:p>3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69" office:value-type="float">
            <text:p>3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73" office:value-type="float">
            <text:p>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37" office:value-type="float">
            <text:p>3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72" office:value-type="float">
            <text:p>2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4" office:value-type="float">
            <text:p>2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7" office:value-type="float">
            <text:p>2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465" office:value-type="float">
            <text:p>5,465</text:p>
          </table:table-cell>
          <table:table-cell ns41:value-type="float" table:style-name="TL Data" office:value="2454" office:value-type="float">
            <text:p>2,45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040" office:value-type="float">
            <text:p>8,040</text:p>
          </table:table-cell>
          <table:table-cell ns41:value-type="float" table:style-name="TL Data" office:value="6458" office:value-type="float">
            <text:p>6,458</text:p>
          </table:table-cell>
          <table:table-cell ns41:value-type="float" table:style-name="TL Data" office:value="2606" office:value-type="float">
            <text:p>2,60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408" office:value-type="float">
            <text:p>9,408</text:p>
          </table:table-cell>
          <table:table-cell ns41:value-type="float" table:style-name="TL Data" office:value="17448" office:value-type="float">
            <text:p>17,4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8" office:value-type="float">
            <text:p>2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1" office:value-type="float">
            <text:p>1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ORDRECHT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563" office:value-type="float">
            <text:p>5,563</text:p>
          </table:table-cell>
          <table:table-cell ns41:value-type="float" table:style-name="TL Data" office:value="3421" office:value-type="float">
            <text:p>3,42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9379" office:value-type="float">
            <text:p>9,379</text:p>
          </table:table-cell>
          <table:table-cell ns41:value-type="float" table:style-name="TL Data" office:value="6826" office:value-type="float">
            <text:p>6,826</text:p>
          </table:table-cell>
          <table:table-cell ns41:value-type="float" table:style-name="TL Data" office:value="3526" office:value-type="float">
            <text:p>3,526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11530" office:value-type="float">
            <text:p>11,530</text:p>
          </table:table-cell>
          <table:table-cell ns41:value-type="float" table:style-name="TL Data" office:value="20909" office:value-type="float">
            <text:p>20,9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69" office:value-type="float">
            <text:p>469</text:p>
          </table:table-cell>
          <table:table-cell table:style-name="TL Data" table:number-columns-repeated="2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2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963" office:value-type="float">
            <text:p>9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table:style-name="TL Data" table:number-columns-repeated="2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795" office:value-type="float">
            <text:p>7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table:style-name="TL Data" table:number-columns-repeated="2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2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table:style-name="TL Data" table:number-columns-repeated="2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2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51" office:value-type="float">
            <text:p>7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table:style-name="TL Data" table:number-columns-repeated="2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2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99" office:value-type="float">
            <text:p>6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table:style-name="TL Data" table:number-columns-repeated="2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2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97" office:value-type="float">
            <text:p>7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table:style-name="TL Data" table:number-columns-repeated="2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2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790" office:value-type="float">
            <text:p>7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table:style-name="TL Data" table:number-columns-repeated="2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2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86" office:value-type="float">
            <text:p>7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table:style-name="TL Data" table:number-columns-repeated="2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2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table:style-name="TL Data" table:number-columns-repeated="2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 table:number-columns-repeated="2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770" office:value-type="float">
            <text:p>7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2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62" office:value-type="float">
            <text:p>7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table:style-name="TL Data" table:number-columns-repeated="2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2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866" office:value-type="float">
            <text:p>8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table:style-name="TL Data" table:number-columns-repeated="2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 table:number-columns-repeated="2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835" office:value-type="float">
            <text:p>8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table:style-name="TL Data" table:number-columns-repeated="2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2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06" office:value-type="float">
            <text:p>7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table:style-name="TL Data" table:number-columns-repeated="2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42" office:value-type="float">
            <text:p>7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table:style-name="TL Data" table:number-columns-repeated="2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2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19" office:value-type="float">
            <text:p>7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table:style-name="TL Data" table:number-columns-repeated="2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98" office:value-type="float">
            <text:p>6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table:style-name="TL Data" table:number-columns-repeated="2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 table:number-columns-repeated="2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33" office:value-type="float">
            <text:p>6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45" office:value-type="float">
            <text:p>6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88" office:value-type="float">
            <text:p>6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15" office:value-type="float">
            <text:p>7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97" office:value-type="float">
            <text:p>6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703" office:value-type="float">
            <text:p>7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691" office:value-type="float">
            <text:p>6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63" office:value-type="float">
            <text:p>6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24" office:value-type="float">
            <text:p>6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613" office:value-type="float">
            <text:p>6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54" office:value-type="float">
            <text:p>5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29" office:value-type="float">
            <text:p>5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60" office:value-type="float">
            <text:p>5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23" office:value-type="float">
            <text:p>4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96" office:value-type="float">
            <text:p>4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23" office:value-type="float">
            <text:p>5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7" office:value-type="float">
            <text:p>4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33" office:value-type="float">
            <text:p>4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35" office:value-type="float">
            <text:p>4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47" office:value-type="float">
            <text:p>4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76" office:value-type="float">
            <text:p>3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74" office:value-type="float">
            <text:p>3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84" office:value-type="float">
            <text:p>3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59" office:value-type="float">
            <text:p>3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26" office:value-type="float">
            <text:p>3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0058" office:value-type="float">
            <text:p>10,058</text:p>
          </table:table-cell>
          <table:table-cell ns41:value-type="float" table:style-name="TL Data" office:value="3958" office:value-type="float">
            <text:p>3,95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4228" office:value-type="float">
            <text:p>14,228</text:p>
          </table:table-cell>
          <table:table-cell ns41:value-type="float" table:style-name="TL Data" office:value="11389" office:value-type="float">
            <text:p>11,389</text:p>
          </table:table-cell>
          <table:table-cell ns41:value-type="float" table:style-name="TL Data" office:value="4149" office:value-type="float">
            <text:p>4,14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6062" office:value-type="float">
            <text:p>16,062</text:p>
          </table:table-cell>
          <table:table-cell ns41:value-type="float" table:style-name="TL Data" office:value="30290" office:value-type="float">
            <text:p>30,2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9" office:value-type="float">
            <text:p>3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table:style-name="TL Data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LEY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0210" office:value-type="float">
            <text:p>10,210</text:p>
          </table:table-cell>
          <table:table-cell ns41:value-type="float" table:style-name="TL Data" office:value="5503" office:value-type="float">
            <text:p>5,503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6416" office:value-type="float">
            <text:p>16,416</text:p>
          </table:table-cell>
          <table:table-cell ns41:value-type="float" table:style-name="TL Data" office:value="11965" office:value-type="float">
            <text:p>11,965</text:p>
          </table:table-cell>
          <table:table-cell ns41:value-type="float" table:style-name="TL Data" office:value="5588" office:value-type="float">
            <text:p>5,588</text:p>
          </table:table-cell>
          <table:table-cell ns41:value-type="float" table:style-name="TL Data" office:value="1926" office:value-type="float">
            <text:p>1,926</text:p>
          </table:table-cell>
          <table:table-cell ns41:value-type="float" table:style-name="TL Data" office:value="19479" office:value-type="float">
            <text:p>19,479</text:p>
          </table:table-cell>
          <table:table-cell ns41:value-type="float" table:style-name="TL Data" office:value="35895" office:value-type="float">
            <text:p>35,8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148" office:value-type="float">
            <text:p>1,148</text:p>
          </table:table-cell>
          <table:table-cell table:style-name="TL Data" table:number-columns-repeated="2"/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1143" office:value-type="float">
            <text:p>1,143</text:p>
          </table:table-cell>
          <table:table-cell table:style-name="TL Data" table:number-columns-repeated="2"/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020" office:value-type="float">
            <text:p>1,020</text:p>
          </table:table-cell>
          <table:table-cell table:style-name="TL Data" table:number-columns-repeated="2"/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1032" office:value-type="float">
            <text:p>1,032</text:p>
          </table:table-cell>
          <table:table-cell table:style-name="TL Data" table:number-columns-repeated="2"/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2052" office:value-type="float">
            <text:p>2,0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table:style-name="TL Data" table:number-columns-repeated="2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92" office:value-type="float">
            <text:p>992</text:p>
          </table:table-cell>
          <table:table-cell table:style-name="TL Data" table:number-columns-repeated="2"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928" office:value-type="float">
            <text:p>1,9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888" office:value-type="float">
            <text:p>888</text:p>
          </table:table-cell>
          <table:table-cell table:style-name="TL Data" table:number-columns-repeated="2"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2"/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814" office:value-type="float">
            <text:p>1,8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870" office:value-type="float">
            <text:p>870</text:p>
          </table:table-cell>
          <table:table-cell table:style-name="TL Data" table:number-columns-repeated="2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83" office:value-type="float">
            <text:p>883</text:p>
          </table:table-cell>
          <table:table-cell table:style-name="TL Data" table:number-columns-repeated="2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753" office:value-type="float">
            <text:p>1,7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922" office:value-type="float">
            <text:p>922</text:p>
          </table:table-cell>
          <table:table-cell table:style-name="TL Data" table:number-columns-repeated="2"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2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879" office:value-type="float">
            <text:p>1,8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897" office:value-type="float">
            <text:p>897</text:p>
          </table:table-cell>
          <table:table-cell table:style-name="TL Data" table:number-columns-repeated="2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2"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724" office:value-type="float">
            <text:p>1,7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table:style-name="TL Data" table:number-columns-repeated="2"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968" office:value-type="float">
            <text:p>968</text:p>
          </table:table-cell>
          <table:table-cell table:style-name="TL Data" table:number-columns-repeated="2"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908" office:value-type="float">
            <text:p>1,9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table:style-name="TL Data" table:number-columns-repeated="2"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873" office:value-type="float">
            <text:p>873</text:p>
          </table:table-cell>
          <table:table-cell table:style-name="TL Data" table:number-columns-repeated="2"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729" office:value-type="float">
            <text:p>1,7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table:style-name="TL Data" table:number-columns-repeated="2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2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685" office:value-type="float">
            <text:p>1,6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887" office:value-type="float">
            <text:p>887</text:p>
          </table:table-cell>
          <table:table-cell table:style-name="TL Data" table:number-columns-repeated="2"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75" office:value-type="float">
            <text:p>875</text:p>
          </table:table-cell>
          <table:table-cell table:style-name="TL Data" table:number-columns-repeated="2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762" office:value-type="float">
            <text:p>1,7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table:style-name="TL Data" table:number-columns-repeated="2"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31" office:value-type="float">
            <text:p>831</text:p>
          </table:table-cell>
          <table:table-cell table:style-name="TL Data" table:number-columns-repeated="2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671" office:value-type="float">
            <text:p>1,6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867" office:value-type="float">
            <text:p>867</text:p>
          </table:table-cell>
          <table:table-cell table:style-name="TL Data" table:number-columns-repeated="2"/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874" office:value-type="float">
            <text:p>874</text:p>
          </table:table-cell>
          <table:table-cell table:style-name="TL Data" table:number-columns-repeated="2"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741" office:value-type="float">
            <text:p>1,7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812" office:value-type="float">
            <text:p>812</text:p>
          </table:table-cell>
          <table:table-cell table:style-name="TL Data" table:number-columns-repeated="2"/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878" office:value-type="float">
            <text:p>878</text:p>
          </table:table-cell>
          <table:table-cell table:style-name="TL Data" table:number-columns-repeated="2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690" office:value-type="float">
            <text:p>1,6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table:style-name="TL Data" table:number-columns-repeated="2"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42" office:value-type="float">
            <text:p>842</text:p>
          </table:table-cell>
          <table:table-cell table:style-name="TL Data" table:number-columns-repeated="2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630" office:value-type="float">
            <text:p>1,6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807" office:value-type="float">
            <text:p>807</text:p>
          </table:table-cell>
          <table:table-cell table:style-name="TL Data" table:number-columns-repeated="2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2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631" office:value-type="float">
            <text:p>1,6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784" office:value-type="float">
            <text:p>784</text:p>
          </table:table-cell>
          <table:table-cell table:style-name="TL Data" table:number-columns-repeated="2"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58" office:value-type="float">
            <text:p>758</text:p>
          </table:table-cell>
          <table:table-cell table:style-name="TL Data" table:number-columns-repeated="2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542" office:value-type="float">
            <text:p>1,5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706" office:value-type="float">
            <text:p>706</text:p>
          </table:table-cell>
          <table:table-cell table:style-name="TL Data" table:number-columns-repeated="2"/>
          <table:table-cell ns41:value-type="string" table:style-name="TL Data" office:value-type="string">
            <text:p>707/A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436" office:value-type="float">
            <text:p>1,4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379" office:value-type="float">
            <text:p>1,3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TL Data" office:value-type="string">
            <text:p>712/B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07" office:value-type="float">
            <text:p>1,6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703/A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541" office:value-type="float">
            <text:p>1,5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524" office:value-type="float">
            <text:p>1,5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746/A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943/A</text:p>
          </table:table-cell>
          <table:table-cell ns41:value-type="float" table:style-name="TL Data" office:value="1689" office:value-type="float">
            <text:p>1,6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711/B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697" office:value-type="float">
            <text:p>1,6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749/B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1.019/A</text:p>
          </table:table-cell>
          <table:table-cell ns41:value-type="float" table:style-name="TL Data" office:value="1768" office:value-type="float">
            <text:p>1,7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740/A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635" office:value-type="float">
            <text:p>1,6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946/A</text:p>
          </table:table-cell>
          <table:table-cell ns41:value-type="float" table:style-name="TL Data" office:value="1624" office:value-type="float">
            <text:p>1,6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551" office:value-type="float">
            <text:p>1,5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430" office:value-type="float">
            <text:p>1,4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TL Data" office:value-type="string">
            <text:p>712/B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639" office:value-type="float">
            <text:p>1,6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339" office:value-type="float">
            <text:p>1,3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422" office:value-type="float">
            <text:p>1,4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723/A</text:p>
          </table:table-cell>
          <table:table-cell ns41:value-type="float" table:style-name="TL Data" office:value="1321" office:value-type="float">
            <text:p>1,3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339" office:value-type="float">
            <text:p>1,3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590/A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231" office:value-type="float">
            <text:p>1,2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317" office:value-type="float">
            <text:p>1,3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561/B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274" office:value-type="float">
            <text:p>1,2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333" office:value-type="float">
            <text:p>1,3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66" office:value-type="float">
            <office:annotation draw:style-name="gr1" svg:height="1.959cm" draw:caption-point-y="2.523cm" svg:width="3.25cm" svg:x="7.944cm" draw:caption-point-x="11.316cm" svg:y="159.86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456. Dit moet zijn 466.</text:span></text:p>
              <text:p text:style-name="P1"><text:span text:style-name="T2"/></text:p>
            </office:annotation>
            <text:p>4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318" office:value-type="float">
            <text:p>1,3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261" office:value-type="float">
            <text:p>1,2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TL Data" office:value-type="string">
            <text:p>504/A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132" office:value-type="float">
            <text:p>1,1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183" office:value-type="float">
            <text:p>1,1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079" office:value-type="float">
            <text:p>1,0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88" office:value-type="float">
            <text:p>88</text:p>
          </table:table-cell>
          <table:table-cell ns41:value-type="string" table:style-name="TL Data" office:value-type="string">
            <text:p>614/A</text:p>
          </table:table-cell>
          <table:table-cell ns41:value-type="float" table:style-name="TL Data" office:value="1164" office:value-type="float">
            <text:p>1,1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24" office:value-type="float">
            <text:p>1,0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050" office:value-type="float">
            <text:p>1,0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028" office:value-type="float">
            <text:p>1,0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411/A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71" office:value-type="float">
            <text:p>9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061" office:value-type="float">
            <text:p>1,0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office:value-type="string">
            <text:p>402/A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023" office:value-type="float">
            <text:p>1,0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24109" office:value-type="float">
            <text:p>24,109</text:p>
          </table:table-cell>
          <table:table-cell ns41:value-type="float" table:style-name="TL Data" office:value="10818" office:value-type="float">
            <text:p>10,81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5464" office:value-type="float">
            <text:p>35,464</text:p>
          </table:table-cell>
          <table:table-cell ns41:value-type="float" table:style-name="TL Data" office:value="27929" office:value-type="float">
            <text:p>27,929</text:p>
          </table:table-cell>
          <table:table-cell ns41:value-type="float" table:style-name="TL Data" office:value="11327" office:value-type="float">
            <text:p>11,327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40879" office:value-type="float">
            <text:p>40,879</text:p>
          </table:table-cell>
          <table:table-cell ns41:value-type="float" table:style-name="TL Data" office:value="76343" office:value-type="float">
            <text:p>76,3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817" office:value-type="float">
            <text:p>8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867" office:value-type="float">
            <text:p>8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734" office:value-type="float">
            <text:p>7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771" office:value-type="float">
            <text:p>7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89" office:value-type="float">
            <text:p>6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684" office:value-type="float">
            <text:p>6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70" office:value-type="float">
            <text:p>6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252/A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53" office:value-type="float">
            <text:p>6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07" office:value-type="float">
            <text:p>6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93" office:value-type="float">
            <text:p>5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26" office:value-type="float">
            <text:p>5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00" office:value-type="float">
            <text:p>6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88" office:value-type="float">
            <text:p>4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42" office:value-type="float">
            <text:p>3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9" office:value-type="float">
            <text:p>1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73/C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string" table:style-name="TL Data" office:value-type="string">
            <text:p>11/D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ROTTERDAM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4567" office:value-type="float">
            <text:p>24,567</text:p>
          </table:table-cell>
          <table:table-cell ns41:value-type="float" table:style-name="TL Data" office:value="14473" office:value-type="float">
            <text:p>14,473</text:p>
          </table:table-cell>
          <table:table-cell ns41:value-type="float" table:style-name="TL Data" office:value="1601" office:value-type="float">
            <text:p>1,601</text:p>
          </table:table-cell>
          <table:table-cell ns41:value-type="string" table:style-name="TL Data" office:value-type="string">
            <text:p>40.700/E</text:p>
          </table:table-cell>
          <table:table-cell ns41:value-type="float" table:style-name="TL Data" office:value="29503" office:value-type="float">
            <text:p>29,503</text:p>
          </table:table-cell>
          <table:table-cell ns41:value-type="float" table:style-name="TL Data" office:value="14537" office:value-type="float">
            <text:p>14,537</text:p>
          </table:table-cell>
          <table:table-cell ns41:value-type="float" table:style-name="TL Data" office:value="5323" office:value-type="float">
            <text:p>5,323</text:p>
          </table:table-cell>
          <table:table-cell ns41:value-type="string" table:style-name="TL Data" office:value-type="string">
            <text:p>49.373/E</text:p>
          </table:table-cell>
          <table:table-cell ns41:value-type="string" table:style-name="TL Data" office:value-type="string">
            <text:p>90.073/E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808" office:value-type="float">
            <text:p>3,808</text:p>
          </table:table-cell>
          <table:table-cell table:style-name="TL Data" table:number-columns-repeated="2"/>
          <table:table-cell ns41:value-type="float" table:style-name="TL Data" office:value="3808" office:value-type="float">
            <text:p>3,808</text:p>
          </table:table-cell>
          <table:table-cell ns41:value-type="float" table:style-name="TL Data" office:value="3792" office:value-type="float">
            <text:p>3,792</text:p>
          </table:table-cell>
          <table:table-cell table:style-name="TL Data" table:number-columns-repeated="2"/>
          <table:table-cell ns41:value-type="float" table:style-name="TL Data" office:value="3792" office:value-type="float">
            <text:p>3,792</text:p>
          </table:table-cell>
          <table:table-cell ns41:value-type="float" table:style-name="TL Data" office:value="7600" office:value-type="float">
            <text:p>7,6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292" office:value-type="float">
            <text:p>3,292</text:p>
          </table:table-cell>
          <table:table-cell table:style-name="TL Data" table:number-columns-repeated="2"/>
          <table:table-cell ns41:value-type="float" table:style-name="TL Data" office:value="3292" office:value-type="float">
            <text:p>3,292</text:p>
          </table:table-cell>
          <table:table-cell ns41:value-type="float" table:style-name="TL Data" office:value="3373" office:value-type="float">
            <text:p>3,373</text:p>
          </table:table-cell>
          <table:table-cell table:style-name="TL Data" table:number-columns-repeated="2"/>
          <table:table-cell ns41:value-type="float" table:style-name="TL Data" office:value="3373" office:value-type="float">
            <text:p>3,373</text:p>
          </table:table-cell>
          <table:table-cell ns41:value-type="float" table:style-name="TL Data" office:value="6665" office:value-type="float">
            <text:p>6,6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140" office:value-type="float">
            <text:p>3,140</text:p>
          </table:table-cell>
          <table:table-cell table:style-name="TL Data" table:number-columns-repeated="2"/>
          <table:table-cell ns41:value-type="float" table:style-name="TL Data" office:value="3140" office:value-type="float">
            <text:p>3,140</text:p>
          </table:table-cell>
          <table:table-cell ns41:value-type="float" table:style-name="TL Data" office:value="3090" office:value-type="float">
            <text:p>3,090</text:p>
          </table:table-cell>
          <table:table-cell table:style-name="TL Data" table:number-columns-repeated="2"/>
          <table:table-cell ns41:value-type="float" table:style-name="TL Data" office:value="3090" office:value-type="float">
            <text:p>3,090</text:p>
          </table:table-cell>
          <table:table-cell ns41:value-type="float" table:style-name="TL Data" office:value="6230" office:value-type="float">
            <text:p>6,2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918" office:value-type="float">
            <text:p>2,918</text:p>
          </table:table-cell>
          <table:table-cell table:style-name="TL Data" table:number-columns-repeated="2"/>
          <table:table-cell ns41:value-type="float" table:style-name="TL Data" office:value="2918" office:value-type="float">
            <text:p>2,918</text:p>
          </table:table-cell>
          <table:table-cell ns41:value-type="float" table:style-name="TL Data" office:value="3069" office:value-type="float">
            <text:p>3,069</text:p>
          </table:table-cell>
          <table:table-cell table:style-name="TL Data" table:number-columns-repeated="2"/>
          <table:table-cell ns41:value-type="float" table:style-name="TL Data" office:value="3069" office:value-type="float">
            <text:p>3,069</text:p>
          </table:table-cell>
          <table:table-cell ns41:value-type="float" table:style-name="TL Data" office:value="5987" office:value-type="float">
            <text:p>5,9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016" office:value-type="float">
            <text:p>3,016</text:p>
          </table:table-cell>
          <table:table-cell table:style-name="TL Data" table:number-columns-repeated="2"/>
          <table:table-cell ns41:value-type="float" table:style-name="TL Data" office:value="3016" office:value-type="float">
            <text:p>3,016</text:p>
          </table:table-cell>
          <table:table-cell ns41:value-type="float" table:style-name="TL Data" office:value="3020" office:value-type="float">
            <text:p>3,020</text:p>
          </table:table-cell>
          <table:table-cell table:style-name="TL Data" table:number-columns-repeated="2"/>
          <table:table-cell ns41:value-type="float" table:style-name="TL Data" office:value="3020" office:value-type="float">
            <text:p>3,020</text:p>
          </table:table-cell>
          <table:table-cell ns41:value-type="float" table:style-name="TL Data" office:value="6036" office:value-type="float">
            <text:p>6,0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194" office:value-type="float">
            <text:p>3,194</text:p>
          </table:table-cell>
          <table:table-cell table:style-name="TL Data" table:number-columns-repeated="2"/>
          <table:table-cell ns41:value-type="float" table:style-name="TL Data" office:value="3194" office:value-type="float">
            <text:p>3,194</text:p>
          </table:table-cell>
          <table:table-cell ns41:value-type="float" table:style-name="TL Data" office:value="3179" office:value-type="float">
            <text:p>3,179</text:p>
          </table:table-cell>
          <table:table-cell table:style-name="TL Data" table:number-columns-repeated="2"/>
          <table:table-cell ns41:value-type="float" table:style-name="TL Data" office:value="3179" office:value-type="float">
            <text:p>3,179</text:p>
          </table:table-cell>
          <table:table-cell ns41:value-type="float" table:style-name="TL Data" office:value="6373" office:value-type="float">
            <text:p>6,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048" office:value-type="float">
            <text:p>3,048</text:p>
          </table:table-cell>
          <table:table-cell table:style-name="TL Data" table:number-columns-repeated="2"/>
          <table:table-cell ns41:value-type="float" table:style-name="TL Data" office:value="3048" office:value-type="float">
            <text:p>3,048</text:p>
          </table:table-cell>
          <table:table-cell ns41:value-type="float" table:style-name="TL Data" office:value="3090" office:value-type="float">
            <text:p>3,090</text:p>
          </table:table-cell>
          <table:table-cell table:style-name="TL Data" table:number-columns-repeated="2"/>
          <table:table-cell ns41:value-type="float" table:style-name="TL Data" office:value="3090" office:value-type="float">
            <text:p>3,090</text:p>
          </table:table-cell>
          <table:table-cell ns41:value-type="float" table:style-name="TL Data" office:value="6138" office:value-type="float">
            <text:p>6,1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081" office:value-type="float">
            <text:p>3,081</text:p>
          </table:table-cell>
          <table:table-cell table:style-name="TL Data" table:number-columns-repeated="2"/>
          <table:table-cell ns41:value-type="float" table:style-name="TL Data" office:value="3081" office:value-type="float">
            <text:p>3,081</text:p>
          </table:table-cell>
          <table:table-cell ns41:value-type="float" table:style-name="TL Data" office:value="3089" office:value-type="float">
            <text:p>3,089</text:p>
          </table:table-cell>
          <table:table-cell table:style-name="TL Data" table:number-columns-repeated="2"/>
          <table:table-cell ns41:value-type="float" table:style-name="TL Data" office:value="3089" office:value-type="float">
            <text:p>3,089</text:p>
          </table:table-cell>
          <table:table-cell ns41:value-type="float" table:style-name="TL Data" office:value="6170" office:value-type="float">
            <text:p>6,1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889" office:value-type="float">
            <text:p>2,889</text:p>
          </table:table-cell>
          <table:table-cell table:style-name="TL Data" table:number-columns-repeated="2"/>
          <table:table-cell ns41:value-type="float" table:style-name="TL Data" office:value="2889" office:value-type="float">
            <text:p>2,889</text:p>
          </table:table-cell>
          <table:table-cell ns41:value-type="float" table:style-name="TL Data" office:value="3002" office:value-type="float">
            <text:p>3,002</text:p>
          </table:table-cell>
          <table:table-cell table:style-name="TL Data" table:number-columns-repeated="2"/>
          <table:table-cell ns41:value-type="float" table:style-name="TL Data" office:value="3002" office:value-type="float">
            <text:p>3,002</text:p>
          </table:table-cell>
          <table:table-cell ns41:value-type="float" table:style-name="TL Data" office:value="5891" office:value-type="float">
            <text:p>5,8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933" office:value-type="float">
            <text:p>2,933</text:p>
          </table:table-cell>
          <table:table-cell table:style-name="TL Data" table:number-columns-repeated="2"/>
          <table:table-cell ns41:value-type="float" table:style-name="TL Data" office:value="2933" office:value-type="float">
            <text:p>2,933</text:p>
          </table:table-cell>
          <table:table-cell ns41:value-type="float" table:style-name="TL Data" office:value="3027" office:value-type="float">
            <text:p>3,027</text:p>
          </table:table-cell>
          <table:table-cell table:style-name="TL Data" table:number-columns-repeated="2"/>
          <table:table-cell ns41:value-type="float" table:style-name="TL Data" office:value="3027" office:value-type="float">
            <text:p>3,027</text:p>
          </table:table-cell>
          <table:table-cell ns41:value-type="float" table:style-name="TL Data" office:value="5960" office:value-type="float">
            <text:p>5,9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924" office:value-type="float">
            <text:p>2,924</text:p>
          </table:table-cell>
          <table:table-cell table:style-name="TL Data" table:number-columns-repeated="2"/>
          <table:table-cell ns41:value-type="float" table:style-name="TL Data" office:value="2924" office:value-type="float">
            <text:p>2,924</text:p>
          </table:table-cell>
          <table:table-cell ns41:value-type="float" table:style-name="TL Data" office:value="3052" office:value-type="float">
            <text:p>3,052</text:p>
          </table:table-cell>
          <table:table-cell table:style-name="TL Data" table:number-columns-repeated="2"/>
          <table:table-cell ns41:value-type="float" table:style-name="TL Data" office:value="3052" office:value-type="float">
            <text:p>3,052</text:p>
          </table:table-cell>
          <table:table-cell ns41:value-type="float" table:style-name="TL Data" office:value="5976" office:value-type="float">
            <text:p>5,9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981" office:value-type="float">
            <text:p>2,981</text:p>
          </table:table-cell>
          <table:table-cell table:style-name="TL Data" table:number-columns-repeated="2"/>
          <table:table-cell ns41:value-type="float" table:style-name="TL Data" office:value="2981" office:value-type="float">
            <text:p>2,981</text:p>
          </table:table-cell>
          <table:table-cell ns41:value-type="float" table:style-name="TL Data" office:value="3081" office:value-type="float">
            <text:p>3,081</text:p>
          </table:table-cell>
          <table:table-cell table:style-name="TL Data" table:number-columns-repeated="2"/>
          <table:table-cell ns41:value-type="float" table:style-name="TL Data" office:value="3081" office:value-type="float">
            <text:p>3,081</text:p>
          </table:table-cell>
          <table:table-cell ns41:value-type="float" table:style-name="TL Data" office:value="6062" office:value-type="float">
            <text:p>6,0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056" office:value-type="float">
            <text:p>3,056</text:p>
          </table:table-cell>
          <table:table-cell table:style-name="TL Data" table:number-columns-repeated="2"/>
          <table:table-cell ns41:value-type="float" table:style-name="TL Data" office:value="3056" office:value-type="float">
            <text:p>3,056</text:p>
          </table:table-cell>
          <table:table-cell ns41:value-type="float" table:style-name="TL Data" office:value="3086" office:value-type="float">
            <text:p>3,086</text:p>
          </table:table-cell>
          <table:table-cell table:style-name="TL Data" table:number-columns-repeated="2"/>
          <table:table-cell ns41:value-type="float" table:style-name="TL Data" office:value="3086" office:value-type="float">
            <text:p>3,086</text:p>
          </table:table-cell>
          <table:table-cell ns41:value-type="float" table:style-name="TL Data" office:value="6142" office:value-type="float">
            <text:p>6,1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808" office:value-type="float">
            <text:p>2,808</text:p>
          </table:table-cell>
          <table:table-cell table:style-name="TL Data" table:number-columns-repeated="2"/>
          <table:table-cell ns41:value-type="float" table:style-name="TL Data" office:value="2808" office:value-type="float">
            <text:p>2,808</text:p>
          </table:table-cell>
          <table:table-cell ns41:value-type="float" table:style-name="TL Data" office:value="2931" office:value-type="float">
            <text:p>2,931</text:p>
          </table:table-cell>
          <table:table-cell table:style-name="TL Data" table:number-columns-repeated="2"/>
          <table:table-cell ns41:value-type="float" table:style-name="TL Data" office:value="2931" office:value-type="float">
            <text:p>2,931</text:p>
          </table:table-cell>
          <table:table-cell ns41:value-type="float" table:style-name="TL Data" office:value="5739" office:value-type="float">
            <text:p>5,7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767" office:value-type="float">
            <text:p>2,767</text:p>
          </table:table-cell>
          <table:table-cell table:style-name="TL Data" table:number-columns-repeated="2"/>
          <table:table-cell ns41:value-type="float" table:style-name="TL Data" office:value="2767" office:value-type="float">
            <text:p>2,767</text:p>
          </table:table-cell>
          <table:table-cell ns41:value-type="float" table:style-name="TL Data" office:value="2829" office:value-type="float">
            <text:p>2,829</text:p>
          </table:table-cell>
          <table:table-cell table:style-name="TL Data" table:number-columns-repeated="2"/>
          <table:table-cell ns41:value-type="float" table:style-name="TL Data" office:value="2829" office:value-type="float">
            <text:p>2,829</text:p>
          </table:table-cell>
          <table:table-cell ns41:value-type="float" table:style-name="TL Data" office:value="5596" office:value-type="float">
            <text:p>5,5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673" office:value-type="float">
            <text:p>2,673</text:p>
          </table:table-cell>
          <table:table-cell table:style-name="TL Data" table:number-columns-repeated="2"/>
          <table:table-cell ns41:value-type="float" table:style-name="TL Data" office:value="2673" office:value-type="float">
            <text:p>2,673</text:p>
          </table:table-cell>
          <table:table-cell ns41:value-type="float" table:style-name="TL Data" office:value="2754" office:value-type="float">
            <text:p>2,754</text:p>
          </table:table-cell>
          <table:table-cell table:style-name="TL Data" table:number-columns-repeated="2"/>
          <table:table-cell ns41:value-type="float" table:style-name="TL Data" office:value="2754" office:value-type="float">
            <text:p>2,754</text:p>
          </table:table-cell>
          <table:table-cell ns41:value-type="float" table:style-name="TL Data" office:value="5427" office:value-type="float">
            <text:p>5,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718" office:value-type="float">
            <text:p>2,718</text:p>
          </table:table-cell>
          <table:table-cell table:style-name="TL Data" table:number-columns-repeated="2"/>
          <table:table-cell ns41:value-type="float" table:style-name="TL Data" office:value="2718" office:value-type="float">
            <text:p>2,718</text:p>
          </table:table-cell>
          <table:table-cell ns41:value-type="float" table:style-name="TL Data" office:value="2640" office:value-type="float">
            <text:p>2,64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43" office:value-type="float">
            <text:p>2,643</text:p>
          </table:table-cell>
          <table:table-cell ns41:value-type="float" table:style-name="TL Data" office:value="5361" office:value-type="float">
            <text:p>5,3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385" office:value-type="float">
            <text:p>2,385</text:p>
          </table:table-cell>
          <table:table-cell table:style-name="TL Data" table:number-columns-repeated="2"/>
          <table:table-cell ns41:value-type="string" table:style-name="TL Data" office:value-type="string">
            <text:p>2.386/A</text:p>
          </table:table-cell>
          <table:table-cell ns41:value-type="float" table:style-name="TL Data" office:value="2481" office:value-type="float">
            <text:p>2,48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85" office:value-type="float">
            <text:p>2,485</text:p>
          </table:table-cell>
          <table:table-cell ns41:value-type="float" table:style-name="TL Data" office:value="4871" office:value-type="float">
            <text:p>4,8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317" office:value-type="float">
            <text:p>2,3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2494" office:value-type="float">
            <text:p>2,49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09" office:value-type="float">
            <text:p>2,509</text:p>
          </table:table-cell>
          <table:table-cell ns41:value-type="float" table:style-name="TL Data" office:value="4839" office:value-type="float">
            <text:p>4,8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489" office:value-type="float">
            <text:p>2,48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TL Data" office:value-type="string">
            <text:p>2.509/B</text:p>
          </table:table-cell>
          <table:table-cell ns41:value-type="float" table:style-name="TL Data" office:value="2703" office:value-type="float">
            <text:p>2,70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68" office:value-type="float">
            <text:p>2,768</text:p>
          </table:table-cell>
          <table:table-cell ns41:value-type="float" table:style-name="TL Data" office:value="5277" office:value-type="float">
            <text:p>5,2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529" office:value-type="float">
            <text:p>2,52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06" office:value-type="float">
            <text:p>2,606</text:p>
          </table:table-cell>
          <table:table-cell ns41:value-type="float" table:style-name="TL Data" office:value="2740" office:value-type="float">
            <text:p>2,74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06" office:value-type="float">
            <text:p>2,906</text:p>
          </table:table-cell>
          <table:table-cell ns41:value-type="float" table:style-name="TL Data" office:value="5512" office:value-type="float">
            <text:p>5,5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336" office:value-type="float">
            <text:p>2,33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2.456/A</text:p>
          </table:table-cell>
          <table:table-cell ns41:value-type="float" table:style-name="TL Data" office:value="2594" office:value-type="float">
            <text:p>2,59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87" office:value-type="float">
            <text:p>2,787</text:p>
          </table:table-cell>
          <table:table-cell ns41:value-type="float" table:style-name="TL Data" office:value="5243" office:value-type="float">
            <text:p>5,2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223" office:value-type="float">
            <text:p>2,22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39" office:value-type="float">
            <text:p>2,439</text:p>
          </table:table-cell>
          <table:table-cell ns41:value-type="float" table:style-name="TL Data" office:value="2480" office:value-type="float">
            <text:p>2,48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73" office:value-type="float">
            <text:p>2,873</text:p>
          </table:table-cell>
          <table:table-cell ns41:value-type="float" table:style-name="TL Data" office:value="5312" office:value-type="float">
            <text:p>5,3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233" office:value-type="float">
            <text:p>2,23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2.592/A</text:p>
          </table:table-cell>
          <table:table-cell ns41:value-type="float" table:style-name="TL Data" office:value="2587" office:value-type="float">
            <text:p>2,58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3.153/A</text:p>
          </table:table-cell>
          <table:table-cell ns41:value-type="float" table:style-name="TL Data" office:value="5745" office:value-type="float">
            <text:p>5,7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950" office:value-type="float">
            <text:p>1,95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2.501/B</text:p>
          </table:table-cell>
          <table:table-cell ns41:value-type="float" table:style-name="TL Data" office:value="2313" office:value-type="float">
            <text:p>2,313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40" office:value-type="float">
            <text:p>3,040</text:p>
          </table:table-cell>
          <table:table-cell ns41:value-type="float" table:style-name="TL Data" office:value="5541" office:value-type="float">
            <text:p>5,5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784" office:value-type="float">
            <text:p>1,784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2.547/B</text:p>
          </table:table-cell>
          <table:table-cell ns41:value-type="float" table:style-name="TL Data" office:value="2198" office:value-type="float">
            <text:p>2,198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3.165/A</text:p>
          </table:table-cell>
          <table:table-cell ns41:value-type="float" table:style-name="TL Data" office:value="5712" office:value-type="float">
            <text:p>5,7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489" office:value-type="float">
            <text:p>1,48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2.415/A</text:p>
          </table:table-cell>
          <table:table-cell ns41:value-type="float" table:style-name="TL Data" office:value="1894" office:value-type="float">
            <text:p>1,894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92" office:value-type="float">
            <text:p>2,992</text:p>
          </table:table-cell>
          <table:table-cell ns41:value-type="float" table:style-name="TL Data" office:value="5407" office:value-type="float">
            <text:p>5,4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93" office:value-type="float">
            <text:p>2,393</text:p>
          </table:table-cell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192" office:value-type="float">
            <text:p>1,192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2.846/A</text:p>
          </table:table-cell>
          <table:table-cell ns41:value-type="float" table:style-name="TL Data" office:value="5239" office:value-type="float">
            <text:p>5,2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76" office:value-type="float">
            <text:p>2,276</text:p>
          </table:table-cell>
          <table:table-cell ns41:value-type="float" table:style-name="TL Data" office:value="1361" office:value-type="float">
            <text:p>1,361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54" office:value-type="float">
            <text:p>2,654</text:p>
          </table:table-cell>
          <table:table-cell ns41:value-type="float" table:style-name="TL Data" office:value="4930" office:value-type="float">
            <text:p>4,9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00" office:value-type="float">
            <text:p>2,500</text:p>
          </table:table-cell>
          <table:table-cell ns41:value-type="float" table:style-name="TL Data" office:value="4616" office:value-type="float">
            <text:p>4,6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TL Data" office:value-type="string">
            <text:p>2.313/B</text:p>
          </table:table-cell>
          <table:table-cell ns41:value-type="float" table:style-name="TL Data" office:value="1205" office:value-type="float">
            <text:p>1,205</text:p>
          </table:table-cell>
          <table:table-cell ns41:value-type="float" table:style-name="TL Data" office:value="1485" office:value-type="float">
            <text:p>1,48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85" office:value-type="float">
            <text:p>2,785</text:p>
          </table:table-cell>
          <table:table-cell ns41:value-type="float" table:style-name="TL Data" office:value="5098" office:value-type="float">
            <text:p>5,0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83" office:value-type="float">
            <text:p>1,883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30" office:value-type="float">
            <text:p>2,230</text:p>
          </table:table-cell>
          <table:table-cell ns41:value-type="float" table:style-name="TL Data" office:value="4113" office:value-type="float">
            <text:p>4,1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298" office:value-type="float">
            <text:p>1,29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99" office:value-type="float">
            <text:p>1,899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353" office:value-type="float">
            <text:p>1,3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283" office:value-type="float">
            <text:p>2,283</text:p>
          </table:table-cell>
          <table:table-cell ns41:value-type="float" table:style-name="TL Data" office:value="4182" office:value-type="float">
            <text:p>4,1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380" office:value-type="float">
            <text:p>1,3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92" office:value-type="float">
            <text:p>1,892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483" office:value-type="float">
            <text:p>1,483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TL Data" office:value-type="string">
            <text:p>2.282/A</text:p>
          </table:table-cell>
          <table:table-cell ns41:value-type="float" table:style-name="TL Data" office:value="4174" office:value-type="float">
            <text:p>4,1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470" office:value-type="float">
            <text:p>1,47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93" office:value-type="float">
            <text:p>2,293</text:p>
          </table:table-cell>
          <table:table-cell ns41:value-type="float" table:style-name="TL Data" office:value="4193" office:value-type="float">
            <text:p>4,1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54" office:value-type="float">
            <text:p>54</text:p>
          </table:table-cell>
          <table:table-cell ns41:value-type="string" table:style-name="TL Data" office:value-type="string">
            <text:p>1.778/A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342" office:value-type="float">
            <text:p>1,34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44" office:value-type="float">
            <text:p>2,044</text:p>
          </table:table-cell>
          <table:table-cell ns41:value-type="float" table:style-name="TL Data" office:value="3822" office:value-type="float">
            <text:p>3,8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365" office:value-type="float">
            <text:p>1,36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127" office:value-type="float">
            <text:p>2,127</text:p>
          </table:table-cell>
          <table:table-cell ns41:value-type="float" table:style-name="TL Data" office:value="3885" office:value-type="float">
            <text:p>3,8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415" office:value-type="float">
            <text:p>1,415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1.765/B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19" office:value-type="float">
            <text:p>2,019</text:p>
          </table:table-cell>
          <table:table-cell ns41:value-type="float" table:style-name="TL Data" office:value="3784" office:value-type="float">
            <text:p>3,7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412" office:value-type="float">
            <text:p>1,4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82" office:value-type="float">
            <text:p>1,78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467" office:value-type="float">
            <text:p>1,46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189" office:value-type="float">
            <text:p>2,189</text:p>
          </table:table-cell>
          <table:table-cell ns41:value-type="float" table:style-name="TL Data" office:value="3971" office:value-type="float">
            <text:p>3,9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380" office:value-type="float">
            <text:p>1,38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13" office:value-type="float">
            <text:p>1,7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457" office:value-type="float">
            <text:p>1,45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83" office:value-type="float">
            <text:p>2,183</text:p>
          </table:table-cell>
          <table:table-cell ns41:value-type="float" table:style-name="TL Data" office:value="3896" office:value-type="float">
            <text:p>3,8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59" office:value-type="float">
            <text:p>1,65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25" office:value-type="float">
            <text:p>2,125</text:p>
          </table:table-cell>
          <table:table-cell ns41:value-type="float" table:style-name="TL Data" office:value="3784" office:value-type="float">
            <text:p>3,7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02" office:value-type="float">
            <text:p>1,302</text:p>
          </table:table-cell>
          <table:table-cell ns41:value-type="float" table:style-name="TL Data" office:value="65" office:value-type="float">
            <text:p>65</text:p>
          </table:table-cell>
          <table:table-cell ns41:value-type="string" table:style-name="TL Data" office:value-type="string">
            <text:p>1.568/A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892" office:value-type="float">
            <text:p>1,892</text:p>
          </table:table-cell>
          <table:table-cell ns41:value-type="float" table:style-name="TL Data" office:value="3460" office:value-type="float">
            <text:p>3,4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343" office:value-type="float">
            <text:p>1,34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383" office:value-type="float">
            <text:p>1,38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13" office:value-type="float">
            <text:p>2,013</text:p>
          </table:table-cell>
          <table:table-cell ns41:value-type="float" table:style-name="TL Data" office:value="3636" office:value-type="float">
            <text:p>3,6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287" office:value-type="float">
            <text:p>1,28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249" office:value-type="float">
            <text:p>1,24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875" office:value-type="float">
            <text:p>1,875</text:p>
          </table:table-cell>
          <table:table-cell ns41:value-type="float" table:style-name="TL Data" office:value="3398" office:value-type="float">
            <text:p>3,3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586" office:value-type="float">
            <text:p>1,58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241" office:value-type="float">
            <text:p>241</text:p>
          </table:table-cell>
          <table:table-cell ns41:value-type="string" table:style-name="TL Data" office:value-type="string">
            <text:p>1.845/A</text:p>
          </table:table-cell>
          <table:table-cell ns41:value-type="float" table:style-name="TL Data" office:value="3431" office:value-type="float">
            <text:p>3,4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07" office:value-type="float">
            <text:p>1,807</text:p>
          </table:table-cell>
          <table:table-cell ns41:value-type="float" table:style-name="TL Data" office:value="3212" office:value-type="float">
            <text:p>3,2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45" office:value-type="float">
            <text:p>1,44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767" office:value-type="float">
            <text:p>1,767</text:p>
          </table:table-cell>
          <table:table-cell ns41:value-type="float" table:style-name="TL Data" office:value="3212" office:value-type="float">
            <text:p>3,2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125" office:value-type="float">
            <text:p>1,12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752" office:value-type="float">
            <text:p>1,752</text:p>
          </table:table-cell>
          <table:table-cell ns41:value-type="float" table:style-name="TL Data" office:value="3136" office:value-type="float">
            <text:p>3,1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89" office:value-type="float">
            <text:p>89</text:p>
          </table:table-cell>
          <table:table-cell ns41:value-type="string" table:style-name="TL Data" office:value-type="string">
            <text:p>1.296/A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766" office:value-type="float">
            <text:p>1,766</text:p>
          </table:table-cell>
          <table:table-cell ns41:value-type="float" table:style-name="TL Data" office:value="3062" office:value-type="float">
            <text:p>3,0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7" office:value-type="float">
            <text:p>1,17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18" office:value-type="float">
            <text:p>1,41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00" office:value-type="float">
            <text:p>2,000</text:p>
          </table:table-cell>
          <table:table-cell ns41:value-type="float" table:style-name="TL Data" office:value="3418" office:value-type="float">
            <text:p>3,4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15" office:value-type="float">
            <text:p>115</text:p>
          </table:table-cell>
          <table:table-cell ns41:value-type="string" table:style-name="TL Data" office:value-type="string">
            <text:p>1.359/A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933" office:value-type="float">
            <text:p>1,933</text:p>
          </table:table-cell>
          <table:table-cell ns41:value-type="float" table:style-name="TL Data" office:value="3292" office:value-type="float">
            <text:p>3,2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82381" office:value-type="float">
            <text:p>82,381</text:p>
          </table:table-cell>
          <table:table-cell ns41:value-type="float" table:style-name="TL Data" office:value="33722" office:value-type="float">
            <text:p>33,722</text:p>
          </table:table-cell>
          <table:table-cell ns41:value-type="float" table:style-name="TL Data" office:value="1640" office:value-type="float">
            <text:p>1,640</text:p>
          </table:table-cell>
          <table:table-cell ns41:value-type="float" table:style-name="TL Data" office:value="117761" office:value-type="float">
            <text:p>117,761</text:p>
          </table:table-cell>
          <table:table-cell ns41:value-type="float" table:style-name="TL Data" office:value="91941" office:value-type="float">
            <text:p>91,941</text:p>
          </table:table-cell>
          <table:table-cell ns41:value-type="float" table:style-name="TL Data" office:value="35442" office:value-type="float">
            <text:p>35,442</text:p>
          </table:table-cell>
          <table:table-cell ns41:value-type="float" table:style-name="TL Data" office:value="4607" office:value-type="float">
            <text:p>4,607</text:p>
          </table:table-cell>
          <table:table-cell ns41:value-type="float" table:style-name="TL Data" office:value="131995" office:value-type="float">
            <text:p>131,995</text:p>
          </table:table-cell>
          <table:table-cell ns41:value-type="float" table:style-name="TL Data" office:value="249756" office:value-type="float">
            <text:p>249,7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52" office:value-type="float">
            <text:p>1,552</text:p>
          </table:table-cell>
          <table:table-cell ns41:value-type="float" table:style-name="TL Data" office:value="2720" office:value-type="float">
            <text:p>2,7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00" office:value-type="float">
            <text:p>1,00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66" office:value-type="float">
            <text:p>1,566</text:p>
          </table:table-cell>
          <table:table-cell ns41:value-type="float" table:style-name="TL Data" office:value="2785" office:value-type="float">
            <text:p>2,7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444" office:value-type="float">
            <text:p>1,444</text:p>
          </table:table-cell>
          <table:table-cell ns41:value-type="float" table:style-name="TL Data" office:value="2544" office:value-type="float">
            <text:p>2,5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2499" office:value-type="float">
            <text:p>2,4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343" office:value-type="float">
            <text:p>1,343</text:p>
          </table:table-cell>
          <table:table-cell ns41:value-type="float" table:style-name="TL Data" office:value="2271" office:value-type="float">
            <text:p>2,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2204" office:value-type="float">
            <text:p>2,2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2212" office:value-type="float">
            <text:p>2,2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10" office:value-type="float">
            <text:p>110</text:p>
          </table:table-cell>
          <table:table-cell ns41:value-type="string" table:style-name="TL Data" office:value-type="string">
            <text:p>851/A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232" office:value-type="float">
            <text:p>1,232</text:p>
          </table:table-cell>
          <table:table-cell ns41:value-type="float" table:style-name="TL Data" office:value="2083" office:value-type="float">
            <text:p>2,0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236" office:value-type="float">
            <text:p>1,236</text:p>
          </table:table-cell>
          <table:table-cell ns41:value-type="float" table:style-name="TL Data" office:value="2007" office:value-type="float">
            <text:p>2,0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243" office:value-type="float">
            <text:p>1,243</text:p>
          </table:table-cell>
          <table:table-cell ns41:value-type="float" table:style-name="TL Data" office:value="1958" office:value-type="float">
            <text:p>1,9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1717" office:value-type="float">
            <text:p>1,7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2004" office:value-type="float">
            <text:p>2,0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1673" office:value-type="float">
            <text:p>1,6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542" office:value-type="float">
            <text:p>1,5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432" office:value-type="float">
            <text:p>1,4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358" office:value-type="float">
            <text:p>1,3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155" office:value-type="float">
            <text:p>1,1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073" office:value-type="float">
            <text:p>1,0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276" office:value-type="float">
            <text:p>1,2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077" office:value-type="float">
            <text:p>1,0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815" office:value-type="float">
            <text:p>8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942" office:value-type="float">
            <text:p>9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804" office:value-type="float">
            <text:p>8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46" office:value-type="float">
            <text:p>7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26" office:value-type="float">
            <text:p>7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14" office:value-type="float">
            <text:p>6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33" office:value-type="float">
            <text:p>5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77" office:value-type="float">
            <text:p>3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80" office:value-type="float">
            <text:p>2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36" office:value-type="float">
            <text:p>2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93/C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26/D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ERTIEN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3825" office:value-type="float">
            <text:p>83,825</text:p>
          </table:table-cell>
          <table:table-cell ns41:value-type="float" table:style-name="TL Data" office:value="46312" office:value-type="float">
            <text:p>46,312</text:p>
          </table:table-cell>
          <table:table-cell ns41:value-type="float" table:style-name="TL Data" office:value="5258" office:value-type="float">
            <text:p>5,258</text:p>
          </table:table-cell>
          <table:table-cell ns41:value-type="string" table:style-name="TL Data" office:value-type="string">
            <text:p>135.457/E</text:p>
          </table:table-cell>
          <table:table-cell ns41:value-type="float" table:style-name="TL Data" office:value="96987" office:value-type="float">
            <text:p>96,987</text:p>
          </table:table-cell>
          <table:table-cell ns41:value-type="float" table:style-name="TL Data" office:value="46815" office:value-type="float">
            <text:p>46,815</text:p>
          </table:table-cell>
          <table:table-cell ns41:value-type="float" table:style-name="TL Data" office:value="16135" office:value-type="float">
            <text:p>16,135</text:p>
          </table:table-cell>
          <table:table-cell ns41:value-type="string" table:style-name="TL Data" office:value-type="string">
            <text:p>159.947/E</text:p>
          </table:table-cell>
          <table:table-cell ns41:value-type="string" table:style-name="TL Data" office:value-type="string">
            <text:p>295.404/E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058" office:value-type="float">
            <text:p>4,058</text:p>
          </table:table-cell>
          <table:table-cell table:style-name="TL Data" table:number-columns-repeated="2"/>
          <table:table-cell ns41:value-type="float" table:style-name="TL Data" office:value="4058" office:value-type="float">
            <text:p>4,058</text:p>
          </table:table-cell>
          <table:table-cell ns41:value-type="float" table:style-name="TL Data" office:value="3893" office:value-type="float">
            <text:p>3,893</text:p>
          </table:table-cell>
          <table:table-cell table:style-name="TL Data" table:number-columns-repeated="2"/>
          <table:table-cell ns41:value-type="float" table:style-name="TL Data" office:value="3893" office:value-type="float">
            <text:p>3,893</text:p>
          </table:table-cell>
          <table:table-cell ns41:value-type="float" table:style-name="TL Data" office:value="7951" office:value-type="float">
            <text:p>7,9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995" office:value-type="float">
            <text:p>2,995</text:p>
          </table:table-cell>
          <table:table-cell table:style-name="TL Data" table:number-columns-repeated="2"/>
          <table:table-cell ns41:value-type="float" table:style-name="TL Data" office:value="2995" office:value-type="float">
            <text:p>2,995</text:p>
          </table:table-cell>
          <table:table-cell ns41:value-type="float" table:style-name="TL Data" office:value="3001" office:value-type="float">
            <text:p>3,001</text:p>
          </table:table-cell>
          <table:table-cell table:style-name="TL Data" table:number-columns-repeated="2"/>
          <table:table-cell ns41:value-type="float" table:style-name="TL Data" office:value="3001" office:value-type="float">
            <text:p>3,001</text:p>
          </table:table-cell>
          <table:table-cell ns41:value-type="float" table:style-name="TL Data" office:value="5996" office:value-type="float">
            <text:p>5,9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885" office:value-type="float">
            <text:p>2,885</text:p>
          </table:table-cell>
          <table:table-cell table:style-name="TL Data" table:number-columns-repeated="2"/>
          <table:table-cell ns41:value-type="float" table:style-name="TL Data" office:value="2885" office:value-type="float">
            <text:p>2,885</text:p>
          </table:table-cell>
          <table:table-cell ns41:value-type="float" table:style-name="TL Data" office:value="2854" office:value-type="float">
            <text:p>2,854</text:p>
          </table:table-cell>
          <table:table-cell table:style-name="TL Data" table:number-columns-repeated="2"/>
          <table:table-cell ns41:value-type="float" table:style-name="TL Data" office:value="2854" office:value-type="float">
            <text:p>2,854</text:p>
          </table:table-cell>
          <table:table-cell ns41:value-type="float" table:style-name="TL Data" office:value="5739" office:value-type="float">
            <text:p>5,7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874" office:value-type="float">
            <text:p>2,874</text:p>
          </table:table-cell>
          <table:table-cell table:style-name="TL Data" table:number-columns-repeated="2"/>
          <table:table-cell ns41:value-type="float" table:style-name="TL Data" office:value="2874" office:value-type="float">
            <text:p>2,874</text:p>
          </table:table-cell>
          <table:table-cell ns41:value-type="float" table:style-name="TL Data" office:value="2894" office:value-type="float">
            <text:p>2,894</text:p>
          </table:table-cell>
          <table:table-cell table:style-name="TL Data" table:number-columns-repeated="2"/>
          <table:table-cell ns41:value-type="float" table:style-name="TL Data" office:value="2894" office:value-type="float">
            <text:p>2,894</text:p>
          </table:table-cell>
          <table:table-cell ns41:value-type="float" table:style-name="TL Data" office:value="5768" office:value-type="float">
            <text:p>5,7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235" office:value-type="float">
            <text:p>3,235</text:p>
          </table:table-cell>
          <table:table-cell table:style-name="TL Data" table:number-columns-repeated="2"/>
          <table:table-cell ns41:value-type="float" table:style-name="TL Data" office:value="3235" office:value-type="float">
            <text:p>3,235</text:p>
          </table:table-cell>
          <table:table-cell ns41:value-type="float" table:style-name="TL Data" office:value="3249" office:value-type="float">
            <text:p>3,249</text:p>
          </table:table-cell>
          <table:table-cell table:style-name="TL Data" table:number-columns-repeated="2"/>
          <table:table-cell ns41:value-type="float" table:style-name="TL Data" office:value="3249" office:value-type="float">
            <text:p>3,249</text:p>
          </table:table-cell>
          <table:table-cell ns41:value-type="float" table:style-name="TL Data" office:value="6484" office:value-type="float">
            <text:p>6,4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333" office:value-type="float">
            <text:p>3,333</text:p>
          </table:table-cell>
          <table:table-cell table:style-name="TL Data" table:number-columns-repeated="2"/>
          <table:table-cell ns41:value-type="float" table:style-name="TL Data" office:value="3333" office:value-type="float">
            <text:p>3,333</text:p>
          </table:table-cell>
          <table:table-cell ns41:value-type="float" table:style-name="TL Data" office:value="3373" office:value-type="float">
            <text:p>3,373</text:p>
          </table:table-cell>
          <table:table-cell table:style-name="TL Data" table:number-columns-repeated="2"/>
          <table:table-cell ns41:value-type="float" table:style-name="TL Data" office:value="3373" office:value-type="float">
            <text:p>3,373</text:p>
          </table:table-cell>
          <table:table-cell ns41:value-type="float" table:style-name="TL Data" office:value="6706" office:value-type="float">
            <text:p>6,7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206" office:value-type="float">
            <text:p>3,206</text:p>
          </table:table-cell>
          <table:table-cell table:style-name="TL Data" table:number-columns-repeated="2"/>
          <table:table-cell ns41:value-type="float" table:style-name="TL Data" office:value="3206" office:value-type="float">
            <text:p>3,206</text:p>
          </table:table-cell>
          <table:table-cell ns41:value-type="float" table:style-name="TL Data" office:value="3200" office:value-type="float">
            <text:p>3,200</text:p>
          </table:table-cell>
          <table:table-cell table:style-name="TL Data" table:number-columns-repeated="2"/>
          <table:table-cell ns41:value-type="float" table:style-name="TL Data" office:value="3200" office:value-type="float">
            <text:p>3,200</text:p>
          </table:table-cell>
          <table:table-cell ns41:value-type="float" table:style-name="TL Data" office:value="6406" office:value-type="float">
            <text:p>6,4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237" office:value-type="float">
            <text:p>3,237</text:p>
          </table:table-cell>
          <table:table-cell table:style-name="TL Data" table:number-columns-repeated="2"/>
          <table:table-cell ns41:value-type="float" table:style-name="TL Data" office:value="3237" office:value-type="float">
            <text:p>3,237</text:p>
          </table:table-cell>
          <table:table-cell ns41:value-type="float" table:style-name="TL Data" office:value="3124" office:value-type="float">
            <text:p>3,124</text:p>
          </table:table-cell>
          <table:table-cell table:style-name="TL Data" table:number-columns-repeated="2"/>
          <table:table-cell ns41:value-type="float" table:style-name="TL Data" office:value="3124" office:value-type="float">
            <text:p>3,124</text:p>
          </table:table-cell>
          <table:table-cell ns41:value-type="float" table:style-name="TL Data" office:value="6361" office:value-type="float">
            <text:p>6,3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386" office:value-type="float">
            <text:p>3,386</text:p>
          </table:table-cell>
          <table:table-cell table:style-name="TL Data" table:number-columns-repeated="2"/>
          <table:table-cell ns41:value-type="float" table:style-name="TL Data" office:value="3386" office:value-type="float">
            <text:p>3,386</text:p>
          </table:table-cell>
          <table:table-cell ns41:value-type="float" table:style-name="TL Data" office:value="3157" office:value-type="float">
            <text:p>3,157</text:p>
          </table:table-cell>
          <table:table-cell table:style-name="TL Data" table:number-columns-repeated="2"/>
          <table:table-cell ns41:value-type="float" table:style-name="TL Data" office:value="3157" office:value-type="float">
            <text:p>3,157</text:p>
          </table:table-cell>
          <table:table-cell ns41:value-type="float" table:style-name="TL Data" office:value="6543" office:value-type="float">
            <text:p>6,5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272" office:value-type="float">
            <text:p>3,272</text:p>
          </table:table-cell>
          <table:table-cell table:style-name="TL Data" table:number-columns-repeated="2"/>
          <table:table-cell ns41:value-type="float" table:style-name="TL Data" office:value="3272" office:value-type="float">
            <text:p>3,272</text:p>
          </table:table-cell>
          <table:table-cell ns41:value-type="float" table:style-name="TL Data" office:value="3215" office:value-type="float">
            <text:p>3,215</text:p>
          </table:table-cell>
          <table:table-cell table:style-name="TL Data" table:number-columns-repeated="2"/>
          <table:table-cell ns41:value-type="float" table:style-name="TL Data" office:value="3215" office:value-type="float">
            <text:p>3,215</text:p>
          </table:table-cell>
          <table:table-cell ns41:value-type="float" table:style-name="TL Data" office:value="6487" office:value-type="float">
            <text:p>6,4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141" office:value-type="float">
            <text:p>3,141</text:p>
          </table:table-cell>
          <table:table-cell table:style-name="TL Data" table:number-columns-repeated="2"/>
          <table:table-cell ns41:value-type="float" table:style-name="TL Data" office:value="3141" office:value-type="float">
            <text:p>3,141</text:p>
          </table:table-cell>
          <table:table-cell ns41:value-type="float" table:style-name="TL Data" office:value="3113" office:value-type="float">
            <text:p>3,113</text:p>
          </table:table-cell>
          <table:table-cell table:style-name="TL Data" table:number-columns-repeated="2"/>
          <table:table-cell ns41:value-type="float" table:style-name="TL Data" office:value="3113" office:value-type="float">
            <text:p>3,113</text:p>
          </table:table-cell>
          <table:table-cell ns41:value-type="float" table:style-name="TL Data" office:value="6254" office:value-type="float">
            <text:p>6,2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3173" office:value-type="float">
            <text:p>3,173</text:p>
          </table:table-cell>
          <table:table-cell table:style-name="TL Data" table:number-columns-repeated="2"/>
          <table:table-cell ns41:value-type="float" table:style-name="TL Data" office:value="3173" office:value-type="float">
            <text:p>3,173</text:p>
          </table:table-cell>
          <table:table-cell ns41:value-type="float" table:style-name="TL Data" office:value="3217" office:value-type="float">
            <text:p>3,217</text:p>
          </table:table-cell>
          <table:table-cell table:style-name="TL Data" table:number-columns-repeated="2"/>
          <table:table-cell ns41:value-type="float" table:style-name="TL Data" office:value="3217" office:value-type="float">
            <text:p>3,217</text:p>
          </table:table-cell>
          <table:table-cell ns41:value-type="float" table:style-name="TL Data" office:value="6390" office:value-type="float">
            <text:p>6,3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151" office:value-type="float">
            <text:p>3,151</text:p>
          </table:table-cell>
          <table:table-cell table:style-name="TL Data" table:number-columns-repeated="2"/>
          <table:table-cell ns41:value-type="float" table:style-name="TL Data" office:value="3151" office:value-type="float">
            <text:p>3,151</text:p>
          </table:table-cell>
          <table:table-cell ns41:value-type="float" table:style-name="TL Data" office:value="3039" office:value-type="float">
            <text:p>3,039</text:p>
          </table:table-cell>
          <table:table-cell table:style-name="TL Data" table:number-columns-repeated="2"/>
          <table:table-cell ns41:value-type="float" table:style-name="TL Data" office:value="3039" office:value-type="float">
            <text:p>3,039</text:p>
          </table:table-cell>
          <table:table-cell ns41:value-type="float" table:style-name="TL Data" office:value="6190" office:value-type="float">
            <text:p>6,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001" office:value-type="float">
            <text:p>3,001</text:p>
          </table:table-cell>
          <table:table-cell table:style-name="TL Data" table:number-columns-repeated="2"/>
          <table:table-cell ns41:value-type="float" table:style-name="TL Data" office:value="3001" office:value-type="float">
            <text:p>3,001</text:p>
          </table:table-cell>
          <table:table-cell ns41:value-type="float" table:style-name="TL Data" office:value="2989" office:value-type="float">
            <text:p>2,989</text:p>
          </table:table-cell>
          <table:table-cell table:style-name="TL Data" table:number-columns-repeated="2"/>
          <table:table-cell ns41:value-type="float" table:style-name="TL Data" office:value="2989" office:value-type="float">
            <text:p>2,989</text:p>
          </table:table-cell>
          <table:table-cell ns41:value-type="float" table:style-name="TL Data" office:value="5990" office:value-type="float">
            <text:p>5,9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816" office:value-type="float">
            <text:p>2,816</text:p>
          </table:table-cell>
          <table:table-cell table:style-name="TL Data" table:number-columns-repeated="2"/>
          <table:table-cell ns41:value-type="float" table:style-name="TL Data" office:value="2816" office:value-type="float">
            <text:p>2,816</text:p>
          </table:table-cell>
          <table:table-cell ns41:value-type="float" table:style-name="TL Data" office:value="2817" office:value-type="float">
            <text:p>2,817</text:p>
          </table:table-cell>
          <table:table-cell table:style-name="TL Data" table:number-columns-repeated="2"/>
          <table:table-cell ns41:value-type="float" table:style-name="TL Data" office:value="2817" office:value-type="float">
            <text:p>2,817</text:p>
          </table:table-cell>
          <table:table-cell ns41:value-type="float" table:style-name="TL Data" office:value="5633" office:value-type="float">
            <text:p>5,6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738" office:value-type="float">
            <text:p>2,738</text:p>
          </table:table-cell>
          <table:table-cell table:style-name="TL Data" table:number-columns-repeated="2"/>
          <table:table-cell ns41:value-type="float" table:style-name="TL Data" office:value="2738" office:value-type="float">
            <text:p>2,738</text:p>
          </table:table-cell>
          <table:table-cell ns41:value-type="float" table:style-name="TL Data" office:value="2671" office:value-type="float">
            <text:p>2,671</text:p>
          </table:table-cell>
          <table:table-cell table:style-name="TL Data" table:number-columns-repeated="2"/>
          <table:table-cell ns41:value-type="float" table:style-name="TL Data" office:value="2671" office:value-type="float">
            <text:p>2,671</text:p>
          </table:table-cell>
          <table:table-cell ns41:value-type="float" table:style-name="TL Data" office:value="5409" office:value-type="float">
            <text:p>5,4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771" office:value-type="float">
            <text:p>2,771</text:p>
          </table:table-cell>
          <table:table-cell table:style-name="TL Data" table:number-columns-repeated="2"/>
          <table:table-cell ns41:value-type="float" table:style-name="TL Data" office:value="2771" office:value-type="float">
            <text:p>2,771</text:p>
          </table:table-cell>
          <table:table-cell ns41:value-type="float" table:style-name="TL Data" office:value="2735" office:value-type="float">
            <text:p>2,7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36" office:value-type="float">
            <text:p>2,736</text:p>
          </table:table-cell>
          <table:table-cell ns41:value-type="float" table:style-name="TL Data" office:value="5507" office:value-type="float">
            <text:p>5,5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417" office:value-type="float">
            <text:p>2,417</text:p>
          </table:table-cell>
          <table:table-cell table:style-name="TL Data" table:number-columns-repeated="2"/>
          <table:table-cell ns41:value-type="float" table:style-name="TL Data" office:value="2417" office:value-type="float">
            <text:p>2,417</text:p>
          </table:table-cell>
          <table:table-cell ns41:value-type="float" table:style-name="TL Data" office:value="2510" office:value-type="float">
            <text:p>2,5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16" office:value-type="float">
            <text:p>2,516</text:p>
          </table:table-cell>
          <table:table-cell ns41:value-type="float" table:style-name="TL Data" office:value="4933" office:value-type="float">
            <text:p>4,9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425" office:value-type="float">
            <text:p>2,4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27" office:value-type="float">
            <text:p>2,427</text:p>
          </table:table-cell>
          <table:table-cell ns41:value-type="float" table:style-name="TL Data" office:value="2397" office:value-type="float">
            <text:p>2,39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19" office:value-type="float">
            <text:p>2,419</text:p>
          </table:table-cell>
          <table:table-cell ns41:value-type="float" table:style-name="TL Data" office:value="4846" office:value-type="float">
            <text:p>4,8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691" office:value-type="float">
            <text:p>2,691</text:p>
          </table:table-cell>
          <table:table-cell ns41:value-type="float" table:style-name="TL Data" office:value="2510" office:value-type="float">
            <text:p>2,51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0" office:value-type="float">
            <text:p>2,600</text:p>
          </table:table-cell>
          <table:table-cell ns41:value-type="float" table:style-name="TL Data" office:value="5291" office:value-type="float">
            <text:p>5,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631" office:value-type="float">
            <text:p>2,6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70" office:value-type="float">
            <text:p>2,670</text:p>
          </table:table-cell>
          <table:table-cell ns41:value-type="float" table:style-name="TL Data" office:value="2468" office:value-type="float">
            <text:p>2,46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55" office:value-type="float">
            <text:p>2,655</text:p>
          </table:table-cell>
          <table:table-cell ns41:value-type="float" table:style-name="TL Data" office:value="5325" office:value-type="float">
            <text:p>5,3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296" office:value-type="float">
            <text:p>2,29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2377" office:value-type="float">
            <text:p>2,377</text:p>
          </table:table-cell>
          <table:table-cell ns41:value-type="float" table:style-name="TL Data" office:value="2099" office:value-type="float">
            <text:p>2,09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66" office:value-type="float">
            <text:p>2,366</text:p>
          </table:table-cell>
          <table:table-cell ns41:value-type="float" table:style-name="TL Data" office:value="4743" office:value-type="float">
            <text:p>4,7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337" office:value-type="float">
            <text:p>2,337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2462" office:value-type="float">
            <text:p>2,462</text:p>
          </table:table-cell>
          <table:table-cell ns41:value-type="float" table:style-name="TL Data" office:value="1892" office:value-type="float">
            <text:p>1,89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25" office:value-type="float">
            <text:p>2,325</text:p>
          </table:table-cell>
          <table:table-cell ns41:value-type="float" table:style-name="TL Data" office:value="4787" office:value-type="float">
            <text:p>4,7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277" office:value-type="float">
            <text:p>2,2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87" office:value-type="float">
            <text:p>2,587</text:p>
          </table:table-cell>
          <table:table-cell ns41:value-type="float" table:style-name="TL Data" office:value="1834" office:value-type="float">
            <text:p>1,83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09" office:value-type="float">
            <text:p>2,509</text:p>
          </table:table-cell>
          <table:table-cell ns41:value-type="float" table:style-name="TL Data" office:value="5096" office:value-type="float">
            <text:p>5,0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971" office:value-type="float">
            <text:p>1,97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13" office:value-type="float">
            <text:p>2,513</text:p>
          </table:table-cell>
          <table:table-cell ns41:value-type="float" table:style-name="TL Data" office:value="1645" office:value-type="float">
            <text:p>1,645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42" office:value-type="float">
            <text:p>2,542</text:p>
          </table:table-cell>
          <table:table-cell ns41:value-type="float" table:style-name="TL Data" office:value="5055" office:value-type="float">
            <text:p>5,0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903" office:value-type="float">
            <text:p>1,903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57" office:value-type="float">
            <text:p>2,657</text:p>
          </table:table-cell>
          <table:table-cell ns41:value-type="float" table:style-name="TL Data" office:value="1415" office:value-type="float">
            <text:p>1,415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12" office:value-type="float">
            <text:p>2,512</text:p>
          </table:table-cell>
          <table:table-cell ns41:value-type="float" table:style-name="TL Data" office:value="5169" office:value-type="float">
            <text:p>5,1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54" office:value-type="float">
            <text:p>2,554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1269" office:value-type="float">
            <text:p>1,2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67" office:value-type="float">
            <text:p>2,467</text:p>
          </table:table-cell>
          <table:table-cell ns41:value-type="float" table:style-name="TL Data" office:value="5021" office:value-type="float">
            <text:p>5,0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231" office:value-type="float">
            <text:p>1,231</text:p>
          </table:table-cell>
          <table:table-cell ns41:value-type="float" table:style-name="TL Data" office:value="1028" office:value-type="float">
            <text:p>1,0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90" office:value-type="float">
            <text:p>2,29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263" office:value-type="float">
            <text:p>1,26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246" office:value-type="float">
            <text:p>2,246</text:p>
          </table:table-cell>
          <table:table-cell ns41:value-type="float" table:style-name="TL Data" office:value="4536" office:value-type="float">
            <text:p>4,5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54" office:value-type="float">
            <text:p>2,25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04" office:value-type="float">
            <text:p>2,104</text:p>
          </table:table-cell>
          <table:table-cell ns41:value-type="float" table:style-name="TL Data" office:value="4358" office:value-type="float">
            <text:p>4,3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14" office:value-type="float">
            <text:p>2,01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3981" office:value-type="float">
            <text:p>3,9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287" office:value-type="float">
            <text:p>1,28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76" office:value-type="float">
            <text:p>2,07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385" office:value-type="float">
            <text:p>1,38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13" office:value-type="float">
            <text:p>2,013</text:p>
          </table:table-cell>
          <table:table-cell ns41:value-type="float" table:style-name="TL Data" office:value="4089" office:value-type="float">
            <text:p>4,0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171" office:value-type="float">
            <text:p>1,17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42" office:value-type="float">
            <text:p>1,74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37" office:value-type="float">
            <text:p>1,637</text:p>
          </table:table-cell>
          <table:table-cell ns41:value-type="float" table:style-name="TL Data" office:value="3379" office:value-type="float">
            <text:p>3,3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40" office:value-type="float">
            <text:p>1,74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48" office:value-type="float">
            <text:p>1,748</text:p>
          </table:table-cell>
          <table:table-cell ns41:value-type="float" table:style-name="TL Data" office:value="3488" office:value-type="float">
            <text:p>3,4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362" office:value-type="float">
            <text:p>1,3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12" office:value-type="float">
            <text:p>1,91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71" office:value-type="float">
            <text:p>1,971</text:p>
          </table:table-cell>
          <table:table-cell ns41:value-type="float" table:style-name="TL Data" office:value="3883" office:value-type="float">
            <text:p>3,8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03" office:value-type="float">
            <text:p>1,30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17" office:value-type="float">
            <text:p>1,717</text:p>
          </table:table-cell>
          <table:table-cell ns41:value-type="float" table:style-name="TL Data" office:value="3439" office:value-type="float">
            <text:p>3,4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249" office:value-type="float">
            <text:p>1,24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74" office:value-type="float">
            <text:p>1,67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76" office:value-type="float">
            <text:p>1,27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658" office:value-type="float">
            <text:p>1,658</text:p>
          </table:table-cell>
          <table:table-cell ns41:value-type="float" table:style-name="TL Data" office:value="3332" office:value-type="float">
            <text:p>3,3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12" office:value-type="float">
            <text:p>1,61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79" office:value-type="float">
            <text:p>1,27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22" office:value-type="float">
            <text:p>1,622</text:p>
          </table:table-cell>
          <table:table-cell ns41:value-type="float" table:style-name="TL Data" office:value="3234" office:value-type="float">
            <text:p>3,2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09" office:value-type="float">
            <text:p>1,50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182" office:value-type="float">
            <text:p>1,18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3003" office:value-type="float">
            <text:p>3,0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228" office:value-type="float">
            <text:p>1,22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62" office:value-type="float">
            <text:p>1,562</text:p>
          </table:table-cell>
          <table:table-cell ns41:value-type="float" table:style-name="TL Data" office:value="3117" office:value-type="float">
            <text:p>3,1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20" office:value-type="float">
            <text:p>1,42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97" office:value-type="float">
            <text:p>1,597</text:p>
          </table:table-cell>
          <table:table-cell ns41:value-type="float" table:style-name="TL Data" office:value="3017" office:value-type="float">
            <text:p>3,0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080" office:value-type="float">
            <text:p>1,08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2727" office:value-type="float">
            <text:p>2,7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2364" office:value-type="float">
            <text:p>2,3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2571" office:value-type="float">
            <text:p>2,5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90" office:value-type="float">
            <text:p>1,290</text:p>
          </table:table-cell>
          <table:table-cell ns41:value-type="float" table:style-name="TL Data" office:value="2573" office:value-type="float">
            <text:p>2,5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84" office:value-type="float">
            <text:p>1,08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99" office:value-type="float">
            <text:p>1,29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2594" office:value-type="float">
            <text:p>2,5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91" office:value-type="float">
            <text:p>1,29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2510" office:value-type="float">
            <text:p>2,5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34" office:value-type="float">
            <text:p>1,334</text:p>
          </table:table-cell>
          <table:table-cell ns41:value-type="float" table:style-name="TL Data" office:value="2588" office:value-type="float">
            <text:p>2,5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259" office:value-type="float">
            <text:p>1,259</text:p>
          </table:table-cell>
          <table:table-cell ns41:value-type="float" table:style-name="TL Data" office:value="2503" office:value-type="float">
            <text:p>2,5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68" office:value-type="float">
            <text:p>1,26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61" office:value-type="float">
            <text:p>1,261</text:p>
          </table:table-cell>
          <table:table-cell ns41:value-type="float" table:style-name="TL Data" office:value="2529" office:value-type="float">
            <text:p>2,5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9" office:value-type="float">
            <text:p>1,1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12" office:value-type="float">
            <text:p>1,41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540" office:value-type="float">
            <text:p>1,540</text:p>
          </table:table-cell>
          <table:table-cell ns41:value-type="float" table:style-name="TL Data" office:value="2952" office:value-type="float">
            <text:p>2,9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63" office:value-type="float">
            <text:p>1,36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2747" office:value-type="float">
            <text:p>2,7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84305" office:value-type="float">
            <text:p>84,305</text:p>
          </table:table-cell>
          <table:table-cell ns41:value-type="float" table:style-name="TL Data" office:value="30156" office:value-type="float">
            <text:p>30,156</text:p>
          </table:table-cell>
          <table:table-cell ns41:value-type="float" table:style-name="TL Data" office:value="1850" office:value-type="float">
            <text:p>1,850</text:p>
          </table:table-cell>
          <table:table-cell ns41:value-type="float" table:style-name="TL Data" office:value="116311" office:value-type="float">
            <text:p>116,311</text:p>
          </table:table-cell>
          <table:table-cell ns41:value-type="float" table:style-name="TL Data" office:value="79326" office:value-type="float">
            <text:p>79,326</text:p>
          </table:table-cell>
          <table:table-cell ns41:value-type="float" table:style-name="TL Data" office:value="32528" office:value-type="float">
            <text:p>32,528</text:p>
          </table:table-cell>
          <table:table-cell ns41:value-type="float" table:style-name="TL Data" office:value="3429" office:value-type="float">
            <text:p>3,429</text:p>
          </table:table-cell>
          <table:table-cell ns41:value-type="float" table:style-name="TL Data" office:value="115283" office:value-type="float">
            <text:p>115,283</text:p>
          </table:table-cell>
          <table:table-cell ns41:value-type="float" table:style-name="TL Data" office:value="231594" office:value-type="float">
            <text:p>231,5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72" office:value-type="float">
            <text:p>1,172</text:p>
          </table:table-cell>
          <table:table-cell ns41:value-type="float" table:style-name="TL Data" office:value="2277" office:value-type="float">
            <text:p>2,2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54" office:value-type="float">
            <text:p>1,15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26" office:value-type="float">
            <text:p>1,02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2074" office:value-type="float">
            <text:p>2,0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103" office:value-type="float">
            <text:p>1,103</text:p>
          </table:table-cell>
          <table:table-cell ns41:value-type="float" table:style-name="TL Data" office:value="2086" office:value-type="float">
            <text:p>2,0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841" office:value-type="float">
            <text:p>1,8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892" office:value-type="float">
            <text:p>1,8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743" office:value-type="float">
            <text:p>1,7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723" office:value-type="float">
            <text:p>1,7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604" office:value-type="float">
            <text:p>1,6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373" office:value-type="float">
            <text:p>1,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704" office:value-type="float">
            <text:p>1,7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376" office:value-type="float">
            <text:p>1,3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395" office:value-type="float">
            <text:p>1,3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150" office:value-type="float">
            <text:p>1,1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124" office:value-type="float">
            <text:p>1,1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81" office:value-type="float">
            <text:p>8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83" office:value-type="float">
            <text:p>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938" office:value-type="float">
            <text:p>9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808" office:value-type="float">
            <text:p>8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626" office:value-type="float">
            <text:p>6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08" office:value-type="float">
            <text:p>7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12" office:value-type="float">
            <text:p>6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96" office:value-type="float">
            <text:p>5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16" office:value-type="float">
            <text:p>5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8" office:value-type="float">
            <text:p>88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TWEE HONDERD ÉÉN EN TWIN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5558" office:value-type="float">
            <text:p>85,558</text:p>
          </table:table-cell>
          <table:table-cell ns41:value-type="float" table:style-name="TL Data" office:value="42288" office:value-type="float">
            <text:p>42,288</text:p>
          </table:table-cell>
          <table:table-cell ns41:value-type="float" table:style-name="TL Data" office:value="5682" office:value-type="float">
            <text:p>5,682</text:p>
          </table:table-cell>
          <table:table-cell ns41:value-type="float" table:style-name="TL Data" office:value="133528" office:value-type="float">
            <text:p>133,528</text:p>
          </table:table-cell>
          <table:table-cell ns41:value-type="float" table:style-name="TL Data" office:value="80938" office:value-type="float">
            <text:p>80,938</text:p>
          </table:table-cell>
          <table:table-cell ns41:value-type="float" table:style-name="TL Data" office:value="42409" office:value-type="float">
            <text:p>42,409</text:p>
          </table:table-cell>
          <table:table-cell ns41:value-type="float" table:style-name="TL Data" office:value="11146" office:value-type="float">
            <text:p>11,146</text:p>
          </table:table-cell>
          <table:table-cell ns41:value-type="float" table:style-name="TL Data" office:value="134493" office:value-type="float">
            <text:p>134,493</text:p>
          </table:table-cell>
          <table:table-cell ns41:value-type="float" table:style-name="TL Data" office:value="268021" office:value-type="float">
            <text:p>268,0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7866" office:value-type="float">
            <text:p>7,866</text:p>
          </table:table-cell>
          <table:table-cell table:style-name="TL Data" table:number-columns-repeated="2"/>
          <table:table-cell ns41:value-type="float" table:style-name="TL Data" office:value="7866" office:value-type="float">
            <text:p>7,866</text:p>
          </table:table-cell>
          <table:table-cell ns41:value-type="float" table:style-name="TL Data" office:value="7685" office:value-type="float">
            <text:p>7,685</text:p>
          </table:table-cell>
          <table:table-cell table:style-name="TL Data" table:number-columns-repeated="2"/>
          <table:table-cell ns41:value-type="float" table:style-name="TL Data" office:value="7685" office:value-type="float">
            <text:p>7,685</text:p>
          </table:table-cell>
          <table:table-cell ns41:value-type="float" table:style-name="TL Data" office:value="15551" office:value-type="float">
            <text:p>15,5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6287" office:value-type="float">
            <text:p>6,287</text:p>
          </table:table-cell>
          <table:table-cell table:style-name="TL Data" table:number-columns-repeated="2"/>
          <table:table-cell ns41:value-type="float" table:style-name="TL Data" office:value="6287" office:value-type="float">
            <text:p>6,287</text:p>
          </table:table-cell>
          <table:table-cell ns41:value-type="float" table:style-name="TL Data" office:value="6374" office:value-type="float">
            <text:p>6,374</text:p>
          </table:table-cell>
          <table:table-cell table:style-name="TL Data" table:number-columns-repeated="2"/>
          <table:table-cell ns41:value-type="float" table:style-name="TL Data" office:value="6374" office:value-type="float">
            <text:p>6,374</text:p>
          </table:table-cell>
          <table:table-cell ns41:value-type="float" table:style-name="TL Data" office:value="12661" office:value-type="float">
            <text:p>12,6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6025" office:value-type="float">
            <text:p>6,025</text:p>
          </table:table-cell>
          <table:table-cell table:style-name="TL Data" table:number-columns-repeated="2"/>
          <table:table-cell ns41:value-type="float" table:style-name="TL Data" office:value="6025" office:value-type="float">
            <text:p>6,025</text:p>
          </table:table-cell>
          <table:table-cell ns41:value-type="float" table:style-name="TL Data" office:value="5944" office:value-type="float">
            <text:p>5,944</text:p>
          </table:table-cell>
          <table:table-cell table:style-name="TL Data" table:number-columns-repeated="2"/>
          <table:table-cell ns41:value-type="float" table:style-name="TL Data" office:value="5944" office:value-type="float">
            <text:p>5,944</text:p>
          </table:table-cell>
          <table:table-cell ns41:value-type="float" table:style-name="TL Data" office:value="11969" office:value-type="float">
            <text:p>11,9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5792" office:value-type="float">
            <text:p>5,792</text:p>
          </table:table-cell>
          <table:table-cell table:style-name="TL Data" table:number-columns-repeated="2"/>
          <table:table-cell ns41:value-type="float" table:style-name="TL Data" office:value="5792" office:value-type="float">
            <text:p>5,792</text:p>
          </table:table-cell>
          <table:table-cell ns41:value-type="float" table:style-name="TL Data" office:value="5963" office:value-type="float">
            <text:p>5,963</text:p>
          </table:table-cell>
          <table:table-cell table:style-name="TL Data" table:number-columns-repeated="2"/>
          <table:table-cell ns41:value-type="float" table:style-name="TL Data" office:value="5963" office:value-type="float">
            <text:p>5,963</text:p>
          </table:table-cell>
          <table:table-cell ns41:value-type="float" table:style-name="TL Data" office:value="11755" office:value-type="float">
            <text:p>11,7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6251" office:value-type="float">
            <text:p>6,251</text:p>
          </table:table-cell>
          <table:table-cell table:style-name="TL Data" table:number-columns-repeated="2"/>
          <table:table-cell ns41:value-type="float" table:style-name="TL Data" office:value="6251" office:value-type="float">
            <text:p>6,251</text:p>
          </table:table-cell>
          <table:table-cell ns41:value-type="float" table:style-name="TL Data" office:value="6269" office:value-type="float">
            <text:p>6,269</text:p>
          </table:table-cell>
          <table:table-cell table:style-name="TL Data" table:number-columns-repeated="2"/>
          <table:table-cell ns41:value-type="float" table:style-name="TL Data" office:value="6269" office:value-type="float">
            <text:p>6,269</text:p>
          </table:table-cell>
          <table:table-cell ns41:value-type="float" table:style-name="TL Data" office:value="12520" office:value-type="float">
            <text:p>12,5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6527" office:value-type="float">
            <text:p>6,527</text:p>
          </table:table-cell>
          <table:table-cell table:style-name="TL Data" table:number-columns-repeated="2"/>
          <table:table-cell ns41:value-type="float" table:style-name="TL Data" office:value="6527" office:value-type="float">
            <text:p>6,527</text:p>
          </table:table-cell>
          <table:table-cell ns41:value-type="float" table:style-name="TL Data" office:value="6552" office:value-type="float">
            <text:p>6,552</text:p>
          </table:table-cell>
          <table:table-cell table:style-name="TL Data" table:number-columns-repeated="2"/>
          <table:table-cell ns41:value-type="float" table:style-name="TL Data" office:value="6552" office:value-type="float">
            <text:p>6,552</text:p>
          </table:table-cell>
          <table:table-cell ns41:value-type="float" table:style-name="TL Data" office:value="13079" office:value-type="float">
            <text:p>13,0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6254" office:value-type="float">
            <text:p>6,254</text:p>
          </table:table-cell>
          <table:table-cell table:style-name="TL Data" table:number-columns-repeated="2"/>
          <table:table-cell ns41:value-type="float" table:style-name="TL Data" office:value="6254" office:value-type="float">
            <text:p>6,254</text:p>
          </table:table-cell>
          <table:table-cell ns41:value-type="float" table:style-name="TL Data" office:value="6290" office:value-type="float">
            <text:p>6,290</text:p>
          </table:table-cell>
          <table:table-cell table:style-name="TL Data" table:number-columns-repeated="2"/>
          <table:table-cell ns41:value-type="float" table:style-name="TL Data" office:value="6290" office:value-type="float">
            <text:p>6,290</text:p>
          </table:table-cell>
          <table:table-cell ns41:value-type="float" table:style-name="TL Data" office:value="12544" office:value-type="float">
            <text:p>12,5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6318" office:value-type="float">
            <text:p>6,318</text:p>
          </table:table-cell>
          <table:table-cell table:style-name="TL Data" table:number-columns-repeated="2"/>
          <table:table-cell ns41:value-type="float" table:style-name="TL Data" office:value="6318" office:value-type="float">
            <text:p>6,318</text:p>
          </table:table-cell>
          <table:table-cell ns41:value-type="float" table:style-name="TL Data" office:value="6213" office:value-type="float">
            <text:p>6,213</text:p>
          </table:table-cell>
          <table:table-cell table:style-name="TL Data" table:number-columns-repeated="2"/>
          <table:table-cell ns41:value-type="float" table:style-name="TL Data" office:value="6213" office:value-type="float">
            <text:p>6,213</text:p>
          </table:table-cell>
          <table:table-cell ns41:value-type="float" table:style-name="TL Data" office:value="12531" office:value-type="float">
            <text:p>12,5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6275" office:value-type="float">
            <text:p>6,275</text:p>
          </table:table-cell>
          <table:table-cell table:style-name="TL Data" table:number-columns-repeated="2"/>
          <table:table-cell ns41:value-type="float" table:style-name="TL Data" office:value="6275" office:value-type="float">
            <text:p>6,275</text:p>
          </table:table-cell>
          <table:table-cell ns41:value-type="float" table:style-name="TL Data" office:value="6159" office:value-type="float">
            <text:p>6,159</text:p>
          </table:table-cell>
          <table:table-cell table:style-name="TL Data" table:number-columns-repeated="2"/>
          <table:table-cell ns41:value-type="float" table:style-name="TL Data" office:value="6159" office:value-type="float">
            <text:p>6,159</text:p>
          </table:table-cell>
          <table:table-cell ns41:value-type="float" table:style-name="TL Data" office:value="12434" office:value-type="float">
            <text:p>12,4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6205" office:value-type="float">
            <text:p>6,205</text:p>
          </table:table-cell>
          <table:table-cell table:style-name="TL Data" table:number-columns-repeated="2"/>
          <table:table-cell ns41:value-type="float" table:style-name="TL Data" office:value="6205" office:value-type="float">
            <text:p>6,205</text:p>
          </table:table-cell>
          <table:table-cell ns41:value-type="float" table:style-name="TL Data" office:value="6242" office:value-type="float">
            <text:p>6,242</text:p>
          </table:table-cell>
          <table:table-cell table:style-name="TL Data" table:number-columns-repeated="2"/>
          <table:table-cell ns41:value-type="float" table:style-name="TL Data" office:value="6242" office:value-type="float">
            <text:p>6,242</text:p>
          </table:table-cell>
          <table:table-cell ns41:value-type="float" table:style-name="TL Data" office:value="12447" office:value-type="float">
            <text:p>12,4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6065" office:value-type="float">
            <text:p>6,065</text:p>
          </table:table-cell>
          <table:table-cell table:style-name="TL Data" table:number-columns-repeated="2"/>
          <table:table-cell ns41:value-type="float" table:style-name="TL Data" office:value="6065" office:value-type="float">
            <text:p>6,065</text:p>
          </table:table-cell>
          <table:table-cell ns41:value-type="float" table:style-name="TL Data" office:value="6165" office:value-type="float">
            <text:p>6,165</text:p>
          </table:table-cell>
          <table:table-cell table:style-name="TL Data" table:number-columns-repeated="2"/>
          <table:table-cell ns41:value-type="float" table:style-name="TL Data" office:value="6165" office:value-type="float">
            <text:p>6,165</text:p>
          </table:table-cell>
          <table:table-cell ns41:value-type="float" table:style-name="TL Data" office:value="12230" office:value-type="float">
            <text:p>12,2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6154" office:value-type="float">
            <text:p>6,154</text:p>
          </table:table-cell>
          <table:table-cell table:style-name="TL Data" table:number-columns-repeated="2"/>
          <table:table-cell ns41:value-type="float" table:style-name="TL Data" office:value="6154" office:value-type="float">
            <text:p>6,154</text:p>
          </table:table-cell>
          <table:table-cell ns41:value-type="float" table:style-name="TL Data" office:value="6298" office:value-type="float">
            <text:p>6,298</text:p>
          </table:table-cell>
          <table:table-cell table:style-name="TL Data" table:number-columns-repeated="2"/>
          <table:table-cell ns41:value-type="float" table:style-name="TL Data" office:value="6298" office:value-type="float">
            <text:p>6,298</text:p>
          </table:table-cell>
          <table:table-cell ns41:value-type="float" table:style-name="TL Data" office:value="12452" office:value-type="float">
            <text:p>12,4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6207" office:value-type="float">
            <text:p>6,207</text:p>
          </table:table-cell>
          <table:table-cell table:style-name="TL Data" table:number-columns-repeated="2"/>
          <table:table-cell ns41:value-type="float" table:style-name="TL Data" office:value="6207" office:value-type="float">
            <text:p>6,207</text:p>
          </table:table-cell>
          <table:table-cell ns41:value-type="float" table:style-name="TL Data" office:value="6125" office:value-type="float">
            <text:p>6,125</text:p>
          </table:table-cell>
          <table:table-cell table:style-name="TL Data" table:number-columns-repeated="2"/>
          <table:table-cell ns41:value-type="float" table:style-name="TL Data" office:value="6125" office:value-type="float">
            <text:p>6,125</text:p>
          </table:table-cell>
          <table:table-cell ns41:value-type="float" table:style-name="TL Data" office:value="12332" office:value-type="float">
            <text:p>12,3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5809" office:value-type="float">
            <text:p>5,809</text:p>
          </table:table-cell>
          <table:table-cell table:style-name="TL Data" table:number-columns-repeated="2"/>
          <table:table-cell ns41:value-type="float" table:style-name="TL Data" office:value="5809" office:value-type="float">
            <text:p>5,809</text:p>
          </table:table-cell>
          <table:table-cell ns41:value-type="float" table:style-name="TL Data" office:value="5920" office:value-type="float">
            <text:p>5,920</text:p>
          </table:table-cell>
          <table:table-cell table:style-name="TL Data" table:number-columns-repeated="2"/>
          <table:table-cell ns41:value-type="float" table:style-name="TL Data" office:value="5920" office:value-type="float">
            <text:p>5,920</text:p>
          </table:table-cell>
          <table:table-cell ns41:value-type="float" table:style-name="TL Data" office:value="11729" office:value-type="float">
            <text:p>11,7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5583" office:value-type="float">
            <text:p>5,583</text:p>
          </table:table-cell>
          <table:table-cell table:style-name="TL Data" table:number-columns-repeated="2"/>
          <table:table-cell ns41:value-type="float" table:style-name="TL Data" office:value="5583" office:value-type="float">
            <text:p>5,583</text:p>
          </table:table-cell>
          <table:table-cell ns41:value-type="float" table:style-name="TL Data" office:value="5646" office:value-type="float">
            <text:p>5,646</text:p>
          </table:table-cell>
          <table:table-cell table:style-name="TL Data" table:number-columns-repeated="2"/>
          <table:table-cell ns41:value-type="float" table:style-name="TL Data" office:value="5646" office:value-type="float">
            <text:p>5,646</text:p>
          </table:table-cell>
          <table:table-cell ns41:value-type="float" table:style-name="TL Data" office:value="11229" office:value-type="float">
            <text:p>11,2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5411" office:value-type="float">
            <text:p>5,411</text:p>
          </table:table-cell>
          <table:table-cell table:style-name="TL Data" table:number-columns-repeated="2"/>
          <table:table-cell ns41:value-type="float" table:style-name="TL Data" office:value="5411" office:value-type="float">
            <text:p>5,411</text:p>
          </table:table-cell>
          <table:table-cell ns41:value-type="float" table:style-name="TL Data" office:value="5425" office:value-type="float">
            <text:p>5,425</text:p>
          </table:table-cell>
          <table:table-cell table:style-name="TL Data" table:number-columns-repeated="2"/>
          <table:table-cell ns41:value-type="float" table:style-name="TL Data" office:value="5425" office:value-type="float">
            <text:p>5,425</text:p>
          </table:table-cell>
          <table:table-cell ns41:value-type="float" table:style-name="TL Data" office:value="10836" office:value-type="float">
            <text:p>10,8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5489" office:value-type="float">
            <text:p>5,489</text:p>
          </table:table-cell>
          <table:table-cell table:style-name="TL Data" table:number-columns-repeated="2"/>
          <table:table-cell ns41:value-type="float" table:style-name="TL Data" office:value="5489" office:value-type="float">
            <text:p>5,489</text:p>
          </table:table-cell>
          <table:table-cell ns41:value-type="float" table:style-name="TL Data" office:value="5375" office:value-type="float">
            <text:p>5,37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379" office:value-type="float">
            <text:p>5,379</text:p>
          </table:table-cell>
          <table:table-cell ns41:value-type="float" table:style-name="TL Data" office:value="10868" office:value-type="float">
            <text:p>10,8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4802" office:value-type="float">
            <text:p>4,802</text:p>
          </table:table-cell>
          <table:table-cell table:style-name="TL Data" table:number-columns-repeated="2"/>
          <table:table-cell ns41:value-type="string" table:style-name="TL Data" office:value-type="string">
            <text:p>4.803/A</text:p>
          </table:table-cell>
          <table:table-cell ns41:value-type="float" table:style-name="TL Data" office:value="4991" office:value-type="float">
            <text:p>4,99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001" office:value-type="float">
            <text:p>5,001</text:p>
          </table:table-cell>
          <table:table-cell ns41:value-type="float" table:style-name="TL Data" office:value="9804" office:value-type="float">
            <text:p>9,8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4742" office:value-type="float">
            <text:p>4,7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57" office:value-type="float">
            <text:p>4,757</text:p>
          </table:table-cell>
          <table:table-cell ns41:value-type="float" table:style-name="TL Data" office:value="4891" office:value-type="float">
            <text:p>4,89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28" office:value-type="float">
            <text:p>4,928</text:p>
          </table:table-cell>
          <table:table-cell ns41:value-type="float" table:style-name="TL Data" office:value="9685" office:value-type="float">
            <text:p>9,6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5161" office:value-type="float">
            <text:p>5,16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string" table:style-name="TL Data" office:value-type="string">
            <text:p>5.200/B</text:p>
          </table:table-cell>
          <table:table-cell ns41:value-type="float" table:style-name="TL Data" office:value="5213" office:value-type="float">
            <text:p>5,21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68" office:value-type="float">
            <text:p>5,368</text:p>
          </table:table-cell>
          <table:table-cell ns41:value-type="float" table:style-name="TL Data" office:value="10568" office:value-type="float">
            <text:p>10,5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5160" office:value-type="float">
            <text:p>5,16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76" office:value-type="float">
            <text:p>5,276</text:p>
          </table:table-cell>
          <table:table-cell ns41:value-type="float" table:style-name="TL Data" office:value="5208" office:value-type="float">
            <text:p>5,20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61" office:value-type="float">
            <text:p>5,561</text:p>
          </table:table-cell>
          <table:table-cell ns41:value-type="float" table:style-name="TL Data" office:value="10837" office:value-type="float">
            <text:p>10,8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4632" office:value-type="float">
            <text:p>4,6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4.833/A</text:p>
          </table:table-cell>
          <table:table-cell ns41:value-type="float" table:style-name="TL Data" office:value="4693" office:value-type="float">
            <text:p>4,69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53" office:value-type="float">
            <text:p>5,153</text:p>
          </table:table-cell>
          <table:table-cell ns41:value-type="float" table:style-name="TL Data" office:value="9986" office:value-type="float">
            <text:p>9,9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4560" office:value-type="float">
            <text:p>4,56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01" office:value-type="float">
            <text:p>4,901</text:p>
          </table:table-cell>
          <table:table-cell ns41:value-type="float" table:style-name="TL Data" office:value="4372" office:value-type="float">
            <text:p>4,372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198" office:value-type="float">
            <text:p>5,198</text:p>
          </table:table-cell>
          <table:table-cell ns41:value-type="float" table:style-name="TL Data" office:value="10099" office:value-type="float">
            <text:p>10,0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4510" office:value-type="float">
            <text:p>4,51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5.179/A</text:p>
          </table:table-cell>
          <table:table-cell ns41:value-type="float" table:style-name="TL Data" office:value="4421" office:value-type="float">
            <text:p>4,421</text:p>
          </table:table-cell>
          <table:table-cell ns41:value-type="float" table:style-name="TL Data" office:value="1207" office:value-type="float">
            <text:p>1,207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5.662/A</text:p>
          </table:table-cell>
          <table:table-cell ns41:value-type="float" table:style-name="TL Data" office:value="10841" office:value-type="float">
            <text:p>10,8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921" office:value-type="float">
            <text:p>3,921</text:p>
          </table:table-cell>
          <table:table-cell ns41:value-type="float" table:style-name="TL Data" office:value="1070" office:value-type="float">
            <text:p>1,070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TL Data" office:value-type="string">
            <text:p>5.014/B</text:p>
          </table:table-cell>
          <table:table-cell ns41:value-type="float" table:style-name="TL Data" office:value="3958" office:value-type="float">
            <text:p>3,958</text:p>
          </table:table-cell>
          <table:table-cell ns41:value-type="float" table:style-name="TL Data" office:value="1563" office:value-type="float">
            <text:p>1,5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82" office:value-type="float">
            <text:p>5,582</text:p>
          </table:table-cell>
          <table:table-cell ns41:value-type="float" table:style-name="TL Data" office:value="10596" office:value-type="float">
            <text:p>10,5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3687" office:value-type="float">
            <text:p>3,687</text:p>
          </table:table-cell>
          <table:table-cell ns41:value-type="float" table:style-name="TL Data" office:value="1481" office:value-type="float">
            <text:p>1,481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5.204/B</text:p>
          </table:table-cell>
          <table:table-cell ns41:value-type="float" table:style-name="TL Data" office:value="3613" office:value-type="float">
            <text:p>3,613</text:p>
          </table:table-cell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72" office:value-type="float">
            <text:p>72</text:p>
          </table:table-cell>
          <table:table-cell ns41:value-type="string" table:style-name="TL Data" office:value-type="string">
            <text:p>5.677/A</text:p>
          </table:table-cell>
          <table:table-cell ns41:value-type="float" table:style-name="TL Data" office:value="10881" office:value-type="float">
            <text:p>10,8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3136" office:value-type="float">
            <text:p>3,136</text:p>
          </table:table-cell>
          <table:table-cell ns41:value-type="float" table:style-name="TL Data" office:value="1789" office:value-type="float">
            <text:p>1,789</text:p>
          </table:table-cell>
          <table:table-cell ns41:value-type="float" table:style-name="TL Data" office:value="43" office:value-type="float">
            <text:p>43</text:p>
          </table:table-cell>
          <table:table-cell ns41:value-type="string" table:style-name="TL Data" office:value-type="string">
            <text:p>4.969/A</text:p>
          </table:table-cell>
          <table:table-cell ns41:value-type="float" table:style-name="TL Data" office:value="3051" office:value-type="float">
            <text:p>3,051</text:p>
          </table:table-cell>
          <table:table-cell ns41:value-type="float" table:style-name="TL Data" office:value="2329" office:value-type="float">
            <text:p>2,32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459" office:value-type="float">
            <text:p>5,459</text:p>
          </table:table-cell>
          <table:table-cell ns41:value-type="float" table:style-name="TL Data" office:value="10428" office:value-type="float">
            <text:p>10,4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484" office:value-type="float">
            <text:p>2,484</text:p>
          </table:table-cell>
          <table:table-cell ns41:value-type="float" table:style-name="TL Data" office:value="2133" office:value-type="float">
            <text:p>2,13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83" office:value-type="float">
            <text:p>4,683</text:p>
          </table:table-cell>
          <table:table-cell ns41:value-type="float" table:style-name="TL Data" office:value="2547" office:value-type="float">
            <text:p>2,547</text:p>
          </table:table-cell>
          <table:table-cell ns41:value-type="float" table:style-name="TL Data" office:value="2455" office:value-type="float">
            <text:p>2,455</text:p>
          </table:table-cell>
          <table:table-cell ns41:value-type="float" table:style-name="TL Data" office:value="89" office:value-type="float">
            <text:p>89</text:p>
          </table:table-cell>
          <table:table-cell ns41:value-type="string" table:style-name="TL Data" office:value-type="string">
            <text:p>5.092/A</text:p>
          </table:table-cell>
          <table:table-cell ns41:value-type="float" table:style-name="TL Data" office:value="9775" office:value-type="float">
            <text:p>9,7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2153" office:value-type="float">
            <text:p>2,153</text:p>
          </table:table-cell>
          <table:table-cell ns41:value-type="float" table:style-name="TL Data" office:value="2322" office:value-type="float">
            <text:p>2,32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30" office:value-type="float">
            <text:p>4,530</text:p>
          </table:table-cell>
          <table:table-cell ns41:value-type="float" table:style-name="TL Data" office:value="2143" office:value-type="float">
            <text:p>2,143</text:p>
          </table:table-cell>
          <table:table-cell ns41:value-type="float" table:style-name="TL Data" office:value="2509" office:value-type="float">
            <text:p>2,5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758" office:value-type="float">
            <text:p>4,758</text:p>
          </table:table-cell>
          <table:table-cell ns41:value-type="float" table:style-name="TL Data" office:value="9288" office:value-type="float">
            <text:p>9,2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767" office:value-type="float">
            <text:p>1,767</text:p>
          </table:table-cell>
          <table:table-cell ns41:value-type="float" table:style-name="TL Data" office:value="2306" office:value-type="float">
            <text:p>2,30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30" office:value-type="float">
            <text:p>4,130</text:p>
          </table:table-cell>
          <table:table-cell ns41:value-type="float" table:style-name="TL Data" office:value="1857" office:value-type="float">
            <text:p>1,857</text:p>
          </table:table-cell>
          <table:table-cell ns41:value-type="float" table:style-name="TL Data" office:value="2478" office:value-type="float">
            <text:p>2,47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467" office:value-type="float">
            <text:p>4,467</text:p>
          </table:table-cell>
          <table:table-cell ns41:value-type="float" table:style-name="TL Data" office:value="8597" office:value-type="float">
            <text:p>8,5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2714" office:value-type="float">
            <text:p>2,714</text:p>
          </table:table-cell>
          <table:table-cell ns41:value-type="float" table:style-name="TL Data" office:value="94" office:value-type="float">
            <text:p>94</text:p>
          </table:table-cell>
          <table:table-cell ns41:value-type="string" table:style-name="TL Data" office:value-type="string">
            <text:p>4.389/B</text:p>
          </table:table-cell>
          <table:table-cell ns41:value-type="float" table:style-name="TL Data" office:value="1756" office:value-type="float">
            <text:p>1,756</text:p>
          </table:table-cell>
          <table:table-cell ns41:value-type="float" table:style-name="TL Data" office:value="2870" office:value-type="float">
            <text:p>2,87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798" office:value-type="float">
            <text:p>4,798</text:p>
          </table:table-cell>
          <table:table-cell ns41:value-type="float" table:style-name="TL Data" office:value="9187" office:value-type="float">
            <text:p>9,1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114" office:value-type="float">
            <text:p>1,114</text:p>
          </table:table-cell>
          <table:table-cell ns41:value-type="float" table:style-name="TL Data" office:value="2426" office:value-type="float">
            <text:p>2,42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625" office:value-type="float">
            <text:p>3,625</text:p>
          </table:table-cell>
          <table:table-cell ns41:value-type="float" table:style-name="TL Data" office:value="1242" office:value-type="float">
            <text:p>1,242</text:p>
          </table:table-cell>
          <table:table-cell ns41:value-type="float" table:style-name="TL Data" office:value="2487" office:value-type="float">
            <text:p>2,48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867" office:value-type="float">
            <text:p>3,867</text:p>
          </table:table-cell>
          <table:table-cell ns41:value-type="float" table:style-name="TL Data" office:value="7492" office:value-type="float">
            <text:p>7,4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055" office:value-type="float">
            <text:p>1,055</text:p>
          </table:table-cell>
          <table:table-cell ns41:value-type="float" table:style-name="TL Data" office:value="2485" office:value-type="float">
            <text:p>2,48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639" office:value-type="float">
            <text:p>3,639</text:p>
          </table:table-cell>
          <table:table-cell ns41:value-type="float" table:style-name="TL Data" office:value="1199" office:value-type="float">
            <text:p>1,199</text:p>
          </table:table-cell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031" office:value-type="float">
            <text:p>4,031</text:p>
          </table:table-cell>
          <table:table-cell ns41:value-type="float" table:style-name="TL Data" office:value="7670" office:value-type="float">
            <text:p>7,6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2742" office:value-type="float">
            <text:p>2,74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804" office:value-type="float">
            <text:p>3,804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2990" office:value-type="float">
            <text:p>2,990</text:p>
          </table:table-cell>
          <table:table-cell ns41:value-type="float" table:style-name="TL Data" office:value="199" office:value-type="float">
            <text:p>199</text:p>
          </table:table-cell>
          <table:table-cell ns41:value-type="string" table:style-name="TL Data" office:value-type="string">
            <text:p>4.253/A</text:p>
          </table:table-cell>
          <table:table-cell ns41:value-type="float" table:style-name="TL Data" office:value="8057" office:value-type="float">
            <text:p>8,0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2724" office:value-type="float">
            <text:p>2,72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622" office:value-type="float">
            <text:p>3,622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2821" office:value-type="float">
            <text:p>2,82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010" office:value-type="float">
            <text:p>4,010</text:p>
          </table:table-cell>
          <table:table-cell ns41:value-type="float" table:style-name="TL Data" office:value="7632" office:value-type="float">
            <text:p>7,6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613" office:value-type="float">
            <text:p>2,613</text:p>
          </table:table-cell>
          <table:table-cell ns41:value-type="float" table:style-name="TL Data" office:value="124" office:value-type="float">
            <text:p>124</text:p>
          </table:table-cell>
          <table:table-cell ns41:value-type="string" table:style-name="TL Data" office:value-type="string">
            <text:p>3.452/A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2618" office:value-type="float">
            <text:p>2,61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702" office:value-type="float">
            <text:p>3,702</text:p>
          </table:table-cell>
          <table:table-cell ns41:value-type="float" table:style-name="TL Data" office:value="7154" office:value-type="float">
            <text:p>7,1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2599" office:value-type="float">
            <text:p>2,59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370" office:value-type="float">
            <text:p>3,370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677" office:value-type="float">
            <text:p>2,67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749" office:value-type="float">
            <text:p>3,749</text:p>
          </table:table-cell>
          <table:table-cell ns41:value-type="float" table:style-name="TL Data" office:value="7119" office:value-type="float">
            <text:p>7,1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617" office:value-type="float">
            <text:p>2,617</text:p>
          </table:table-cell>
          <table:table-cell ns41:value-type="float" table:style-name="TL Data" office:value="131" office:value-type="float">
            <text:p>131</text:p>
          </table:table-cell>
          <table:table-cell ns41:value-type="string" table:style-name="TL Data" office:value-type="string">
            <text:p>3.274/B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578" office:value-type="float">
            <text:p>2,57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513" office:value-type="float">
            <text:p>3,513</text:p>
          </table:table-cell>
          <table:table-cell ns41:value-type="float" table:style-name="TL Data" office:value="6787" office:value-type="float">
            <text:p>6,7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695" office:value-type="float">
            <text:p>2,69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337" office:value-type="float">
            <text:p>3,337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695" office:value-type="float">
            <text:p>2,69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751" office:value-type="float">
            <text:p>3,751</text:p>
          </table:table-cell>
          <table:table-cell ns41:value-type="float" table:style-name="TL Data" office:value="7088" office:value-type="float">
            <text:p>7,0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547" office:value-type="float">
            <text:p>2,54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133" office:value-type="float">
            <text:p>3,133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2711" office:value-type="float">
            <text:p>2,71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780" office:value-type="float">
            <text:p>3,780</text:p>
          </table:table-cell>
          <table:table-cell ns41:value-type="float" table:style-name="TL Data" office:value="6913" office:value-type="float">
            <text:p>6,9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435" office:value-type="float">
            <text:p>2,43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985" office:value-type="float">
            <text:p>2,985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526" office:value-type="float">
            <text:p>3,526</text:p>
          </table:table-cell>
          <table:table-cell ns41:value-type="float" table:style-name="TL Data" office:value="6511" office:value-type="float">
            <text:p>6,5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294" office:value-type="float">
            <text:p>2,294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TL Data" office:value-type="string">
            <text:p>2.770/A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232" office:value-type="float">
            <text:p>2,2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54" office:value-type="float">
            <text:p>3,054</text:p>
          </table:table-cell>
          <table:table-cell ns41:value-type="float" table:style-name="TL Data" office:value="5824" office:value-type="float">
            <text:p>5,8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80" office:value-type="float">
            <text:p>2,3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845" office:value-type="float">
            <text:p>2,84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420" office:value-type="float">
            <text:p>2,42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62" office:value-type="float">
            <text:p>3,362</text:p>
          </table:table-cell>
          <table:table-cell ns41:value-type="float" table:style-name="TL Data" office:value="6207" office:value-type="float">
            <text:p>6,2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358" office:value-type="float">
            <text:p>2,35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806" office:value-type="float">
            <text:p>2,806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267" office:value-type="float">
            <text:p>2,26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165" office:value-type="float">
            <text:p>3,165</text:p>
          </table:table-cell>
          <table:table-cell ns41:value-type="float" table:style-name="TL Data" office:value="5971" office:value-type="float">
            <text:p>5,9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09" office:value-type="float">
            <text:p>2,40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885" office:value-type="float">
            <text:p>2,88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404" office:value-type="float">
            <text:p>404</text:p>
          </table:table-cell>
          <table:table-cell ns41:value-type="string" table:style-name="TL Data" office:value-type="string">
            <text:p>3.140/A</text:p>
          </table:table-cell>
          <table:table-cell ns41:value-type="float" table:style-name="TL Data" office:value="6025" office:value-type="float">
            <text:p>6,0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260" office:value-type="float">
            <text:p>2,2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696" office:value-type="float">
            <text:p>2,69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146" office:value-type="float">
            <text:p>2,14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026" office:value-type="float">
            <text:p>3,026</text:p>
          </table:table-cell>
          <table:table-cell ns41:value-type="float" table:style-name="TL Data" office:value="5722" office:value-type="float">
            <text:p>5,7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99" office:value-type="float">
            <text:p>2,69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247" office:value-type="float">
            <text:p>2,24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101" office:value-type="float">
            <text:p>3,101</text:p>
          </table:table-cell>
          <table:table-cell ns41:value-type="float" table:style-name="TL Data" office:value="5800" office:value-type="float">
            <text:p>5,8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02" office:value-type="float">
            <text:p>2,20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628" office:value-type="float">
            <text:p>2,62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079" office:value-type="float">
            <text:p>2,079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011" office:value-type="float">
            <text:p>3,011</text:p>
          </table:table-cell>
          <table:table-cell ns41:value-type="float" table:style-name="TL Data" office:value="5639" office:value-type="float">
            <text:p>5,6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35" office:value-type="float">
            <text:p>2,135</text:p>
          </table:table-cell>
          <table:table-cell ns41:value-type="float" table:style-name="TL Data" office:value="203" office:value-type="float">
            <text:p>203</text:p>
          </table:table-cell>
          <table:table-cell ns41:value-type="string" table:style-name="TL Data" office:value-type="string">
            <text:p>2.564/A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011" office:value-type="float">
            <text:p>2,011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027" office:value-type="float">
            <text:p>3,027</text:p>
          </table:table-cell>
          <table:table-cell ns41:value-type="float" table:style-name="TL Data" office:value="5591" office:value-type="float">
            <text:p>5,5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26" office:value-type="float">
            <text:p>2,32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30" office:value-type="float">
            <text:p>2,83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281" office:value-type="float">
            <text:p>2,28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540" office:value-type="float">
            <text:p>3,540</text:p>
          </table:table-cell>
          <table:table-cell ns41:value-type="float" table:style-name="TL Data" office:value="6370" office:value-type="float">
            <text:p>6,3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48" office:value-type="float">
            <text:p>2,248</text:p>
          </table:table-cell>
          <table:table-cell ns41:value-type="float" table:style-name="TL Data" office:value="235" office:value-type="float">
            <text:p>235</text:p>
          </table:table-cell>
          <table:table-cell ns41:value-type="string" table:style-name="TL Data" office:value-type="string">
            <text:p>2.722/A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148" office:value-type="float">
            <text:p>2,148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3317" office:value-type="float">
            <text:p>3,317</text:p>
          </table:table-cell>
          <table:table-cell ns41:value-type="float" table:style-name="TL Data" office:value="6039" office:value-type="float">
            <text:p>6,0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66686" office:value-type="float">
            <text:p>166,686</text:p>
          </table:table-cell>
          <table:table-cell ns41:value-type="float" table:style-name="TL Data" office:value="63878" office:value-type="float">
            <text:p>63,878</text:p>
          </table:table-cell>
          <table:table-cell ns41:value-type="float" table:style-name="TL Data" office:value="3490" office:value-type="float">
            <text:p>3,490</text:p>
          </table:table-cell>
          <table:table-cell ns41:value-type="float" table:style-name="TL Data" office:value="234072" office:value-type="float">
            <text:p>234,072</text:p>
          </table:table-cell>
          <table:table-cell ns41:value-type="float" table:style-name="TL Data" office:value="171267" office:value-type="float">
            <text:p>171,267</text:p>
          </table:table-cell>
          <table:table-cell ns41:value-type="float" table:style-name="TL Data" office:value="67970" office:value-type="float">
            <text:p>67,970</text:p>
          </table:table-cell>
          <table:table-cell ns41:value-type="float" table:style-name="TL Data" office:value="8036" office:value-type="float">
            <text:p>8,036</text:p>
          </table:table-cell>
          <table:table-cell ns41:value-type="float" table:style-name="TL Data" office:value="247278" office:value-type="float">
            <text:p>247,278</text:p>
          </table:table-cell>
          <table:table-cell ns41:value-type="float" table:style-name="TL Data" office:value="481350" office:value-type="float">
            <text:p>481,3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73" office:value-type="float">
            <text:p>2,27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783" office:value-type="float">
            <text:p>1,78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724" office:value-type="float">
            <text:p>2,724</text:p>
          </table:table-cell>
          <table:table-cell ns41:value-type="float" table:style-name="TL Data" office:value="4997" office:value-type="float">
            <text:p>4,9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36" office:value-type="float">
            <text:p>1,9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73" office:value-type="float">
            <text:p>2,37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703" office:value-type="float">
            <text:p>2,703</text:p>
          </table:table-cell>
          <table:table-cell ns41:value-type="float" table:style-name="TL Data" office:value="5076" office:value-type="float">
            <text:p>5,0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62" office:value-type="float">
            <text:p>1,76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26" office:value-type="float">
            <text:p>2,12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556" office:value-type="float">
            <text:p>1,556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492" office:value-type="float">
            <text:p>2,492</text:p>
          </table:table-cell>
          <table:table-cell ns41:value-type="float" table:style-name="TL Data" office:value="4618" office:value-type="float">
            <text:p>4,6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81" office:value-type="float">
            <text:p>1,58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606" office:value-type="float">
            <text:p>2,606</text:p>
          </table:table-cell>
          <table:table-cell ns41:value-type="float" table:style-name="TL Data" office:value="4585" office:value-type="float">
            <text:p>4,5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31" office:value-type="float">
            <text:p>1,43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321" office:value-type="float">
            <text:p>2,321</text:p>
          </table:table-cell>
          <table:table-cell ns41:value-type="float" table:style-name="TL Data" office:value="4112" office:value-type="float">
            <text:p>4,1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2305" office:value-type="float">
            <text:p>2,305</text:p>
          </table:table-cell>
          <table:table-cell ns41:value-type="float" table:style-name="TL Data" office:value="4096" office:value-type="float">
            <text:p>4,0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08" office:value-type="float">
            <text:p>1,3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699" office:value-type="float">
            <text:p>1,69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271" office:value-type="float">
            <text:p>1,27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256" office:value-type="float">
            <text:p>2,256</text:p>
          </table:table-cell>
          <table:table-cell ns41:value-type="float" table:style-name="TL Data" office:value="3955" office:value-type="float">
            <text:p>3,9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06" office:value-type="float">
            <text:p>1,306</text:p>
          </table:table-cell>
          <table:table-cell ns41:value-type="float" table:style-name="TL Data" office:value="237" office:value-type="float">
            <text:p>237</text:p>
          </table:table-cell>
          <table:table-cell ns41:value-type="string" table:style-name="TL Data" office:value-type="string">
            <text:p>1.647/A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180" office:value-type="float">
            <text:p>1,18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159" office:value-type="float">
            <text:p>2,159</text:p>
          </table:table-cell>
          <table:table-cell ns41:value-type="float" table:style-name="TL Data" office:value="3806" office:value-type="float">
            <text:p>3,8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496" office:value-type="float">
            <text:p>1,49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115" office:value-type="float">
            <text:p>2,115</text:p>
          </table:table-cell>
          <table:table-cell ns41:value-type="float" table:style-name="TL Data" office:value="3611" office:value-type="float">
            <text:p>3,6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66" office:value-type="float">
            <text:p>1,06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392" office:value-type="float">
            <text:p>1,39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089" office:value-type="float">
            <text:p>2,089</text:p>
          </table:table-cell>
          <table:table-cell ns41:value-type="float" table:style-name="TL Data" office:value="3481" office:value-type="float">
            <text:p>3,4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98" office:value-type="float">
            <text:p>1,29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792" office:value-type="float">
            <text:p>1,792</text:p>
          </table:table-cell>
          <table:table-cell ns41:value-type="float" table:style-name="TL Data" office:value="3090" office:value-type="float">
            <text:p>3,0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540" office:value-type="float">
            <text:p>1,54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2168" office:value-type="float">
            <text:p>2,168</text:p>
          </table:table-cell>
          <table:table-cell ns41:value-type="float" table:style-name="TL Data" office:value="3708" office:value-type="float">
            <text:p>3,7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322" office:value-type="float">
            <text:p>1,32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727" office:value-type="float">
            <text:p>1,727</text:p>
          </table:table-cell>
          <table:table-cell ns41:value-type="float" table:style-name="TL Data" office:value="3049" office:value-type="float">
            <text:p>3,0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693" office:value-type="float">
            <text:p>1,693</text:p>
          </table:table-cell>
          <table:table-cell ns41:value-type="float" table:style-name="TL Data" office:value="2937" office:value-type="float">
            <text:p>2,9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478" office:value-type="float">
            <text:p>1,478</text:p>
          </table:table-cell>
          <table:table-cell ns41:value-type="float" table:style-name="TL Data" office:value="2582" office:value-type="float">
            <text:p>2,5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20" office:value-type="float">
            <text:p>1,02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462" office:value-type="float">
            <text:p>1,462</text:p>
          </table:table-cell>
          <table:table-cell ns41:value-type="float" table:style-name="TL Data" office:value="2482" office:value-type="float">
            <text:p>2,4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99" office:value-type="float">
            <text:p>1,199</text:p>
          </table:table-cell>
          <table:table-cell ns41:value-type="float" table:style-name="TL Data" office:value="2036" office:value-type="float">
            <text:p>2,0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856" office:value-type="float">
            <text:p>1,8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2214" office:value-type="float">
            <text:p>2,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123" office:value-type="float">
            <text:p>1,123</text:p>
          </table:table-cell>
          <table:table-cell ns41:value-type="float" table:style-name="TL Data" office:value="1885" office:value-type="float">
            <text:p>1,8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441" office:value-type="float">
            <text:p>1,4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650" office:value-type="float">
            <text:p>1,6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416" office:value-type="float">
            <text:p>1,4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342" office:value-type="float">
            <text:p>1,3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242" office:value-type="float">
            <text:p>1,2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58" office:value-type="float">
            <text:p>1,0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946" office:value-type="float">
            <text:p>9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62" office:value-type="float">
            <text:p>7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750" office:value-type="float">
            <text:p>7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45" office:value-type="float">
            <text:p>6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105/C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38/D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69383" office:value-type="float">
            <text:p>169,383</text:p>
          </table:table-cell>
          <table:table-cell ns41:value-type="string" table:style-name="TL Data" office:value-type="string">
            <text:p>88.6</text:p>
          </table:table-cell>
          <table:table-cell ns41:value-type="float" table:style-name="TL Data" office:value="10940" office:value-type="float">
            <text:p>10,940</text:p>
          </table:table-cell>
          <table:table-cell ns41:value-type="string" table:style-name="TL Data" office:value-type="string">
            <text:p>268.985/E</text:p>
          </table:table-cell>
          <table:table-cell ns41:value-type="float" table:style-name="TL Data" office:value="177925" office:value-type="float">
            <text:p>177,925</text:p>
          </table:table-cell>
          <table:table-cell ns41:value-type="float" table:style-name="TL Data" office:value="89224" office:value-type="float">
            <text:p>89,224</text:p>
          </table:table-cell>
          <table:table-cell ns41:value-type="float" table:style-name="TL Data" office:value="27281" office:value-type="float">
            <text:p>27,281</text:p>
          </table:table-cell>
          <table:table-cell ns41:value-type="string" table:style-name="TL Data" office:value-type="string">
            <text:p>294.440/E</text:p>
          </table:table-cell>
          <table:table-cell ns41:value-type="float" table:style-name="TL Data" office:value="563425" office:value-type="float">
            <text:p>563,425</text:p>
          </table:table-cell>
          <table:table-cell table:number-columns-repeated="1011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7" table:default-cell-style-name="Default" table:number-columns-repeated="2"/>
        <table:table-column table:style-name="co8" table:default-cell-style-name="ce22"/>
        <table:table-column table:style-name="co9" table:default-cell-style-name="ce22" table:number-columns-repeated="3"/>
        <table:table-column table:style-name="co7" table:default-cell-style-name="Default" table:number-columns-repeated="1018"/>
        <table:table-row table:style-name="ro4">
          <table:table-cell table:style-name="ce44"/>
          <table:table-cell/>
          <table:table-cell table:style-name="ce19"/>
          <table:table-cell table:number-columns-repeated="1021"/>
        </table:table-row>
        <table:table-row table:style-name="ro4">
          <table:table-cell table:style-name="ce19" table:number-columns-repeated="236"/>
          <table:table-cell table:number-columns-repeated="788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</text:p>
          </table:table-cell>
          <table:table-cell table:number-columns-repeated="1020"/>
        </table:table-row>
        <table:table-row table:style-name="ro4">
          <table:table-cell table:style-name="TL Metadata" table:number-columns-repeated="236"/>
          <table:table-cell table:number-columns-repeated="788"/>
        </table:table-row>
        <table:table-row table:style-name="ro4">
          <table:table-cell table:number-columns-repeated="1024"/>
        </table:table-row>
        <table:table-row table:style-name="ro4">
          <table:table-cell ns41:value-type="float" table:style-name="TL Metadata" office:value="11094" office:value-type="float">
            <text:p>110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1" office:value-type="float">
            <text:p>380294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095" office:value-type="float">
            <text:p>110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2" office:value-type="float">
            <text:p>380294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096" office:value-type="float">
            <text:p>110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3" office:value-type="float">
            <text:p>380294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097" office:value-type="float">
            <text:p>110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4" office:value-type="float">
            <text:p>380294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098" office:value-type="float">
            <text:p>110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5" office:value-type="float">
            <text:p>380294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099" office:value-type="float">
            <text:p>110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6" office:value-type="float">
            <text:p>380294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0" office:value-type="float">
            <text:p>111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7" office:value-type="float">
            <text:p>380294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1" office:value-type="float">
            <text:p>111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8" office:value-type="float">
            <text:p>380294007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2" office:value-type="float">
            <text:p>111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09" office:value-type="float">
            <text:p>380294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3" office:value-type="float">
            <text:p>111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0" office:value-type="float">
            <text:p>380294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4" office:value-type="float">
            <text:p>111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1" office:value-type="float">
            <text:p>380294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5" office:value-type="float">
            <text:p>111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2" office:value-type="float">
            <text:p>380294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6" office:value-type="float">
            <text:p>111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3" office:value-type="float">
            <text:p>380294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7" office:value-type="float">
            <text:p>111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4" office:value-type="float">
            <text:p>380294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8" office:value-type="float">
            <text:p>111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5" office:value-type="float">
            <text:p>380294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09" office:value-type="float">
            <text:p>111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6" office:value-type="float">
            <text:p>380294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0" office:value-type="float">
            <text:p>111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7" office:value-type="float">
            <text:p>380294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1" office:value-type="float">
            <text:p>111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8" office:value-type="float">
            <text:p>380294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2" office:value-type="float">
            <text:p>111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19" office:value-type="float">
            <text:p>380294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3" office:value-type="float">
            <text:p>111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0" office:value-type="float">
            <text:p>380294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4" office:value-type="float">
            <text:p>111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1" office:value-type="float">
            <text:p>380294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5" office:value-type="float">
            <text:p>111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2" office:value-type="float">
            <text:p>380294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6" office:value-type="float">
            <text:p>111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3" office:value-type="float">
            <text:p>380294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7" office:value-type="float">
            <text:p>111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4" office:value-type="float">
            <text:p>380294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8" office:value-type="float">
            <text:p>111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5" office:value-type="float">
            <text:p>380294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19" office:value-type="float">
            <text:p>111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6" office:value-type="float">
            <text:p>380294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0" office:value-type="float">
            <text:p>111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7" office:value-type="float">
            <text:p>380294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1" office:value-type="float">
            <text:p>111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8" office:value-type="float">
            <text:p>380294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2" office:value-type="float">
            <text:p>111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29" office:value-type="float">
            <text:p>380294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3" office:value-type="float">
            <text:p>111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0" office:value-type="float">
            <text:p>380294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4" office:value-type="float">
            <text:p>111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1" office:value-type="float">
            <text:p>380294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5" office:value-type="float">
            <text:p>111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2" office:value-type="float">
            <text:p>380294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6" office:value-type="float">
            <text:p>111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3" office:value-type="float">
            <text:p>380294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7" office:value-type="float">
            <text:p>111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4" office:value-type="float">
            <text:p>380294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8" office:value-type="float">
            <text:p>111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5" office:value-type="float">
            <text:p>380294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29" office:value-type="float">
            <text:p>111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6" office:value-type="float">
            <text:p>380294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0" office:value-type="float">
            <text:p>111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7" office:value-type="float">
            <text:p>380294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1" office:value-type="float">
            <text:p>111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8" office:value-type="float">
            <text:p>380294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2" office:value-type="float">
            <text:p>111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39" office:value-type="float">
            <text:p>380294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3" office:value-type="float">
            <text:p>111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0" office:value-type="float">
            <text:p>380294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4" office:value-type="float">
            <text:p>111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1" office:value-type="float">
            <text:p>380294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5" office:value-type="float">
            <text:p>111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2" office:value-type="float">
            <text:p>380294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6" office:value-type="float">
            <text:p>111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3" office:value-type="float">
            <text:p>380294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7" office:value-type="float">
            <text:p>111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4" office:value-type="float">
            <text:p>380294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8" office:value-type="float">
            <text:p>111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5" office:value-type="float">
            <text:p>380294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39" office:value-type="float">
            <text:p>111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6" office:value-type="float">
            <text:p>380294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0" office:value-type="float">
            <text:p>111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7" office:value-type="float">
            <text:p>380294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1" office:value-type="float">
            <text:p>111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8" office:value-type="float">
            <text:p>380294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2" office:value-type="float">
            <text:p>111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49" office:value-type="float">
            <text:p>380294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3" office:value-type="float">
            <text:p>111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0" office:value-type="float">
            <text:p>380294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4" office:value-type="float">
            <text:p>111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1" office:value-type="float">
            <text:p>380294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5" office:value-type="float">
            <text:p>111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2" office:value-type="float">
            <text:p>380294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6" office:value-type="float">
            <text:p>111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3" office:value-type="float">
            <text:p>380294007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7" office:value-type="float">
            <text:p>111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4" office:value-type="float">
            <text:p>3802940076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8" office:value-type="float">
            <text:p>111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5" office:value-type="float">
            <text:p>3802940076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49" office:value-type="float">
            <text:p>111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6" office:value-type="float">
            <text:p>3802940076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0" office:value-type="float">
            <text:p>111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7" office:value-type="float">
            <text:p>3802940076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1" office:value-type="float">
            <text:p>111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8" office:value-type="float">
            <text:p>3802940076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2" office:value-type="float">
            <text:p>111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59" office:value-type="float">
            <text:p>3802940076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3" office:value-type="float">
            <text:p>111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0" office:value-type="float">
            <text:p>3802940076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4" office:value-type="float">
            <text:p>111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1" office:value-type="float">
            <text:p>3802940076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5" office:value-type="float">
            <text:p>111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2" office:value-type="float">
            <text:p>3802940076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6" office:value-type="float">
            <text:p>111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3" office:value-type="float">
            <text:p>3802940076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7" office:value-type="float">
            <text:p>111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4" office:value-type="float">
            <text:p>3802940076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8" office:value-type="float">
            <text:p>111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5" office:value-type="float">
            <text:p>3802940076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59" office:value-type="float">
            <text:p>111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6" office:value-type="float">
            <text:p>3802940076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0" office:value-type="float">
            <text:p>111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7" office:value-type="float">
            <text:p>3802940076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1" office:value-type="float">
            <text:p>111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8" office:value-type="float">
            <text:p>3802940076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2" office:value-type="float">
            <text:p>111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69" office:value-type="float">
            <text:p>3802940076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3" office:value-type="float">
            <text:p>111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0" office:value-type="float">
            <text:p>3802940076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4" office:value-type="float">
            <text:p>111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1" office:value-type="float">
            <text:p>3802940076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5" office:value-type="float">
            <text:p>111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2" office:value-type="float">
            <text:p>3802940076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6" office:value-type="float">
            <text:p>111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3" office:value-type="float">
            <text:p>3802940076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7" office:value-type="float">
            <text:p>111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4" office:value-type="float">
            <text:p>3802940076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8" office:value-type="float">
            <text:p>111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5" office:value-type="float">
            <text:p>3802940076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69" office:value-type="float">
            <text:p>111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6" office:value-type="float">
            <text:p>3802940076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0" office:value-type="float">
            <text:p>111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7" office:value-type="float">
            <text:p>3802940076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1" office:value-type="float">
            <text:p>111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8" office:value-type="float">
            <text:p>3802940076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2" office:value-type="float">
            <text:p>111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79" office:value-type="float">
            <text:p>3802940076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3" office:value-type="float">
            <text:p>111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0" office:value-type="float">
            <text:p>3802940076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4" office:value-type="float">
            <text:p>111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1" office:value-type="float">
            <text:p>3802940076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5" office:value-type="float">
            <text:p>111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2" office:value-type="float">
            <text:p>3802940076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6" office:value-type="float">
            <text:p>111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3" office:value-type="float">
            <text:p>3802940076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7" office:value-type="float">
            <text:p>111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4" office:value-type="float">
            <text:p>3802940076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8" office:value-type="float">
            <text:p>111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5" office:value-type="float">
            <text:p>3802940076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79" office:value-type="float">
            <text:p>111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6" office:value-type="float">
            <text:p>3802940076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0" office:value-type="float">
            <text:p>111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7" office:value-type="float">
            <text:p>3802940076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1" office:value-type="float">
            <text:p>111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8" office:value-type="float">
            <text:p>3802940076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2" office:value-type="float">
            <text:p>111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89" office:value-type="float">
            <text:p>3802940076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3" office:value-type="float">
            <text:p>111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0" office:value-type="float">
            <text:p>3802940076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4" office:value-type="float">
            <text:p>111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1" office:value-type="float">
            <text:p>3802940076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5" office:value-type="float">
            <text:p>111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2" office:value-type="float">
            <text:p>3802940076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6" office:value-type="float">
            <text:p>111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3" office:value-type="float">
            <text:p>3802940076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7" office:value-type="float">
            <text:p>111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4" office:value-type="float">
            <text:p>3802940076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8" office:value-type="float">
            <text:p>111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5" office:value-type="float">
            <text:p>3802940076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89" office:value-type="float">
            <text:p>111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6" office:value-type="float">
            <text:p>3802940076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0" office:value-type="float">
            <text:p>111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7" office:value-type="float">
            <text:p>3802940076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1" office:value-type="float">
            <text:p>111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8" office:value-type="float">
            <text:p>3802940076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2" office:value-type="float">
            <text:p>111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099" office:value-type="float">
            <text:p>3802940076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3" office:value-type="float">
            <text:p>111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100" office:value-type="float">
            <text:p>3802940076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4" office:value-type="float">
            <text:p>111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101" office:value-type="float">
            <text:p>3802940076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5" office:value-type="float">
            <text:p>111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102" office:value-type="float">
            <text:p>3802940076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6" office:value-type="float">
            <text:p>111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103" office:value-type="float">
            <text:p>380294007601103</text:p>
          </table:table-cell>
          <table:table-cell ns41:value-type="string" table:style-name="TL Metadata" office:value-type="string">
            <text:p>3802940076011031 <text:s/>Hieronder drie personen, waarvan tevens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olom K 20-jan moet zijn 20/1</text:p>
          </table:table-cell>
          <table:table-cell table:number-columns-repeated="1016"/>
        </table:table-row>
        <table:table-row table:style-name="ro4">
          <table:table-cell ns41:value-type="float" table:style-name="TL Metadata" office:value="11197" office:value-type="float">
            <text:p>111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601104" office:value-type="float">
            <text:p>380294007601104</text:p>
          </table:table-cell>
          <table:table-cell ns41:value-type="string" table:style-name="TL Metadata" office:value-type="string">
            <text:p>3802940076011031 <text:s/>Hieronder drie personen, waarvan tevens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8" office:value-type="float">
            <text:p>111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1" office:value-type="float">
            <text:p>380294007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199" office:value-type="float">
            <text:p>111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2" office:value-type="float">
            <text:p>380294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0" office:value-type="float">
            <text:p>112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3" office:value-type="float">
            <text:p>380294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1" office:value-type="float">
            <text:p>112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4" office:value-type="float">
            <text:p>380294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2" office:value-type="float">
            <text:p>112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5" office:value-type="float">
            <text:p>380294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3" office:value-type="float">
            <text:p>112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6" office:value-type="float">
            <text:p>380294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4" office:value-type="float">
            <text:p>112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7" office:value-type="float">
            <text:p>380294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5" office:value-type="float">
            <text:p>112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8" office:value-type="float">
            <text:p>380294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6" office:value-type="float">
            <text:p>112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09" office:value-type="float">
            <text:p>380294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7" office:value-type="float">
            <text:p>112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0" office:value-type="float">
            <text:p>380294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8" office:value-type="float">
            <text:p>112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1" office:value-type="float">
            <text:p>380294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09" office:value-type="float">
            <text:p>112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2" office:value-type="float">
            <text:p>380294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0" office:value-type="float">
            <text:p>112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3" office:value-type="float">
            <text:p>380294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1" office:value-type="float">
            <text:p>112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4" office:value-type="float">
            <text:p>380294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2" office:value-type="float">
            <text:p>112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5" office:value-type="float">
            <text:p>380294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3" office:value-type="float">
            <text:p>112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6" office:value-type="float">
            <text:p>380294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4" office:value-type="float">
            <text:p>112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7" office:value-type="float">
            <text:p>380294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5" office:value-type="float">
            <text:p>112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8" office:value-type="float">
            <text:p>380294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6" office:value-type="float">
            <text:p>112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19" office:value-type="float">
            <text:p>380294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7" office:value-type="float">
            <text:p>112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0" office:value-type="float">
            <text:p>380294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8" office:value-type="float">
            <text:p>112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1" office:value-type="float">
            <text:p>380294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19" office:value-type="float">
            <text:p>112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2" office:value-type="float">
            <text:p>380294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0" office:value-type="float">
            <text:p>112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3" office:value-type="float">
            <text:p>380294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1" office:value-type="float">
            <text:p>112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4" office:value-type="float">
            <text:p>380294007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2" office:value-type="float">
            <text:p>112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5" office:value-type="float">
            <text:p>380294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3" office:value-type="float">
            <text:p>112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6" office:value-type="float">
            <text:p>380294007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4" office:value-type="float">
            <text:p>112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7" office:value-type="float">
            <text:p>380294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5" office:value-type="float">
            <text:p>112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8" office:value-type="float">
            <text:p>380294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6" office:value-type="float">
            <text:p>112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29" office:value-type="float">
            <text:p>380294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7" office:value-type="float">
            <text:p>112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0" office:value-type="float">
            <text:p>380294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8" office:value-type="float">
            <text:p>112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1" office:value-type="float">
            <text:p>380294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29" office:value-type="float">
            <text:p>112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2" office:value-type="float">
            <text:p>380294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0" office:value-type="float">
            <text:p>112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3" office:value-type="float">
            <text:p>380294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1" office:value-type="float">
            <text:p>112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4" office:value-type="float">
            <text:p>380294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2" office:value-type="float">
            <text:p>112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5" office:value-type="float">
            <text:p>380294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3" office:value-type="float">
            <text:p>112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6" office:value-type="float">
            <text:p>380294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4" office:value-type="float">
            <text:p>112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7" office:value-type="float">
            <text:p>380294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5" office:value-type="float">
            <text:p>112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8" office:value-type="float">
            <text:p>380294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6" office:value-type="float">
            <text:p>112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39" office:value-type="float">
            <text:p>380294007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7" office:value-type="float">
            <text:p>112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0" office:value-type="float">
            <text:p>380294007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8" office:value-type="float">
            <text:p>112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1" office:value-type="float">
            <text:p>380294007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39" office:value-type="float">
            <text:p>112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2" office:value-type="float">
            <text:p>380294007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0" office:value-type="float">
            <text:p>112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3" office:value-type="float">
            <text:p>380294007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1" office:value-type="float">
            <text:p>112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4" office:value-type="float">
            <text:p>380294007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2" office:value-type="float">
            <text:p>112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5" office:value-type="float">
            <text:p>380294007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3" office:value-type="float">
            <text:p>112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6" office:value-type="float">
            <text:p>380294007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4" office:value-type="float">
            <text:p>112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7" office:value-type="float">
            <text:p>380294007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5" office:value-type="float">
            <text:p>112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8" office:value-type="float">
            <text:p>380294007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6" office:value-type="float">
            <text:p>112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49" office:value-type="float">
            <text:p>380294007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7" office:value-type="float">
            <text:p>112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0" office:value-type="float">
            <text:p>380294007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8" office:value-type="float">
            <text:p>112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1" office:value-type="float">
            <text:p>380294007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49" office:value-type="float">
            <text:p>112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2" office:value-type="float">
            <text:p>3802940077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0" office:value-type="float">
            <text:p>112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3" office:value-type="float">
            <text:p>3802940077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1" office:value-type="float">
            <text:p>112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4" office:value-type="float">
            <text:p>3802940077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2" office:value-type="float">
            <text:p>112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5" office:value-type="float">
            <text:p>3802940077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3" office:value-type="float">
            <text:p>112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6" office:value-type="float">
            <text:p>3802940077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4" office:value-type="float">
            <text:p>112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7" office:value-type="float">
            <text:p>3802940077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5" office:value-type="float">
            <text:p>112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8" office:value-type="float">
            <text:p>3802940077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6" office:value-type="float">
            <text:p>112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59" office:value-type="float">
            <text:p>3802940077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7" office:value-type="float">
            <text:p>112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0" office:value-type="float">
            <text:p>3802940077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8" office:value-type="float">
            <text:p>112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1" office:value-type="float">
            <text:p>3802940077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59" office:value-type="float">
            <text:p>112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2" office:value-type="float">
            <text:p>3802940077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0" office:value-type="float">
            <text:p>112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3" office:value-type="float">
            <text:p>3802940077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1" office:value-type="float">
            <text:p>112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4" office:value-type="float">
            <text:p>3802940077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2" office:value-type="float">
            <text:p>112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5" office:value-type="float">
            <text:p>3802940077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3" office:value-type="float">
            <text:p>112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6" office:value-type="float">
            <text:p>3802940077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4" office:value-type="float">
            <text:p>112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7" office:value-type="float">
            <text:p>3802940077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5" office:value-type="float">
            <text:p>112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8" office:value-type="float">
            <text:p>3802940077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6" office:value-type="float">
            <text:p>112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69" office:value-type="float">
            <text:p>3802940077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7" office:value-type="float">
            <text:p>112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0" office:value-type="float">
            <text:p>3802940077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8" office:value-type="float">
            <text:p>112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1" office:value-type="float">
            <text:p>3802940077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69" office:value-type="float">
            <text:p>112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2" office:value-type="float">
            <text:p>3802940077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0" office:value-type="float">
            <text:p>112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3" office:value-type="float">
            <text:p>3802940077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1" office:value-type="float">
            <text:p>112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4" office:value-type="float">
            <text:p>3802940077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2" office:value-type="float">
            <text:p>112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5" office:value-type="float">
            <text:p>3802940077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3" office:value-type="float">
            <text:p>112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6" office:value-type="float">
            <text:p>3802940077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4" office:value-type="float">
            <text:p>112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7" office:value-type="float">
            <text:p>3802940077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5" office:value-type="float">
            <text:p>112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8" office:value-type="float">
            <text:p>3802940077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6" office:value-type="float">
            <text:p>112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79" office:value-type="float">
            <text:p>3802940077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7" office:value-type="float">
            <text:p>112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0" office:value-type="float">
            <text:p>3802940077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8" office:value-type="float">
            <text:p>112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1" office:value-type="float">
            <text:p>3802940077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79" office:value-type="float">
            <text:p>112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2" office:value-type="float">
            <text:p>3802940077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0" office:value-type="float">
            <text:p>112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3" office:value-type="float">
            <text:p>3802940077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1" office:value-type="float">
            <text:p>112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4" office:value-type="float">
            <text:p>3802940077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2" office:value-type="float">
            <text:p>112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5" office:value-type="float">
            <text:p>3802940077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3" office:value-type="float">
            <text:p>112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6" office:value-type="float">
            <text:p>3802940077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4" office:value-type="float">
            <text:p>112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7" office:value-type="float">
            <text:p>3802940077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5" office:value-type="float">
            <text:p>112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8" office:value-type="float">
            <text:p>3802940077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6" office:value-type="float">
            <text:p>112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89" office:value-type="float">
            <text:p>3802940077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7" office:value-type="float">
            <text:p>112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0" office:value-type="float">
            <text:p>3802940077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8" office:value-type="float">
            <text:p>112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1" office:value-type="float">
            <text:p>3802940077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89" office:value-type="float">
            <text:p>112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2" office:value-type="float">
            <text:p>3802940077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0" office:value-type="float">
            <text:p>112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3" office:value-type="float">
            <text:p>3802940077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1" office:value-type="float">
            <text:p>112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4" office:value-type="float">
            <text:p>3802940077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2" office:value-type="float">
            <text:p>112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5" office:value-type="float">
            <text:p>3802940077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3" office:value-type="float">
            <text:p>112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6" office:value-type="float">
            <text:p>3802940077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4" office:value-type="float">
            <text:p>112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7" office:value-type="float">
            <text:p>3802940077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5" office:value-type="float">
            <text:p>112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8" office:value-type="float">
            <text:p>3802940077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6" office:value-type="float">
            <text:p>112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099" office:value-type="float">
            <text:p>3802940077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7" office:value-type="float">
            <text:p>112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100" office:value-type="float">
            <text:p>3802940077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8" office:value-type="float">
            <text:p>112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101" office:value-type="float">
            <text:p>3802940077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299" office:value-type="float">
            <text:p>112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102" office:value-type="float">
            <text:p>3802940077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0" office:value-type="float">
            <text:p>113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103" office:value-type="float">
            <text:p>3802940077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1" office:value-type="float">
            <text:p>113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4007701104" office:value-type="float">
            <text:p>3802940077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2" office:value-type="float">
            <text:p>113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1" office:value-type="float">
            <text:p>380295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3" office:value-type="float">
            <text:p>113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2" office:value-type="float">
            <text:p>380295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4" office:value-type="float">
            <text:p>113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3" office:value-type="float">
            <text:p>380295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5" office:value-type="float">
            <text:p>113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4" office:value-type="float">
            <text:p>380295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6" office:value-type="float">
            <text:p>113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5" office:value-type="float">
            <text:p>380295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7" office:value-type="float">
            <text:p>113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6" office:value-type="float">
            <text:p>380295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8" office:value-type="float">
            <text:p>113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7" office:value-type="float">
            <text:p>380295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09" office:value-type="float">
            <text:p>113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8" office:value-type="float">
            <text:p>380295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0" office:value-type="float">
            <text:p>113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09" office:value-type="float">
            <text:p>380295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1" office:value-type="float">
            <text:p>113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0" office:value-type="float">
            <text:p>380295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2" office:value-type="float">
            <text:p>113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1" office:value-type="float">
            <text:p>380295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3" office:value-type="float">
            <text:p>113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2" office:value-type="float">
            <text:p>380295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4" office:value-type="float">
            <text:p>113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3" office:value-type="float">
            <text:p>380295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5" office:value-type="float">
            <text:p>113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4" office:value-type="float">
            <text:p>380295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6" office:value-type="float">
            <text:p>113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5" office:value-type="float">
            <text:p>380295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7" office:value-type="float">
            <text:p>113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6" office:value-type="float">
            <text:p>380295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8" office:value-type="float">
            <text:p>113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7" office:value-type="float">
            <text:p>380295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19" office:value-type="float">
            <text:p>113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8" office:value-type="float">
            <text:p>380295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0" office:value-type="float">
            <text:p>113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19" office:value-type="float">
            <text:p>380295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1" office:value-type="float">
            <text:p>113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0" office:value-type="float">
            <text:p>380295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2" office:value-type="float">
            <text:p>113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1" office:value-type="float">
            <text:p>380295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3" office:value-type="float">
            <text:p>113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2" office:value-type="float">
            <text:p>380295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4" office:value-type="float">
            <text:p>113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3" office:value-type="float">
            <text:p>380295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5" office:value-type="float">
            <text:p>113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4" office:value-type="float">
            <text:p>380295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6" office:value-type="float">
            <text:p>113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5" office:value-type="float">
            <text:p>380295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7" office:value-type="float">
            <text:p>113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6" office:value-type="float">
            <text:p>380295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8" office:value-type="float">
            <text:p>113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7" office:value-type="float">
            <text:p>380295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29" office:value-type="float">
            <text:p>113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8" office:value-type="float">
            <text:p>380295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0" office:value-type="float">
            <text:p>113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29" office:value-type="float">
            <text:p>380295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1" office:value-type="float">
            <text:p>113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0" office:value-type="float">
            <text:p>380295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2" office:value-type="float">
            <text:p>113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1" office:value-type="float">
            <text:p>380295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3" office:value-type="float">
            <text:p>113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2" office:value-type="float">
            <text:p>380295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4" office:value-type="float">
            <text:p>113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3" office:value-type="float">
            <text:p>380295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5" office:value-type="float">
            <text:p>113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4" office:value-type="float">
            <text:p>380295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6" office:value-type="float">
            <text:p>113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5" office:value-type="float">
            <text:p>380295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7" office:value-type="float">
            <text:p>113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6" office:value-type="float">
            <text:p>380295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8" office:value-type="float">
            <text:p>113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7" office:value-type="float">
            <text:p>380295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39" office:value-type="float">
            <text:p>113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8" office:value-type="float">
            <text:p>380295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0" office:value-type="float">
            <text:p>113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39" office:value-type="float">
            <text:p>380295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1" office:value-type="float">
            <text:p>113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0" office:value-type="float">
            <text:p>380295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2" office:value-type="float">
            <text:p>113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1" office:value-type="float">
            <text:p>380295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3" office:value-type="float">
            <text:p>113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2" office:value-type="float">
            <text:p>380295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4" office:value-type="float">
            <text:p>113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3" office:value-type="float">
            <text:p>380295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5" office:value-type="float">
            <text:p>113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4" office:value-type="float">
            <text:p>380295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6" office:value-type="float">
            <text:p>113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5" office:value-type="float">
            <text:p>380295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7" office:value-type="float">
            <text:p>113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6" office:value-type="float">
            <text:p>380295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8" office:value-type="float">
            <text:p>113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7" office:value-type="float">
            <text:p>380295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49" office:value-type="float">
            <text:p>113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8" office:value-type="float">
            <text:p>380295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0" office:value-type="float">
            <text:p>113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49" office:value-type="float">
            <text:p>380295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1" office:value-type="float">
            <text:p>113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0" office:value-type="float">
            <text:p>380295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2" office:value-type="float">
            <text:p>113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1" office:value-type="float">
            <text:p>380295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3" office:value-type="float">
            <text:p>113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2" office:value-type="float">
            <text:p>380295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4" office:value-type="float">
            <text:p>113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3" office:value-type="float">
            <text:p>380295007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5" office:value-type="float">
            <text:p>113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4" office:value-type="float">
            <text:p>3802950078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6" office:value-type="float">
            <text:p>113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5" office:value-type="float">
            <text:p>3802950078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7" office:value-type="float">
            <text:p>113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6" office:value-type="float">
            <text:p>3802950078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8" office:value-type="float">
            <text:p>113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7" office:value-type="float">
            <text:p>3802950078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59" office:value-type="float">
            <text:p>113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8" office:value-type="float">
            <text:p>3802950078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0" office:value-type="float">
            <text:p>113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59" office:value-type="float">
            <text:p>3802950078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1" office:value-type="float">
            <text:p>113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0" office:value-type="float">
            <text:p>3802950078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2" office:value-type="float">
            <text:p>113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1" office:value-type="float">
            <text:p>3802950078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3" office:value-type="float">
            <text:p>113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2" office:value-type="float">
            <text:p>3802950078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4" office:value-type="float">
            <text:p>113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3" office:value-type="float">
            <text:p>3802950078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5" office:value-type="float">
            <text:p>113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4" office:value-type="float">
            <text:p>3802950078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6" office:value-type="float">
            <text:p>113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5" office:value-type="float">
            <text:p>3802950078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7" office:value-type="float">
            <text:p>113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6" office:value-type="float">
            <text:p>3802950078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8" office:value-type="float">
            <text:p>113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7" office:value-type="float">
            <text:p>3802950078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69" office:value-type="float">
            <text:p>113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8" office:value-type="float">
            <text:p>3802950078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0" office:value-type="float">
            <text:p>113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69" office:value-type="float">
            <text:p>3802950078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1" office:value-type="float">
            <text:p>113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0" office:value-type="float">
            <text:p>3802950078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2" office:value-type="float">
            <text:p>113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1" office:value-type="float">
            <text:p>3802950078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3" office:value-type="float">
            <text:p>113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2" office:value-type="float">
            <text:p>3802950078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4" office:value-type="float">
            <text:p>113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3" office:value-type="float">
            <text:p>3802950078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5" office:value-type="float">
            <text:p>113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4" office:value-type="float">
            <text:p>3802950078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6" office:value-type="float">
            <text:p>113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5" office:value-type="float">
            <text:p>3802950078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7" office:value-type="float">
            <text:p>113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6" office:value-type="float">
            <text:p>3802950078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8" office:value-type="float">
            <text:p>113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7" office:value-type="float">
            <text:p>3802950078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79" office:value-type="float">
            <text:p>113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8" office:value-type="float">
            <text:p>3802950078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0" office:value-type="float">
            <text:p>113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79" office:value-type="float">
            <text:p>3802950078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1" office:value-type="float">
            <text:p>113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0" office:value-type="float">
            <text:p>3802950078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2" office:value-type="float">
            <text:p>113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1" office:value-type="float">
            <text:p>3802950078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3" office:value-type="float">
            <text:p>113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2" office:value-type="float">
            <text:p>3802950078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4" office:value-type="float">
            <text:p>113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3" office:value-type="float">
            <text:p>3802950078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5" office:value-type="float">
            <text:p>113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4" office:value-type="float">
            <text:p>3802950078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6" office:value-type="float">
            <text:p>113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5" office:value-type="float">
            <text:p>3802950078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7" office:value-type="float">
            <text:p>113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6" office:value-type="float">
            <text:p>3802950078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8" office:value-type="float">
            <text:p>113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7" office:value-type="float">
            <text:p>3802950078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89" office:value-type="float">
            <text:p>113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8" office:value-type="float">
            <text:p>3802950078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0" office:value-type="float">
            <text:p>113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89" office:value-type="float">
            <text:p>3802950078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1" office:value-type="float">
            <text:p>113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0" office:value-type="float">
            <text:p>3802950078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2" office:value-type="float">
            <text:p>113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1" office:value-type="float">
            <text:p>3802950078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3" office:value-type="float">
            <text:p>113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2" office:value-type="float">
            <text:p>3802950078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4" office:value-type="float">
            <text:p>113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3" office:value-type="float">
            <text:p>3802950078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5" office:value-type="float">
            <text:p>113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4" office:value-type="float">
            <text:p>3802950078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6" office:value-type="float">
            <text:p>113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5" office:value-type="float">
            <text:p>3802950078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7" office:value-type="float">
            <text:p>113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6" office:value-type="float">
            <text:p>3802950078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8" office:value-type="float">
            <text:p>113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7" office:value-type="float">
            <text:p>3802950078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399" office:value-type="float">
            <text:p>113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8" office:value-type="float">
            <text:p>3802950078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0" office:value-type="float">
            <text:p>114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099" office:value-type="float">
            <text:p>3802950078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1" office:value-type="float">
            <text:p>114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100" office:value-type="float">
            <text:p>3802950078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2" office:value-type="float">
            <text:p>114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101" office:value-type="float">
            <text:p>3802950078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3" office:value-type="float">
            <text:p>114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102" office:value-type="float">
            <text:p>3802950078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4" office:value-type="float">
            <text:p>114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103" office:value-type="float">
            <text:p>3802950078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5" office:value-type="float">
            <text:p>114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801104" office:value-type="float">
            <text:p>3802950078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6" office:value-type="float">
            <text:p>114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1" office:value-type="float">
            <text:p>380295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7" office:value-type="float">
            <text:p>114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2" office:value-type="float">
            <text:p>380295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8" office:value-type="float">
            <text:p>114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3" office:value-type="float">
            <text:p>380295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09" office:value-type="float">
            <text:p>114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4" office:value-type="float">
            <text:p>380295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0" office:value-type="float">
            <text:p>114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5" office:value-type="float">
            <text:p>380295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1" office:value-type="float">
            <text:p>114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6" office:value-type="float">
            <text:p>380295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2" office:value-type="float">
            <text:p>114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7" office:value-type="float">
            <text:p>380295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3" office:value-type="float">
            <text:p>114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8" office:value-type="float">
            <text:p>380295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4" office:value-type="float">
            <text:p>114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09" office:value-type="float">
            <text:p>380295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5" office:value-type="float">
            <text:p>114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0" office:value-type="float">
            <text:p>380295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6" office:value-type="float">
            <text:p>114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1" office:value-type="float">
            <text:p>380295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7" office:value-type="float">
            <text:p>114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2" office:value-type="float">
            <text:p>380295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8" office:value-type="float">
            <text:p>114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3" office:value-type="float">
            <text:p>380295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19" office:value-type="float">
            <text:p>114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4" office:value-type="float">
            <text:p>380295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0" office:value-type="float">
            <text:p>114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5" office:value-type="float">
            <text:p>380295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1" office:value-type="float">
            <text:p>114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6" office:value-type="float">
            <text:p>380295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2" office:value-type="float">
            <text:p>114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7" office:value-type="float">
            <text:p>380295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3" office:value-type="float">
            <text:p>114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8" office:value-type="float">
            <text:p>380295007901018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4" office:value-type="float">
            <text:p>114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19" office:value-type="float">
            <text:p>380295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5" office:value-type="float">
            <text:p>114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0" office:value-type="float">
            <text:p>380295007901020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6" office:value-type="float">
            <text:p>114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1" office:value-type="float">
            <text:p>380295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7" office:value-type="float">
            <text:p>114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2" office:value-type="float">
            <text:p>380295007901022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8" office:value-type="float">
            <text:p>114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3" office:value-type="float">
            <text:p>380295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29" office:value-type="float">
            <text:p>114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4" office:value-type="float">
            <text:p>380295007901024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0" office:value-type="float">
            <text:p>114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5" office:value-type="float">
            <text:p>380295007901025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1" office:value-type="float">
            <text:p>114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6" office:value-type="float">
            <text:p>380295007901026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2" office:value-type="float">
            <text:p>114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7" office:value-type="float">
            <text:p>380295007901027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3" office:value-type="float">
            <text:p>114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8" office:value-type="float">
            <text:p>380295007901028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4" office:value-type="float">
            <text:p>114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29" office:value-type="float">
            <text:p>380295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5" office:value-type="float">
            <text:p>114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0" office:value-type="float">
            <text:p>380295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6" office:value-type="float">
            <text:p>114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1" office:value-type="float">
            <text:p>380295007901031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7" office:value-type="float">
            <text:p>114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2" office:value-type="float">
            <text:p>380295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8" office:value-type="float">
            <text:p>114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3" office:value-type="float">
            <text:p>380295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39" office:value-type="float">
            <text:p>114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4" office:value-type="float">
            <text:p>380295007901034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0" office:value-type="float">
            <text:p>114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5" office:value-type="float">
            <text:p>380295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1" office:value-type="float">
            <text:p>114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6" office:value-type="float">
            <text:p>380295007901036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2" office:value-type="float">
            <text:p>114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7" office:value-type="float">
            <text:p>380295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3" office:value-type="float">
            <text:p>114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8" office:value-type="float">
            <text:p>380295007901038</text:p>
          </table:table-cell>
          <table:table-cell ns41:value-type="string" table:style-name="TL Metadata" office:value-type="string">
            <text:p>3802950079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4" office:value-type="float">
            <text:p>114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39" office:value-type="float">
            <text:p>380295007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5" office:value-type="float">
            <text:p>114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0" office:value-type="float">
            <text:p>380295007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6" office:value-type="float">
            <text:p>114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1" office:value-type="float">
            <text:p>380295007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7" office:value-type="float">
            <text:p>114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2" office:value-type="float">
            <text:p>380295007901042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8" office:value-type="float">
            <text:p>114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3" office:value-type="float">
            <text:p>380295007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49" office:value-type="float">
            <text:p>114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4" office:value-type="float">
            <text:p>380295007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0" office:value-type="float">
            <text:p>114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5" office:value-type="float">
            <text:p>380295007901045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1" office:value-type="float">
            <text:p>114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6" office:value-type="float">
            <text:p>380295007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2" office:value-type="float">
            <text:p>114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7" office:value-type="float">
            <text:p>380295007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3" office:value-type="float">
            <text:p>114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8" office:value-type="float">
            <text:p>380295007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4" office:value-type="float">
            <text:p>114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49" office:value-type="float">
            <text:p>380295007901049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5" office:value-type="float">
            <text:p>114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0" office:value-type="float">
            <text:p>380295007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6" office:value-type="float">
            <text:p>114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1" office:value-type="float">
            <text:p>380295007901051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7" office:value-type="float">
            <text:p>114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2" office:value-type="float">
            <text:p>3802950079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8" office:value-type="float">
            <text:p>114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3" office:value-type="float">
            <text:p>3802950079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59" office:value-type="float">
            <text:p>114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4" office:value-type="float">
            <text:p>3802950079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0" office:value-type="float">
            <text:p>114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5" office:value-type="float">
            <text:p>3802950079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1" office:value-type="float">
            <text:p>114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6" office:value-type="float">
            <text:p>3802950079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2" office:value-type="float">
            <text:p>114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7" office:value-type="float">
            <text:p>3802950079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3" office:value-type="float">
            <text:p>114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8" office:value-type="float">
            <text:p>3802950079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4" office:value-type="float">
            <text:p>114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59" office:value-type="float">
            <text:p>3802950079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5" office:value-type="float">
            <text:p>114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0" office:value-type="float">
            <text:p>380295007901060</text:p>
          </table:table-cell>
          <table:table-cell ns41:value-type="string" table:style-name="TL Metadata" office:value-type="string">
            <text:p>3802950079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6" office:value-type="float">
            <text:p>114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1" office:value-type="float">
            <text:p>3802950079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7" office:value-type="float">
            <text:p>114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2" office:value-type="float">
            <text:p>3802950079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8" office:value-type="float">
            <text:p>114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3" office:value-type="float">
            <text:p>3802950079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69" office:value-type="float">
            <text:p>114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4" office:value-type="float">
            <text:p>3802950079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0" office:value-type="float">
            <text:p>114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5" office:value-type="float">
            <text:p>3802950079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1" office:value-type="float">
            <text:p>114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6" office:value-type="float">
            <text:p>3802950079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2" office:value-type="float">
            <text:p>114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7" office:value-type="float">
            <text:p>3802950079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3" office:value-type="float">
            <text:p>114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8" office:value-type="float">
            <text:p>3802950079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4" office:value-type="float">
            <text:p>114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69" office:value-type="float">
            <text:p>3802950079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5" office:value-type="float">
            <text:p>114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0" office:value-type="float">
            <text:p>3802950079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6" office:value-type="float">
            <text:p>114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1" office:value-type="float">
            <text:p>3802950079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7" office:value-type="float">
            <text:p>114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2" office:value-type="float">
            <text:p>3802950079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8" office:value-type="float">
            <text:p>114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3" office:value-type="float">
            <text:p>3802950079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79" office:value-type="float">
            <text:p>114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4" office:value-type="float">
            <text:p>3802950079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0" office:value-type="float">
            <text:p>114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5" office:value-type="float">
            <text:p>3802950079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1" office:value-type="float">
            <text:p>114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6" office:value-type="float">
            <text:p>3802950079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2" office:value-type="float">
            <text:p>114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7" office:value-type="float">
            <text:p>3802950079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3" office:value-type="float">
            <text:p>114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8" office:value-type="float">
            <text:p>3802950079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4" office:value-type="float">
            <text:p>114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79" office:value-type="float">
            <text:p>3802950079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5" office:value-type="float">
            <text:p>114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0" office:value-type="float">
            <text:p>3802950079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6" office:value-type="float">
            <text:p>114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1" office:value-type="float">
            <text:p>3802950079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7" office:value-type="float">
            <text:p>114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2" office:value-type="float">
            <text:p>3802950079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8" office:value-type="float">
            <text:p>114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3" office:value-type="float">
            <text:p>3802950079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89" office:value-type="float">
            <text:p>114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4" office:value-type="float">
            <text:p>3802950079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0" office:value-type="float">
            <text:p>114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5" office:value-type="float">
            <text:p>3802950079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1" office:value-type="float">
            <text:p>114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6" office:value-type="float">
            <text:p>3802950079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2" office:value-type="float">
            <text:p>114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7" office:value-type="float">
            <text:p>3802950079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3" office:value-type="float">
            <text:p>114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8" office:value-type="float">
            <text:p>3802950079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4" office:value-type="float">
            <text:p>114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89" office:value-type="float">
            <text:p>3802950079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5" office:value-type="float">
            <text:p>114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0" office:value-type="float">
            <text:p>3802950079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6" office:value-type="float">
            <text:p>114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1" office:value-type="float">
            <text:p>3802950079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7" office:value-type="float">
            <text:p>114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2" office:value-type="float">
            <text:p>3802950079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8" office:value-type="float">
            <text:p>114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3" office:value-type="float">
            <text:p>3802950079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499" office:value-type="float">
            <text:p>114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4" office:value-type="float">
            <text:p>3802950079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0" office:value-type="float">
            <text:p>115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5" office:value-type="float">
            <text:p>3802950079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1" office:value-type="float">
            <text:p>115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6" office:value-type="float">
            <text:p>3802950079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2" office:value-type="float">
            <text:p>115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7" office:value-type="float">
            <text:p>3802950079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3" office:value-type="float">
            <text:p>115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8" office:value-type="float">
            <text:p>3802950079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4" office:value-type="float">
            <text:p>115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099" office:value-type="float">
            <text:p>3802950079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5" office:value-type="float">
            <text:p>115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100" office:value-type="float">
            <text:p>3802950079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6" office:value-type="float">
            <text:p>115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101" office:value-type="float">
            <text:p>3802950079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7" office:value-type="float">
            <text:p>115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102" office:value-type="float">
            <text:p>3802950079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8" office:value-type="float">
            <text:p>115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103" office:value-type="float">
            <text:p>380295007901103</text:p>
          </table:table-cell>
          <table:table-cell ns41:value-type="string" table:style-name="TL Metadata" office:value-type="string">
            <text:p>380295007901103C <text:s/>Hieronder veertig waarvan de burgerlijke staat onbekend is.</text:p>
          </table:table-cell>
          <table:table-cell ns41:value-type="string" table:style-name="TL Metadata" office:value-type="string">
            <text:p>3802950079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09" office:value-type="float">
            <text:p>115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5007901104" office:value-type="float">
            <text:p>380295007901104</text:p>
          </table:table-cell>
          <table:table-cell ns41:value-type="string" table:style-name="TL Metadata" office:value-type="string">
            <text:p>380295007901104E <text:s/>Hieronder negen en vijf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0" office:value-type="float">
            <text:p>115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1" office:value-type="float">
            <text:p>380296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1" office:value-type="float">
            <text:p>115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2" office:value-type="float">
            <text:p>380296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2" office:value-type="float">
            <text:p>115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3" office:value-type="float">
            <text:p>380296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3" office:value-type="float">
            <text:p>115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4" office:value-type="float">
            <text:p>380296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4" office:value-type="float">
            <text:p>115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5" office:value-type="float">
            <text:p>380296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5" office:value-type="float">
            <text:p>115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6" office:value-type="float">
            <text:p>380296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6" office:value-type="float">
            <text:p>115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7" office:value-type="float">
            <text:p>380296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7" office:value-type="float">
            <text:p>115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8" office:value-type="float">
            <text:p>380296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8" office:value-type="float">
            <text:p>115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09" office:value-type="float">
            <text:p>380296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19" office:value-type="float">
            <text:p>115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0" office:value-type="float">
            <text:p>380296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0" office:value-type="float">
            <text:p>115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1" office:value-type="float">
            <text:p>380296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1" office:value-type="float">
            <text:p>115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2" office:value-type="float">
            <text:p>380296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2" office:value-type="float">
            <text:p>115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3" office:value-type="float">
            <text:p>380296008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3" office:value-type="float">
            <text:p>115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4" office:value-type="float">
            <text:p>380296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4" office:value-type="float">
            <text:p>115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5" office:value-type="float">
            <text:p>380296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5" office:value-type="float">
            <text:p>115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6" office:value-type="float">
            <text:p>380296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6" office:value-type="float">
            <text:p>115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7" office:value-type="float">
            <text:p>380296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7" office:value-type="float">
            <text:p>115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8" office:value-type="float">
            <text:p>380296008001018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8" office:value-type="float">
            <text:p>115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19" office:value-type="float">
            <text:p>380296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29" office:value-type="float">
            <text:p>115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0" office:value-type="float">
            <text:p>380296008001020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0" office:value-type="float">
            <text:p>115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1" office:value-type="float">
            <text:p>380296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1" office:value-type="float">
            <text:p>115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2" office:value-type="float">
            <text:p>380296008001022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2" office:value-type="float">
            <text:p>115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3" office:value-type="float">
            <text:p>380296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3" office:value-type="float">
            <text:p>115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4" office:value-type="float">
            <text:p>380296008001024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4" office:value-type="float">
            <text:p>115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5" office:value-type="float">
            <text:p>380296008001025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5" office:value-type="float">
            <text:p>115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6" office:value-type="float">
            <text:p>380296008001026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6" office:value-type="float">
            <text:p>115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7" office:value-type="float">
            <text:p>380296008001027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7" office:value-type="float">
            <text:p>115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8" office:value-type="float">
            <text:p>380296008001028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8" office:value-type="float">
            <text:p>115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29" office:value-type="float">
            <text:p>380296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39" office:value-type="float">
            <text:p>115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0" office:value-type="float">
            <text:p>380296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0" office:value-type="float">
            <text:p>115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1" office:value-type="float">
            <text:p>380296008001031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1" office:value-type="float">
            <text:p>115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2" office:value-type="float">
            <text:p>380296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2" office:value-type="float">
            <text:p>115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3" office:value-type="float">
            <text:p>380296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3" office:value-type="float">
            <text:p>115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4" office:value-type="float">
            <text:p>380296008001034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4" office:value-type="float">
            <text:p>115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5" office:value-type="float">
            <text:p>380296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5" office:value-type="float">
            <text:p>115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6" office:value-type="float">
            <text:p>380296008001036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6" office:value-type="float">
            <text:p>115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7" office:value-type="float">
            <text:p>380296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7" office:value-type="float">
            <text:p>115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8" office:value-type="float">
            <text:p>380296008001038</text:p>
          </table:table-cell>
          <table:table-cell ns41:value-type="string" table:style-name="TL Metadata" office:value-type="string">
            <text:p>3802960080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8" office:value-type="float">
            <text:p>115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39" office:value-type="float">
            <text:p>380296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49" office:value-type="float">
            <text:p>115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0" office:value-type="float">
            <text:p>380296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0" office:value-type="float">
            <text:p>115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1" office:value-type="float">
            <text:p>380296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1" office:value-type="float">
            <text:p>115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2" office:value-type="float">
            <text:p>380296008001042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2" office:value-type="float">
            <text:p>115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3" office:value-type="float">
            <text:p>380296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3" office:value-type="float">
            <text:p>115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4" office:value-type="float">
            <text:p>380296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4" office:value-type="float">
            <text:p>115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5" office:value-type="float">
            <text:p>380296008001045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5" office:value-type="float">
            <text:p>115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6" office:value-type="float">
            <text:p>380296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6" office:value-type="float">
            <text:p>115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7" office:value-type="float">
            <text:p>380296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7" office:value-type="float">
            <text:p>115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8" office:value-type="float">
            <text:p>380296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8" office:value-type="float">
            <text:p>115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49" office:value-type="float">
            <text:p>380296008001049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59" office:value-type="float">
            <text:p>115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0" office:value-type="float">
            <text:p>380296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0" office:value-type="float">
            <text:p>115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1" office:value-type="float">
            <text:p>380296008001051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1" office:value-type="float">
            <text:p>115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2" office:value-type="float">
            <text:p>380296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2" office:value-type="float">
            <text:p>115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3" office:value-type="float">
            <text:p>380296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3" office:value-type="float">
            <text:p>115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4" office:value-type="float">
            <text:p>3802960080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4" office:value-type="float">
            <text:p>115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5" office:value-type="float">
            <text:p>3802960080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5" office:value-type="float">
            <text:p>115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6" office:value-type="float">
            <text:p>3802960080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6" office:value-type="float">
            <text:p>115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7" office:value-type="float">
            <text:p>3802960080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7" office:value-type="float">
            <text:p>115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8" office:value-type="float">
            <text:p>3802960080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8" office:value-type="float">
            <text:p>115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59" office:value-type="float">
            <text:p>3802960080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69" office:value-type="float">
            <text:p>115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0" office:value-type="float">
            <text:p>380296008001060</text:p>
          </table:table-cell>
          <table:table-cell ns41:value-type="string" table:style-name="TL Metadata" office:value-type="string">
            <text:p>3802960080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0" office:value-type="float">
            <text:p>115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1" office:value-type="float">
            <text:p>3802960080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1" office:value-type="float">
            <text:p>115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2" office:value-type="float">
            <text:p>3802960080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2" office:value-type="float">
            <text:p>115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3" office:value-type="float">
            <text:p>3802960080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3" office:value-type="float">
            <text:p>115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4" office:value-type="float">
            <text:p>3802960080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4" office:value-type="float">
            <text:p>115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5" office:value-type="float">
            <text:p>3802960080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5" office:value-type="float">
            <text:p>115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6" office:value-type="float">
            <text:p>3802960080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6" office:value-type="float">
            <text:p>115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7" office:value-type="float">
            <text:p>3802960080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7" office:value-type="float">
            <text:p>115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8" office:value-type="float">
            <text:p>3802960080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8" office:value-type="float">
            <text:p>115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69" office:value-type="float">
            <text:p>3802960080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79" office:value-type="float">
            <text:p>115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0" office:value-type="float">
            <text:p>3802960080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0" office:value-type="float">
            <text:p>115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1" office:value-type="float">
            <text:p>3802960080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1" office:value-type="float">
            <text:p>115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2" office:value-type="float">
            <text:p>3802960080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2" office:value-type="float">
            <text:p>115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3" office:value-type="float">
            <text:p>3802960080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3" office:value-type="float">
            <text:p>115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4" office:value-type="float">
            <text:p>3802960080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4" office:value-type="float">
            <text:p>115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5" office:value-type="float">
            <text:p>3802960080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5" office:value-type="float">
            <text:p>115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6" office:value-type="float">
            <text:p>3802960080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6" office:value-type="float">
            <text:p>115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7" office:value-type="float">
            <text:p>3802960080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7" office:value-type="float">
            <text:p>115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8" office:value-type="float">
            <text:p>3802960080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8" office:value-type="float">
            <text:p>115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79" office:value-type="float">
            <text:p>3802960080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89" office:value-type="float">
            <text:p>115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0" office:value-type="float">
            <text:p>3802960080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0" office:value-type="float">
            <text:p>115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1" office:value-type="float">
            <text:p>3802960080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1" office:value-type="float">
            <text:p>115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2" office:value-type="float">
            <text:p>3802960080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2" office:value-type="float">
            <text:p>115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3" office:value-type="float">
            <text:p>3802960080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3" office:value-type="float">
            <text:p>115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4" office:value-type="float">
            <text:p>3802960080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4" office:value-type="float">
            <text:p>115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5" office:value-type="float">
            <text:p>3802960080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5" office:value-type="float">
            <text:p>115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6" office:value-type="float">
            <text:p>3802960080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6" office:value-type="float">
            <text:p>115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7" office:value-type="float">
            <text:p>3802960080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7" office:value-type="float">
            <text:p>115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8" office:value-type="float">
            <text:p>3802960080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8" office:value-type="float">
            <text:p>115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89" office:value-type="float">
            <text:p>3802960080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599" office:value-type="float">
            <text:p>115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0" office:value-type="float">
            <text:p>3802960080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0" office:value-type="float">
            <text:p>116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1" office:value-type="float">
            <text:p>3802960080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1" office:value-type="float">
            <text:p>116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2" office:value-type="float">
            <text:p>3802960080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2" office:value-type="float">
            <text:p>116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3" office:value-type="float">
            <text:p>3802960080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3" office:value-type="float">
            <text:p>116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4" office:value-type="float">
            <text:p>3802960080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4" office:value-type="float">
            <text:p>116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5" office:value-type="float">
            <text:p>3802960080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5" office:value-type="float">
            <text:p>116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6" office:value-type="float">
            <text:p>3802960080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6" office:value-type="float">
            <text:p>116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7" office:value-type="float">
            <text:p>3802960080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7" office:value-type="float">
            <text:p>116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8" office:value-type="float">
            <text:p>3802960080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8" office:value-type="float">
            <text:p>116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099" office:value-type="float">
            <text:p>3802960080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09" office:value-type="float">
            <text:p>116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100" office:value-type="float">
            <text:p>3802960080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10" office:value-type="float">
            <text:p>116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101" office:value-type="float">
            <text:p>3802960080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11" office:value-type="float">
            <text:p>116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102" office:value-type="float">
            <text:p>3802960080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12" office:value-type="float">
            <text:p>116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103" office:value-type="float">
            <text:p>380296008001103</text:p>
          </table:table-cell>
          <table:table-cell ns41:value-type="string" table:style-name="TL Metadata" office:value-type="string">
            <text:p>380296008001103C <text:s/>Hieronder drie en veertig waarvan de burgerlijke staat onbekend is.</text:p>
          </table:table-cell>
          <table:table-cell ns41:value-type="string" table:style-name="TL Metadata" office:value-type="string">
            <text:p>3802960080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13" office:value-type="float">
            <text:p>116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001104" office:value-type="float">
            <text:p>380296008001104</text:p>
          </table:table-cell>
          <table:table-cell ns41:value-type="string" table:style-name="TL Metadata" office:value-type="string">
            <text:p>380296008001104E <text:s/>Hieronder twee en zes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614" office:value-type="float">
            <text:p>116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1" office:value-type="float">
            <text:p>380296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15" office:value-type="float">
            <text:p>116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2" office:value-type="float">
            <text:p>380296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16" office:value-type="float">
            <text:p>116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3" office:value-type="float">
            <text:p>380296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17" office:value-type="float">
            <text:p>116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4" office:value-type="float">
            <text:p>380296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18" office:value-type="float">
            <text:p>116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5" office:value-type="float">
            <text:p>380296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19" office:value-type="float">
            <text:p>116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6" office:value-type="float">
            <text:p>380296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0" office:value-type="float">
            <text:p>116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7" office:value-type="float">
            <text:p>380296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1" office:value-type="float">
            <text:p>116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8" office:value-type="float">
            <text:p>380296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2" office:value-type="float">
            <text:p>116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09" office:value-type="float">
            <text:p>380296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3" office:value-type="float">
            <text:p>116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0" office:value-type="float">
            <text:p>380296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4" office:value-type="float">
            <text:p>116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1" office:value-type="float">
            <text:p>380296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5" office:value-type="float">
            <text:p>116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2" office:value-type="float">
            <text:p>380296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6" office:value-type="float">
            <text:p>116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3" office:value-type="float">
            <text:p>380296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7" office:value-type="float">
            <text:p>116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4" office:value-type="float">
            <text:p>380296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8" office:value-type="float">
            <text:p>116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5" office:value-type="float">
            <text:p>380296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29" office:value-type="float">
            <text:p>116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6" office:value-type="float">
            <text:p>380296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0" office:value-type="float">
            <text:p>116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7" office:value-type="float">
            <text:p>380296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1" office:value-type="float">
            <text:p>116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8" office:value-type="float">
            <text:p>380296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2" office:value-type="float">
            <text:p>116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19" office:value-type="float">
            <text:p>380296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3" office:value-type="float">
            <text:p>116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0" office:value-type="float">
            <text:p>380296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4" office:value-type="float">
            <text:p>116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1" office:value-type="float">
            <text:p>380296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5" office:value-type="float">
            <text:p>116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2" office:value-type="float">
            <text:p>380296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6" office:value-type="float">
            <text:p>116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3" office:value-type="float">
            <text:p>380296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7" office:value-type="float">
            <text:p>116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4" office:value-type="float">
            <text:p>380296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8" office:value-type="float">
            <text:p>116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5" office:value-type="float">
            <text:p>380296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39" office:value-type="float">
            <text:p>116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6" office:value-type="float">
            <text:p>380296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0" office:value-type="float">
            <text:p>116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7" office:value-type="float">
            <text:p>380296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1" office:value-type="float">
            <text:p>116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8" office:value-type="float">
            <text:p>380296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2" office:value-type="float">
            <text:p>116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29" office:value-type="float">
            <text:p>380296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3" office:value-type="float">
            <text:p>116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0" office:value-type="float">
            <text:p>380296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4" office:value-type="float">
            <text:p>116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1" office:value-type="float">
            <text:p>380296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5" office:value-type="float">
            <text:p>116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2" office:value-type="float">
            <text:p>380296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6" office:value-type="float">
            <text:p>116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3" office:value-type="float">
            <text:p>380296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7" office:value-type="float">
            <text:p>116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4" office:value-type="float">
            <text:p>380296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8" office:value-type="float">
            <text:p>116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5" office:value-type="float">
            <text:p>380296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49" office:value-type="float">
            <text:p>116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6" office:value-type="float">
            <text:p>380296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0" office:value-type="float">
            <text:p>116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7" office:value-type="float">
            <text:p>380296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1" office:value-type="float">
            <text:p>116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8" office:value-type="float">
            <text:p>380296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2" office:value-type="float">
            <text:p>116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39" office:value-type="float">
            <text:p>380296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3" office:value-type="float">
            <text:p>116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0" office:value-type="float">
            <text:p>380296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4" office:value-type="float">
            <text:p>116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1" office:value-type="float">
            <text:p>380296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5" office:value-type="float">
            <text:p>116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2" office:value-type="float">
            <text:p>380296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6" office:value-type="float">
            <text:p>116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3" office:value-type="float">
            <text:p>380296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7" office:value-type="float">
            <text:p>116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4" office:value-type="float">
            <text:p>380296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8" office:value-type="float">
            <text:p>116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5" office:value-type="float">
            <text:p>380296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59" office:value-type="float">
            <text:p>116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6" office:value-type="float">
            <text:p>380296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0" office:value-type="float">
            <text:p>116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7" office:value-type="float">
            <text:p>380296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1" office:value-type="float">
            <text:p>116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8" office:value-type="float">
            <text:p>380296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2" office:value-type="float">
            <text:p>116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49" office:value-type="float">
            <text:p>380296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olom K: er staat 1265. Dit moet zijn 1268.</text:p>
          </table:table-cell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3" office:value-type="float">
            <text:p>116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0" office:value-type="float">
            <text:p>380296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4" office:value-type="float">
            <text:p>116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1" office:value-type="float">
            <text:p>380296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5" office:value-type="float">
            <text:p>116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2" office:value-type="float">
            <text:p>3802960081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6" office:value-type="float">
            <text:p>116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3" office:value-type="float">
            <text:p>3802960081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7" office:value-type="float">
            <text:p>116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4" office:value-type="float">
            <text:p>3802960081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8" office:value-type="float">
            <text:p>116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5" office:value-type="float">
            <text:p>3802960081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69" office:value-type="float">
            <text:p>116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6" office:value-type="float">
            <text:p>3802960081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0" office:value-type="float">
            <text:p>116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7" office:value-type="float">
            <text:p>3802960081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1" office:value-type="float">
            <text:p>116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8" office:value-type="float">
            <text:p>3802960081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2" office:value-type="float">
            <text:p>116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59" office:value-type="float">
            <text:p>3802960081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3" office:value-type="float">
            <text:p>116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0" office:value-type="float">
            <text:p>3802960081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4" office:value-type="float">
            <text:p>116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1" office:value-type="float">
            <text:p>3802960081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5" office:value-type="float">
            <text:p>116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2" office:value-type="float">
            <text:p>3802960081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6" office:value-type="float">
            <text:p>116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3" office:value-type="float">
            <text:p>3802960081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7" office:value-type="float">
            <text:p>116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4" office:value-type="float">
            <text:p>3802960081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8" office:value-type="float">
            <text:p>116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5" office:value-type="float">
            <text:p>3802960081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79" office:value-type="float">
            <text:p>116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6" office:value-type="float">
            <text:p>3802960081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0" office:value-type="float">
            <text:p>116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7" office:value-type="float">
            <text:p>3802960081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1" office:value-type="float">
            <text:p>116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8" office:value-type="float">
            <text:p>3802960081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2" office:value-type="float">
            <text:p>116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69" office:value-type="float">
            <text:p>3802960081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3" office:value-type="float">
            <text:p>116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0" office:value-type="float">
            <text:p>3802960081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4" office:value-type="float">
            <text:p>116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1" office:value-type="float">
            <text:p>3802960081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5" office:value-type="float">
            <text:p>116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2" office:value-type="float">
            <text:p>3802960081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6" office:value-type="float">
            <text:p>116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3" office:value-type="float">
            <text:p>3802960081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7" office:value-type="float">
            <text:p>116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4" office:value-type="float">
            <text:p>3802960081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8" office:value-type="float">
            <text:p>116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5" office:value-type="float">
            <text:p>3802960081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89" office:value-type="float">
            <text:p>116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6" office:value-type="float">
            <text:p>3802960081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0" office:value-type="float">
            <text:p>116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7" office:value-type="float">
            <text:p>3802960081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1" office:value-type="float">
            <text:p>116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8" office:value-type="float">
            <text:p>3802960081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2" office:value-type="float">
            <text:p>116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79" office:value-type="float">
            <text:p>3802960081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3" office:value-type="float">
            <text:p>116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0" office:value-type="float">
            <text:p>3802960081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4" office:value-type="float">
            <text:p>116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1" office:value-type="float">
            <text:p>3802960081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5" office:value-type="float">
            <text:p>116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2" office:value-type="float">
            <text:p>3802960081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6" office:value-type="float">
            <text:p>116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3" office:value-type="float">
            <text:p>3802960081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7" office:value-type="float">
            <text:p>116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4" office:value-type="float">
            <text:p>3802960081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8" office:value-type="float">
            <text:p>116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5" office:value-type="float">
            <text:p>3802960081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699" office:value-type="float">
            <text:p>116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6" office:value-type="float">
            <text:p>3802960081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0" office:value-type="float">
            <text:p>117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7" office:value-type="float">
            <text:p>3802960081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1" office:value-type="float">
            <text:p>117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8" office:value-type="float">
            <text:p>3802960081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2" office:value-type="float">
            <text:p>117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89" office:value-type="float">
            <text:p>3802960081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3" office:value-type="float">
            <text:p>117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0" office:value-type="float">
            <text:p>3802960081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4" office:value-type="float">
            <text:p>117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1" office:value-type="float">
            <text:p>3802960081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5" office:value-type="float">
            <text:p>117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2" office:value-type="float">
            <text:p>3802960081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6" office:value-type="float">
            <text:p>117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3" office:value-type="float">
            <text:p>3802960081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7" office:value-type="float">
            <text:p>117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4" office:value-type="float">
            <text:p>3802960081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8" office:value-type="float">
            <text:p>117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5" office:value-type="float">
            <text:p>3802960081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09" office:value-type="float">
            <text:p>117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6" office:value-type="float">
            <text:p>3802960081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0" office:value-type="float">
            <text:p>117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7" office:value-type="float">
            <text:p>3802960081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1" office:value-type="float">
            <text:p>117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8" office:value-type="float">
            <text:p>3802960081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2" office:value-type="float">
            <text:p>117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099" office:value-type="float">
            <text:p>3802960081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3" office:value-type="float">
            <text:p>117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100" office:value-type="float">
            <text:p>3802960081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4" office:value-type="float">
            <text:p>117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101" office:value-type="float">
            <text:p>3802960081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5" office:value-type="float">
            <text:p>117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102" office:value-type="float">
            <text:p>3802960081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6" office:value-type="float">
            <text:p>117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103" office:value-type="float">
            <text:p>3802960081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7" office:value-type="float">
            <text:p>117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6008101104" office:value-type="float">
            <text:p>3802960081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ns41:value-type="float" table:style-name="TL Metadata" office:value="11718" office:value-type="float">
            <text:p>117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1" office:value-type="float">
            <text:p>380297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19" office:value-type="float">
            <text:p>117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2" office:value-type="float">
            <text:p>380297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0" office:value-type="float">
            <text:p>117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3" office:value-type="float">
            <text:p>380297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1" office:value-type="float">
            <text:p>117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4" office:value-type="float">
            <text:p>380297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2" office:value-type="float">
            <text:p>1172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5" office:value-type="float">
            <text:p>380297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3" office:value-type="float">
            <text:p>1172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6" office:value-type="float">
            <text:p>380297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4" office:value-type="float">
            <text:p>1172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7" office:value-type="float">
            <text:p>380297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5" office:value-type="float">
            <text:p>1172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8" office:value-type="float">
            <text:p>380297008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6" office:value-type="float">
            <text:p>1172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09" office:value-type="float">
            <text:p>380297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7" office:value-type="float">
            <text:p>1172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0" office:value-type="float">
            <text:p>380297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8" office:value-type="float">
            <text:p>1172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1" office:value-type="float">
            <text:p>380297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29" office:value-type="float">
            <text:p>1172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2" office:value-type="float">
            <text:p>380297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0" office:value-type="float">
            <text:p>1173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3" office:value-type="float">
            <text:p>380297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1" office:value-type="float">
            <text:p>1173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4" office:value-type="float">
            <text:p>380297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2" office:value-type="float">
            <text:p>1173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5" office:value-type="float">
            <text:p>380297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3" office:value-type="float">
            <text:p>1173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6" office:value-type="float">
            <text:p>380297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4" office:value-type="float">
            <text:p>1173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7" office:value-type="float">
            <text:p>380297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5" office:value-type="float">
            <text:p>1173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8" office:value-type="float">
            <text:p>380297008201018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6" office:value-type="float">
            <text:p>1173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19" office:value-type="float">
            <text:p>380297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7" office:value-type="float">
            <text:p>1173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0" office:value-type="float">
            <text:p>380297008201020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8" office:value-type="float">
            <text:p>1173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1" office:value-type="float">
            <text:p>380297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39" office:value-type="float">
            <text:p>1173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2" office:value-type="float">
            <text:p>380297008201022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0" office:value-type="float">
            <text:p>1174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3" office:value-type="float">
            <text:p>380297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1" office:value-type="float">
            <text:p>1174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4" office:value-type="float">
            <text:p>380297008201024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2" office:value-type="float">
            <text:p>1174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5" office:value-type="float">
            <text:p>380297008201025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3" office:value-type="float">
            <text:p>1174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6" office:value-type="float">
            <text:p>380297008201026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4" office:value-type="float">
            <text:p>1174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7" office:value-type="float">
            <text:p>380297008201027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5" office:value-type="float">
            <text:p>1174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8" office:value-type="float">
            <text:p>380297008201028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6" office:value-type="float">
            <text:p>1174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29" office:value-type="float">
            <text:p>380297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7" office:value-type="float">
            <text:p>1174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0" office:value-type="float">
            <text:p>380297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8" office:value-type="float">
            <text:p>1174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1" office:value-type="float">
            <text:p>380297008201031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49" office:value-type="float">
            <text:p>1174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2" office:value-type="float">
            <text:p>380297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0" office:value-type="float">
            <text:p>1175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3" office:value-type="float">
            <text:p>380297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1" office:value-type="float">
            <text:p>1175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4" office:value-type="float">
            <text:p>380297008201034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2" office:value-type="float">
            <text:p>1175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5" office:value-type="float">
            <text:p>380297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3" office:value-type="float">
            <text:p>1175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6" office:value-type="float">
            <text:p>380297008201036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4" office:value-type="float">
            <text:p>1175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7" office:value-type="float">
            <text:p>380297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5" office:value-type="float">
            <text:p>1175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8" office:value-type="float">
            <text:p>380297008201038</text:p>
          </table:table-cell>
          <table:table-cell ns41:value-type="string" table:style-name="TL Metadata" office:value-type="string">
            <text:p>380297008201020B <text:s/>Hieronder twee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6" office:value-type="float">
            <text:p>1175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39" office:value-type="float">
            <text:p>380297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7" office:value-type="float">
            <text:p>1175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0" office:value-type="float">
            <text:p>380297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8" office:value-type="float">
            <text:p>1175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1" office:value-type="float">
            <text:p>380297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59" office:value-type="float">
            <text:p>1175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2" office:value-type="float">
            <text:p>380297008201042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0" office:value-type="float">
            <text:p>1176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3" office:value-type="float">
            <text:p>380297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1" office:value-type="float">
            <text:p>1176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4" office:value-type="float">
            <text:p>380297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2" office:value-type="float">
            <text:p>1176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5" office:value-type="float">
            <text:p>380297008201045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3" office:value-type="float">
            <text:p>1176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6" office:value-type="float">
            <text:p>380297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4" office:value-type="float">
            <text:p>1176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7" office:value-type="float">
            <text:p>380297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5" office:value-type="float">
            <text:p>1176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8" office:value-type="float">
            <text:p>380297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6" office:value-type="float">
            <text:p>1176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49" office:value-type="float">
            <text:p>380297008201049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7" office:value-type="float">
            <text:p>1176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0" office:value-type="float">
            <text:p>380297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8" office:value-type="float">
            <text:p>1176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1" office:value-type="float">
            <text:p>380297008201051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69" office:value-type="float">
            <text:p>1176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2" office:value-type="float">
            <text:p>380297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0" office:value-type="float">
            <text:p>1177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3" office:value-type="float">
            <text:p>380297008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1" office:value-type="float">
            <text:p>1177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4" office:value-type="float">
            <text:p>3802970082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2" office:value-type="float">
            <text:p>1177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5" office:value-type="float">
            <text:p>3802970082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3" office:value-type="float">
            <text:p>1177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6" office:value-type="float">
            <text:p>3802970082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4" office:value-type="float">
            <text:p>1177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7" office:value-type="float">
            <text:p>3802970082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5" office:value-type="float">
            <text:p>1177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8" office:value-type="float">
            <text:p>3802970082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6" office:value-type="float">
            <text:p>1177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59" office:value-type="float">
            <text:p>3802970082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7" office:value-type="float">
            <text:p>1177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0" office:value-type="float">
            <text:p>380297008201060</text:p>
          </table:table-cell>
          <table:table-cell ns41:value-type="string" table:style-name="TL Metadata" office:value-type="string">
            <text:p>380297008201018A <text:s/>Hieronder e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8" office:value-type="float">
            <text:p>1177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1" office:value-type="float">
            <text:p>3802970082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79" office:value-type="float">
            <text:p>1177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2" office:value-type="float">
            <text:p>3802970082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0" office:value-type="float">
            <text:p>1178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3" office:value-type="float">
            <text:p>3802970082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1" office:value-type="float">
            <text:p>1178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4" office:value-type="float">
            <text:p>3802970082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2" office:value-type="float">
            <text:p>1178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5" office:value-type="float">
            <text:p>3802970082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3" office:value-type="float">
            <text:p>1178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6" office:value-type="float">
            <text:p>3802970082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4" office:value-type="float">
            <text:p>1178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7" office:value-type="float">
            <text:p>3802970082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5" office:value-type="float">
            <text:p>1178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8" office:value-type="float">
            <text:p>3802970082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6" office:value-type="float">
            <text:p>1178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69" office:value-type="float">
            <text:p>3802970082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7" office:value-type="float">
            <text:p>1178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0" office:value-type="float">
            <text:p>3802970082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8" office:value-type="float">
            <text:p>1178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1" office:value-type="float">
            <text:p>3802970082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89" office:value-type="float">
            <text:p>1178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2" office:value-type="float">
            <text:p>3802970082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0" office:value-type="float">
            <text:p>1179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3" office:value-type="float">
            <text:p>3802970082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1" office:value-type="float">
            <text:p>1179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4" office:value-type="float">
            <text:p>3802970082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2" office:value-type="float">
            <text:p>1179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5" office:value-type="float">
            <text:p>3802970082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3" office:value-type="float">
            <text:p>1179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6" office:value-type="float">
            <text:p>3802970082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4" office:value-type="float">
            <text:p>1179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7" office:value-type="float">
            <text:p>3802970082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5" office:value-type="float">
            <text:p>1179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8" office:value-type="float">
            <text:p>3802970082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6" office:value-type="float">
            <text:p>1179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79" office:value-type="float">
            <text:p>3802970082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7" office:value-type="float">
            <text:p>1179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0" office:value-type="float">
            <text:p>3802970082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8" office:value-type="float">
            <text:p>1179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1" office:value-type="float">
            <text:p>3802970082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799" office:value-type="float">
            <text:p>1179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2" office:value-type="float">
            <text:p>3802970082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0" office:value-type="float">
            <text:p>1180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3" office:value-type="float">
            <text:p>3802970082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1" office:value-type="float">
            <text:p>1180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4" office:value-type="float">
            <text:p>3802970082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2" office:value-type="float">
            <text:p>1180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5" office:value-type="float">
            <text:p>3802970082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3" office:value-type="float">
            <text:p>1180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6" office:value-type="float">
            <text:p>3802970082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4" office:value-type="float">
            <text:p>1180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7" office:value-type="float">
            <text:p>3802970082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5" office:value-type="float">
            <text:p>1180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8" office:value-type="float">
            <text:p>3802970082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6" office:value-type="float">
            <text:p>1180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89" office:value-type="float">
            <text:p>3802970082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7" office:value-type="float">
            <text:p>1180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0" office:value-type="float">
            <text:p>3802970082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8" office:value-type="float">
            <text:p>1180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1" office:value-type="float">
            <text:p>3802970082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09" office:value-type="float">
            <text:p>1180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2" office:value-type="float">
            <text:p>3802970082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0" office:value-type="float">
            <text:p>1181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3" office:value-type="float">
            <text:p>3802970082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1" office:value-type="float">
            <text:p>1181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4" office:value-type="float">
            <text:p>3802970082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2" office:value-type="float">
            <text:p>11812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5" office:value-type="float">
            <text:p>3802970082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3" office:value-type="float">
            <text:p>11813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6" office:value-type="float">
            <text:p>3802970082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4" office:value-type="float">
            <text:p>11814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7" office:value-type="float">
            <text:p>3802970082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1815" office:value-type="float">
            <text:p>11815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8" office:value-type="float">
            <text:p>3802970082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6" office:value-type="float">
            <text:p>11816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099" office:value-type="float">
            <text:p>3802970082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7" office:value-type="float">
            <text:p>11817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100" office:value-type="float">
            <text:p>3802970082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8" office:value-type="float">
            <text:p>11818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101" office:value-type="float">
            <text:p>3802970082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19" office:value-type="float">
            <text:p>11819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102" office:value-type="float">
            <text:p>3802970082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20" office:value-type="float">
            <text:p>11820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103" office:value-type="float">
            <text:p>380297008201103</text:p>
          </table:table-cell>
          <table:table-cell ns41:value-type="string" table:style-name="TL Metadata" office:value-type="string">
            <text:p>380297008201103C <text:s/>Hieronder drie en veertig waarvan de burgerlijke staat onbekend is.</text:p>
          </table:table-cell>
          <table:table-cell ns41:value-type="string" table:style-name="TL Metadata" office:value-type="string">
            <text:p>3802970082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1821" office:value-type="float">
            <text:p>11821</text:p>
          </table:table-cell>
          <table:table-cell ns41:value-type="string" table:style-name="TL Metadata" office:value-type="string">
            <text:p>ZH-3edl</text:p>
          </table:table-cell>
          <table:table-cell ns41:value-type="float" table:style-name="TL Metadata" office:value="380297008201104" office:value-type="float">
            <text:p>380297008201104</text:p>
          </table:table-cell>
          <table:table-cell ns41:value-type="string" table:style-name="TL Metadata" office:value-type="string">
            <text:p>380297008201104E <text:s/>Hieronder twee en zestig mannen en tien vrouwen waarvan de burgerlijke staat onbekend is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5T11:11:56</meta:creation-date>
    <dc:creator>Yamit</dc:creator>
    <dc:date>2004-12-16T10:35:08</dc:date>
    <meta:document-statistic meta:object-count="0" meta:cell-count="10793" meta:table-count="2"/>
    <meta:generator>ODFPY/1.3.0dev</meta:generator>
  </office:meta>
</office:document-meta>
</file>